
<file path=META-INF/manifest.xml><?xml version="1.0" encoding="utf-8"?>
<manifest:manifest xmlns:manifest="urn:oasis:names:tc:opendocument:xmlns:manifest:1.0">
  <manifest:file-entry manifest:media-type="application/vnd.oasis.opendocument.presentation"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cccc99" draw:textarea-horizontal-align="center" draw:textarea-vertical-align="middle" draw:shadow="hidden" draw:shadow-color="#e3e2c7"/>
    </style:style>
    <style:style style:name="gr3" style:family="graphic" style:parent-style-name="standard">
      <style:graphic-properties draw:stroke="none" draw:fill="none" draw:fill-color="#ffffff" draw:textarea-horizontal-align="justify" draw:textarea-vertical-align="top" draw:auto-grow-height="true" draw:auto-grow-width="false" fo:min-height="2.288cm" fo:min-width="0cm" fo:padding-top="0.13cm" fo:padding-bottom="0.13cm" fo:padding-left="0.25cm" fo:padding-right="0.25cm"/>
    </style:style>
    <style:style style:name="gr4" style:family="graphic" style:parent-style-name="standard">
      <style:graphic-properties draw:stroke="solid" svg:stroke-width="0cm" svg:stroke-color="#a0a0a0" draw:fill="none" draw:fill-color="#cccc99" draw:textarea-horizontal-align="center" draw:textarea-vertical-align="middle" draw:shadow="hidden" draw:shadow-color="#e3e2c7"/>
    </style:style>
    <style:style style:name="gr5" style:family="graphic" style:parent-style-name="standard">
      <style:graphic-properties draw:stroke="none" draw:fill="none" draw:fill-color="#ffffff" draw:textarea-horizontal-align="justify" draw:textarea-vertical-align="top" draw:auto-grow-height="true" draw:auto-grow-width="false" fo:min-height="2.786cm" fo:min-width="0cm" fo:padding-top="0.13cm" fo:padding-bottom="0.13cm" fo:padding-left="0.25cm" fo:padding-right="0.25cm"/>
    </style:style>
    <style:style style:name="gr6" style:family="graphic" style:parent-style-name="standard">
      <style:graphic-properties draw:stroke="none" draw:fill="none" draw:fill-color="#ffffff" draw:textarea-horizontal-align="left" draw:textarea-vertical-align="top" draw:auto-grow-height="true" draw:auto-grow-width="false" fo:min-height="3.09cm" fo:min-width="0cm" fo:padding-top="0.13cm" fo:padding-bottom="0.13cm" fo:padding-left="0.25cm" fo:padding-right="0.25cm"/>
    </style:style>
    <style:style style:name="gr7" style:family="graphic" style:parent-style-name="standard">
      <style:graphic-properties draw:stroke="none" draw:fill="none" draw:fill-color="#ffffff" draw:textarea-horizontal-align="justify" draw:textarea-vertical-align="top" draw:auto-grow-height="true" draw:auto-grow-width="false" fo:min-height="3.138cm" fo:min-width="0cm" fo:padding-top="0.13cm" fo:padding-bottom="0.13cm" fo:padding-left="0.25cm" fo:padding-right="0.25cm"/>
    </style:style>
    <style:style style:name="gr8" style:family="graphic" style:parent-style-name="standard">
      <style:graphic-properties draw:stroke="none" draw:fill="none" draw:fill-color="#ffffff" draw:textarea-horizontal-align="left" draw:textarea-vertical-align="top" draw:auto-grow-height="true" draw:auto-grow-width="false" fo:min-height="3.138cm" fo:min-width="0cm" fo:padding-top="0.13cm" fo:padding-bottom="0.13cm" fo:padding-left="0.25cm" fo:padding-right="0.25cm"/>
    </style:style>
    <style:style style:name="gr9" style:family="graphic" style:parent-style-name="standard">
      <style:graphic-properties draw:stroke="solid" svg:stroke-width="0.026cm" svg:stroke-color="#a0a0a0" draw:fill="none" draw:fill-color="#cccc99" draw:textarea-horizontal-align="center" draw:textarea-vertical-align="middle" fo:padding-top="0.013cm" fo:padding-bottom="0.013cm" fo:padding-left="0.013cm" fo:padding-right="0.013cm" draw:shadow="hidden" draw:shadow-color="#e3e2c7"/>
    </style:style>
    <style:style style:name="gr10" style:family="graphic" style:parent-style-name="standard">
      <style:graphic-properties draw:stroke="none" draw:fill="none" draw:fill-color="#ffffff" draw:textarea-horizontal-align="justify" draw:textarea-vertical-align="top" draw:auto-grow-height="true" draw:auto-grow-width="false" fo:min-height="7.835cm" fo:min-width="0cm" fo:padding-top="0.13cm" fo:padding-bottom="0.13cm" fo:padding-left="0.25cm" fo:padding-right="0.25cm"/>
    </style:style>
    <style:style style:name="gr11" style:family="graphic" style:parent-style-name="standard">
      <style:graphic-properties draw:stroke="none" draw:fill="none" draw:fill-color="#ffffff" draw:textarea-horizontal-align="left" draw:textarea-vertical-align="top" draw:auto-grow-height="true" draw:auto-grow-width="false" fo:min-height="10.187cm" fo:min-width="0cm" fo:padding-top="0.13cm" fo:padding-bottom="0.13cm" fo:padding-left="0.25cm" fo:padding-right="0.25cm"/>
    </style:style>
    <style:style style:name="gr12" style:family="graphic" style:parent-style-name="standard">
      <style:graphic-properties draw:stroke="none" draw:fill="none" draw:fill-color="#cccc99" draw:textarea-horizontal-align="justify" draw:textarea-vertical-align="top" draw:auto-grow-height="true" draw:auto-grow-width="false" fo:min-height="1.271cm" fo:min-width="0cm" fo:padding-top="0.13cm" fo:padding-bottom="0.13cm" fo:padding-left="0.25cm" fo:padding-right="0.25cm" draw:shadow="hidden" draw:shadow-color="#e3e2c7"/>
    </style:style>
    <style:style style:name="gr13" style:family="graphic" style:parent-style-name="standard">
      <style:graphic-properties draw:stroke="none" draw:fill="none" draw:fill-color="#003366" draw:textarea-horizontal-align="center" draw:textarea-vertical-align="middle" draw:shadow="hidden" draw:shadow-color="#e3e2c7"/>
    </style:style>
    <style:style style:name="gr14" style:family="graphic" style:parent-style-name="standard">
      <style:graphic-properties draw:stroke="none" draw:fill="none" draw:fill-color="#ffffff" draw:textarea-horizontal-align="justify" draw:textarea-vertical-align="middle" draw:auto-grow-height="true" draw:auto-grow-width="false" fo:min-height="2.915cm" fo:min-width="0cm" fo:padding-top="0.13cm" fo:padding-bottom="0.13cm" fo:padding-left="0.25cm" fo:padding-right="0.25cm"/>
    </style:style>
    <style:style style:name="gr15" style:family="graphic" style:parent-style-name="standard">
      <style:graphic-properties draw:stroke="none" draw:fill="none" draw:fill-color="#ffffff" draw:textarea-horizontal-align="left" draw:textarea-vertical-align="top" draw:auto-grow-height="true" draw:auto-grow-width="false" fo:min-height="12.182cm" fo:min-width="0cm" fo:padding-top="0.13cm" fo:padding-bottom="0.13cm" fo:padding-left="0.25cm" fo:padding-right="0.25cm"/>
    </style:style>
    <style:style style:name="gr16" style:family="graphic" style:parent-style-name="standard">
      <style:graphic-properties draw:stroke="none" draw:fill="none" draw:fill-color="#ffffff" draw:textarea-horizontal-align="left" draw:textarea-vertical-align="top" draw:auto-grow-height="true" draw:auto-grow-width="false" fo:min-height="13.274cm" fo:min-width="0cm" fo:padding-top="0.13cm" fo:padding-bottom="0.13cm" fo:padding-left="0.25cm" fo:padding-right="0.25cm"/>
    </style:style>
    <style:style style:name="gr17" style:family="graphic" style:parent-style-name="standard">
      <style:graphic-properties draw:stroke="none" draw:fill="none" draw:fill-color="#ffffff" draw:textarea-horizontal-align="justify" draw:textarea-vertical-align="top" draw:auto-grow-height="true" draw:auto-grow-width="false" fo:min-height="1.227cm" fo:min-width="0cm" fo:padding-top="0.13cm" fo:padding-bottom="0.13cm" fo:padding-left="0.25cm" fo:padding-right="0.25cm"/>
    </style:style>
    <style:style style:name="gr18" style:family="graphic" style:parent-style-name="standard">
      <style:graphic-properties draw:stroke="none" draw:fill="none" draw:fill-color="#ffffff" draw:textarea-horizontal-align="justify" draw:textarea-vertical-align="top" draw:auto-grow-height="true" draw:auto-grow-width="false" fo:min-height="1.226cm" fo:min-width="0cm" fo:padding-top="0.13cm" fo:padding-bottom="0.13cm" fo:padding-left="0.25cm" fo:padding-right="0.25cm"/>
    </style:style>
    <style:style style:name="gr19" style:family="graphic" style:parent-style-name="standard">
      <style:graphic-properties draw:stroke="none" draw:fill="none" draw:fill-color="#ffffff" draw:textarea-horizontal-align="justify" draw:textarea-vertical-align="top" draw:auto-grow-height="true" draw:auto-grow-width="false" fo:min-height="1.524cm" fo:min-width="0cm" fo:padding-top="0.13cm" fo:padding-bottom="0.13cm" fo:padding-left="0.25cm" fo:padding-right="0.25cm"/>
    </style:style>
    <style:style style:name="gr20" style:family="graphic" style:parent-style-name="standard">
      <style:graphic-properties draw:stroke="solid" svg:stroke-width="0.106cm" svg:stroke-color="#003366" draw:fill="none" draw:fill-color="#ffffff" draw:textarea-horizontal-align="center" draw:textarea-vertical-align="middle" fo:padding-top="0.053cm" fo:padding-bottom="0.053cm" fo:padding-left="0.053cm" fo:padding-right="0.053cm" draw:shadow="hidden" draw:shadow-color="#e3e2c7"/>
    </style:style>
    <style:style style:name="gr21" style:family="graphic" style:parent-style-name="standard">
      <style:graphic-properties draw:stroke="solid" svg:stroke-width="0.106cm" svg:stroke-color="#003366" draw:marker-end="msArrowEnd_20_5" draw:marker-end-width="0.318cm" draw:marker-end-center="false" draw:fill="none" draw:fill-color="#ffffff" draw:textarea-horizontal-align="center" draw:textarea-vertical-align="middle" fo:padding-top="0.053cm" fo:padding-bottom="0.053cm" fo:padding-left="0.053cm" fo:padding-right="0.053cm" draw:shadow="hidden" draw:shadow-color="#e3e2c7"/>
    </style:style>
    <style:style style:name="gr22" style:family="graphic" style:parent-style-name="standard">
      <style:graphic-properties draw:stroke="none" draw:fill="none" draw:fill-color="#cccc99" draw:textarea-horizontal-align="justify" draw:textarea-vertical-align="top" draw:auto-grow-height="true" draw:auto-grow-width="false" fo:min-height="1.473cm" fo:min-width="0cm" fo:padding-top="0.13cm" fo:padding-bottom="0.13cm" fo:padding-left="0.25cm" fo:padding-right="0.25cm" draw:shadow="hidden" draw:shadow-color="#e3e2c7"/>
    </style:style>
    <style:style style:name="gr23" style:family="graphic" style:parent-style-name="standard">
      <style:graphic-properties draw:stroke="solid" svg:stroke-width="0.026cm" svg:stroke-color="#003366" draw:fill="solid" draw:fill-color="#e3e2c7" draw:textarea-horizontal-align="center" draw:textarea-vertical-align="middle" fo:padding-top="0.013cm" fo:padding-bottom="0.013cm" fo:padding-left="0.013cm" fo:padding-right="0.013cm" draw:shadow="hidden" draw:shadow-color="#e3e2c7"/>
    </style:style>
    <style:style style:name="gr24" style:family="graphic" style:parent-style-name="standard" style:list-style-name="L13">
      <style:graphic-properties draw:stroke="none" draw:fill="none" draw:fill-color="#cccc99" draw:textarea-horizontal-align="left" draw:textarea-vertical-align="top" draw:auto-grow-height="true" draw:auto-grow-width="false" fo:min-height="6.45cm" fo:min-width="0cm" fo:padding-top="0.13cm" fo:padding-bottom="0.13cm" fo:padding-left="0.25cm" fo:padding-right="0.25cm" draw:shadow="hidden" draw:shadow-color="#e3e2c7"/>
    </style:style>
    <style:style style:name="gr25" style:family="graphic" style:parent-style-name="standard" style:list-style-name="L14">
      <style:graphic-properties draw:stroke="none" draw:fill="none" draw:fill-color="#cccc99" draw:textarea-horizontal-align="left" draw:textarea-vertical-align="top" draw:auto-grow-height="true" draw:auto-grow-width="false" fo:min-height="7.286cm" fo:min-width="0cm" fo:padding-top="0.13cm" fo:padding-bottom="0.13cm" fo:padding-left="0.25cm" fo:padding-right="0.25cm" draw:shadow="hidden" draw:shadow-color="#e3e2c7"/>
    </style:style>
    <style:style style:name="gr26" style:family="graphic" style:parent-style-name="standard">
      <style:graphic-properties draw:stroke="none" draw:fill="none" draw:fill-color="#cccc99" draw:textarea-horizontal-align="left" draw:textarea-vertical-align="top" draw:auto-grow-height="true" draw:auto-grow-width="false" fo:min-height="4.167cm" fo:min-width="0cm" fo:padding-top="0.13cm" fo:padding-bottom="0.13cm" fo:padding-left="0.25cm" fo:padding-right="0.25cm" draw:shadow="hidden" draw:shadow-color="#e3e2c7"/>
    </style:style>
    <style:style style:name="gr27" style:family="graphic" style:parent-style-name="standard">
      <style:graphic-properties draw:stroke="none" draw:fill="none" draw:fill-color="#cccc99" draw:textarea-horizontal-align="justify" draw:textarea-vertical-align="top" draw:auto-grow-height="true" draw:auto-grow-width="false" fo:min-height="1.178cm" fo:min-width="0cm" fo:padding-top="0.13cm" fo:padding-bottom="0.13cm" fo:padding-left="0.25cm" fo:padding-right="0.25cm" draw:shadow="hidden" draw:shadow-color="#e3e2c7"/>
    </style:style>
    <style:style style:name="gr28" style:family="graphic" style:parent-style-name="standard">
      <style:graphic-properties draw:stroke="none" draw:fill="none" draw:fill-color="#cccc99" draw:textarea-horizontal-align="left" draw:textarea-vertical-align="top" draw:auto-grow-height="true" draw:auto-grow-width="false" fo:min-height="4.053cm" fo:min-width="0cm" fo:padding-top="0.13cm" fo:padding-bottom="0.13cm" fo:padding-left="0.25cm" fo:padding-right="0.25cm" draw:shadow="hidden" draw:shadow-color="#e3e2c7"/>
    </style:style>
    <style:style style:name="gr29" style:family="graphic" style:parent-style-name="standard" style:list-style-name="L6">
      <style:graphic-properties draw:stroke="none" draw:fill="none" draw:fill-color="#cccc99" draw:textarea-horizontal-align="justify" draw:textarea-vertical-align="top" draw:auto-grow-height="true" draw:auto-grow-width="false" fo:min-height="4.071cm" fo:min-width="0cm" fo:padding-top="0.13cm" fo:padding-bottom="0.13cm" fo:padding-left="0.25cm" fo:padding-right="0.25cm" draw:shadow="hidden" draw:shadow-color="#e3e2c7"/>
    </style:style>
    <style:style style:name="gr30" style:family="graphic" style:parent-style-name="standard">
      <style:graphic-properties draw:stroke="none" draw:fill="none" draw:fill-color="#cccc99" draw:textarea-horizontal-align="justify" draw:textarea-vertical-align="top" draw:auto-grow-height="true" draw:auto-grow-width="false" fo:min-height="0.587cm" fo:min-width="0cm" fo:padding-top="0.13cm" fo:padding-bottom="0.13cm" fo:padding-left="0.25cm" fo:padding-right="0.25cm" draw:shadow="hidden" draw:shadow-color="#e3e2c7"/>
    </style:style>
    <style:style style:name="gr31" style:family="graphic" style:parent-style-name="standard">
      <style:graphic-properties draw:stroke="none" draw:fill="none" draw:fill-color="#cccc99" draw:textarea-horizontal-align="left" draw:textarea-vertical-align="top" draw:auto-grow-height="true" draw:auto-grow-width="false" fo:min-height="1.689cm" fo:min-width="0cm" fo:padding-top="0.13cm" fo:padding-bottom="0.13cm" fo:padding-left="0.25cm" fo:padding-right="0.25cm" draw:shadow="hidden" draw:shadow-color="#e3e2c7"/>
    </style:style>
    <style:style style:name="gr32" style:family="graphic" style:parent-style-name="standard">
      <style:graphic-properties draw:stroke="none" draw:fill="none" draw:fill-color="#cccc99" draw:textarea-horizontal-align="left" draw:textarea-vertical-align="top" draw:auto-grow-height="true" draw:auto-grow-width="false" fo:min-height="2.959cm" fo:min-width="0cm" fo:padding-top="0.13cm" fo:padding-bottom="0.13cm" fo:padding-left="0.25cm" fo:padding-right="0.25cm" draw:shadow="hidden" draw:shadow-color="#e3e2c7"/>
    </style:style>
    <style:style style:name="gr33" style:family="graphic" style:parent-style-name="standard" style:list-style-name="L6">
      <style:graphic-properties draw:stroke="none" draw:fill="none" draw:fill-color="#cccc99" draw:textarea-horizontal-align="left" draw:textarea-vertical-align="top" draw:auto-grow-height="true" draw:auto-grow-width="false" fo:min-height="4.229cm" fo:min-width="0cm" fo:padding-top="0.13cm" fo:padding-bottom="0.13cm" fo:padding-left="0.25cm" fo:padding-right="0.25cm" draw:shadow="hidden" draw:shadow-color="#e3e2c7"/>
    </style:style>
    <style:style style:name="gr34" style:family="graphic" style:parent-style-name="standard">
      <style:graphic-properties draw:stroke="none" svg:stroke-width="0.026cm" svg:stroke-color="#003366" draw:marker-start="" draw:marker-start-width="0.3cm" draw:marker-start-center="false" draw:marker-end="" draw:marker-end-width="0.3cm" draw:marker-end-center="false" svg:stroke-opacity="100%" draw:stroke-linejoin="round" draw:fill="solid" draw:fill-color="#e3e2c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e3e2c7" draw:shadow-opacity="100%"/>
    </style:style>
    <style:style style:name="gr35" style:family="graphic" style:parent-style-name="standard">
      <style:graphic-properties draw:stroke="none" svg:stroke-width="0.026cm" svg:stroke-color="#003366" draw:fill="solid" draw:fill-color="#e3e2c7" draw:shadow="hidden" draw:shadow-color="#e3e2c7" dr3d:edge-rounding="0%" dr3d:depth="2.54cm" dr3d:close-front="true" dr3d:close-back="true" dr3d:texture-generation-mode-x="parallel" dr3d:texture-generation-mode-y="parallel" dr3d:texture-mode="modulate" dr3d:specular-color="#333333" dr3d:shininess="25%"/>
    </style:style>
    <style:style style:name="gr36" style:family="graphic" style:parent-style-name="standard">
      <style:graphic-properties draw:stroke="none" draw:fill="none" draw:textarea-horizontal-align="justify" draw:textarea-vertical-align="middle" draw:auto-grow-height="false" draw:auto-grow-width="false" fo:min-height="3.127cm" fo:min-width="0cm" fo:padding-top="0.13cm" fo:padding-bottom="0.13cm" fo:padding-left="0.25cm" fo:padding-right="0.25cm"/>
    </style:style>
    <style:style style:name="gr37" style:family="graphic" style:parent-style-name="standard" style:list-style-name="L6">
      <style:graphic-properties draw:stroke="none" draw:fill="none" draw:textarea-horizontal-align="center" draw:textarea-vertical-align="middle" draw:auto-grow-height="false" draw:auto-grow-width="false" fo:min-height="2.705cm" fo:min-width="0cm" fo:padding-top="0.13cm" fo:padding-bottom="0.13cm" fo:padding-left="0.25cm" fo:padding-right="0.25cm"/>
    </style:style>
    <style:style style:name="gr38" style:family="graphic" style:parent-style-name="standard">
      <style:graphic-properties draw:stroke="none" draw:fill="none" draw:textarea-horizontal-align="justify" draw:textarea-vertical-align="middle" draw:auto-grow-height="false" draw:auto-grow-width="false" fo:min-height="2.492cm" fo:min-width="0cm" fo:padding-top="0.13cm" fo:padding-bottom="0.13cm" fo:padding-left="0.25cm" fo:padding-right="0.25cm"/>
    </style:style>
    <style:style style:name="gr39" style:family="graphic" style:parent-style-name="standard" style:list-style-name="L8">
      <style:graphic-properties draw:stroke="none" draw:fill="none" draw:fill-color="#cccc99" draw:textarea-horizontal-align="left" draw:textarea-vertical-align="top" draw:auto-grow-height="true" draw:auto-grow-width="false" fo:min-height="2.703cm" fo:min-width="0cm" fo:padding-top="0.13cm" fo:padding-bottom="0.13cm" fo:padding-left="0.25cm" fo:padding-right="0.25cm" draw:shadow="hidden" draw:shadow-color="#e3e2c7"/>
    </style:style>
    <style:style style:name="gr40" style:family="graphic" style:parent-style-name="standard" style:list-style-name="L8">
      <style:graphic-properties draw:stroke="none" draw:fill="none" draw:fill-color="#cccc99" draw:textarea-horizontal-align="left" draw:textarea-vertical-align="top" draw:auto-grow-height="true" draw:auto-grow-width="false" fo:min-height="2.703cm" fo:min-width="0cm" fo:padding-top="0.13cm" fo:padding-bottom="0.13cm" fo:padding-left="0.25cm" fo:padding-right="0.25cm" draw:shadow="hidden" draw:shadow-color="#e3e2c7"/>
    </style:style>
    <style:style style:name="gr41" style:family="graphic" style:parent-style-name="standard" style:list-style-name="L15">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42" style:family="graphic" style:parent-style-name="standard" style:list-style-name="L6">
      <style:graphic-properties draw:stroke="none" draw:fill="none" draw:fill-color="#cccc99" draw:textarea-horizontal-align="left" draw:textarea-vertical-align="top" draw:auto-grow-height="true" draw:auto-grow-width="false" fo:min-height="0.467cm" fo:min-width="0cm" fo:padding-top="0.13cm" fo:padding-bottom="0cm" fo:padding-left="0.25cm" fo:padding-right="0.25cm" draw:shadow="hidden" draw:shadow-color="#e3e2c7"/>
    </style:style>
    <style:style style:name="gr43" style:family="graphic" style:parent-style-name="standard" style:list-style-name="L6">
      <style:graphic-properties draw:stroke="none" draw:fill="none" draw:fill-color="#cccc99" draw:textarea-horizontal-align="left" draw:textarea-vertical-align="top" draw:auto-grow-height="true" draw:auto-grow-width="false" fo:min-height="0.467cm" fo:min-width="0cm" fo:padding-top="0.13cm" fo:padding-bottom="0cm" fo:padding-left="0.25cm" fo:padding-right="0.25cm" draw:shadow="hidden" draw:shadow-color="#e3e2c7"/>
    </style:style>
    <style:style style:name="gr44" style:family="graphic" style:parent-style-name="standard" style:list-style-name="L6">
      <style:graphic-properties draw:stroke="none" draw:fill="none" draw:fill-color="#cccc99" draw:textarea-horizontal-align="left" draw:textarea-vertical-align="top" draw:auto-grow-height="true" draw:auto-grow-width="false" fo:min-height="0.468cm" fo:min-width="0cm" fo:padding-top="0.13cm" fo:padding-bottom="0cm" fo:padding-left="0.25cm" fo:padding-right="0.25cm" draw:shadow="hidden" draw:shadow-color="#e3e2c7"/>
    </style:style>
    <style:style style:name="gr45" style:family="graphic" style:parent-style-name="standard" style:list-style-name="L6">
      <style:graphic-properties draw:stroke="none" draw:fill="none" draw:fill-color="#cccc99" draw:textarea-horizontal-align="left" draw:textarea-vertical-align="top" draw:auto-grow-height="true" draw:auto-grow-width="false" fo:min-height="0.467cm" fo:min-width="0cm" fo:padding-top="0.13cm" fo:padding-bottom="0cm" fo:padding-left="0.25cm" fo:padding-right="0.25cm" draw:shadow="hidden" draw:shadow-color="#e3e2c7"/>
    </style:style>
    <style:style style:name="gr46" style:family="graphic" style:parent-style-name="standard" style:list-style-name="L6">
      <style:graphic-properties draw:stroke="none" draw:fill="none" draw:fill-color="#cccc99" draw:textarea-horizontal-align="left" draw:textarea-vertical-align="top" draw:auto-grow-height="true" draw:auto-grow-width="false" fo:min-height="0.463cm" fo:min-width="0cm" fo:padding-top="0.13cm" fo:padding-bottom="0cm" fo:padding-left="0.25cm" fo:padding-right="0.25cm" draw:shadow="hidden" draw:shadow-color="#e3e2c7"/>
    </style:style>
    <style:style style:name="gr47" style:family="graphic" style:parent-style-name="standard" style:list-style-name="L15">
      <style:graphic-properties draw:stroke="none" draw:fill="none" draw:fill-color="#cccc99" draw:textarea-horizontal-align="left" draw:textarea-vertical-align="top" draw:auto-grow-height="true" draw:auto-grow-width="false" fo:min-height="0.468cm" fo:min-width="0cm" fo:padding-top="0.13cm" fo:padding-bottom="0cm" fo:padding-left="0.25cm" fo:padding-right="0.25cm" draw:shadow="hidden" draw:shadow-color="#e3e2c7"/>
    </style:style>
    <style:style style:name="gr48" style:family="graphic" style:parent-style-name="standard" style:list-style-name="L15">
      <style:graphic-properties draw:stroke="none" draw:fill="none" draw:fill-color="#cccc99" draw:textarea-horizontal-align="left" draw:textarea-vertical-align="top" draw:auto-grow-height="true" draw:auto-grow-width="false" fo:min-height="0.465cm" fo:min-width="0cm" fo:padding-top="0.13cm" fo:padding-bottom="0cm" fo:padding-left="0.25cm" fo:padding-right="0.25cm" draw:shadow="hidden" draw:shadow-color="#e3e2c7"/>
    </style:style>
    <style:style style:name="gr49" style:family="graphic" style:parent-style-name="standard" style:list-style-name="L6">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50" style:family="graphic" style:parent-style-name="standard" style:list-style-name="L6">
      <style:graphic-properties draw:stroke="none" draw:fill="none" draw:fill-color="#cccc99" draw:textarea-horizontal-align="left" draw:textarea-vertical-align="top" draw:auto-grow-height="true" draw:auto-grow-width="false" fo:min-height="0.467cm" fo:min-width="0cm" fo:padding-top="0.13cm" fo:padding-bottom="0cm" fo:padding-left="0.25cm" fo:padding-right="0.25cm" draw:shadow="hidden" draw:shadow-color="#e3e2c7"/>
    </style:style>
    <style:style style:name="gr51" style:family="graphic" style:parent-style-name="standard" style:list-style-name="L15">
      <style:graphic-properties draw:stroke="none" draw:fill="none" draw:fill-color="#cccc99" draw:textarea-horizontal-align="left" draw:textarea-vertical-align="top" draw:auto-grow-height="true" draw:auto-grow-width="false" fo:min-height="0.467cm" fo:min-width="0cm" fo:padding-top="0.13cm" fo:padding-bottom="0cm" fo:padding-left="0.25cm" fo:padding-right="0.25cm" draw:shadow="hidden" draw:shadow-color="#e3e2c7"/>
    </style:style>
    <style:style style:name="gr52" style:family="graphic" style:parent-style-name="standard" style:list-style-name="L15">
      <style:graphic-properties draw:stroke="none" draw:fill="none" draw:fill-color="#cccc99" draw:textarea-horizontal-align="left" draw:textarea-vertical-align="top" draw:auto-grow-height="true" draw:auto-grow-width="false" fo:min-height="0.463cm" fo:min-width="0cm" fo:padding-top="0.13cm" fo:padding-bottom="0cm" fo:padding-left="0.25cm" fo:padding-right="0.25cm" draw:shadow="hidden" draw:shadow-color="#e3e2c7"/>
    </style:style>
    <style:style style:name="gr53" style:family="graphic" style:parent-style-name="standard" style:list-style-name="L6">
      <style:graphic-properties draw:stroke="none" draw:fill="none" draw:fill-color="#cccc99" draw:textarea-horizontal-align="left" draw:textarea-vertical-align="top" draw:auto-grow-height="true" draw:auto-grow-width="false" fo:min-height="0.468cm" fo:min-width="0cm" fo:padding-top="0.13cm" fo:padding-bottom="0cm" fo:padding-left="0.25cm" fo:padding-right="0.25cm" draw:shadow="hidden" draw:shadow-color="#e3e2c7"/>
    </style:style>
    <style:style style:name="gr54" style:family="graphic" style:parent-style-name="standard" style:list-style-name="L6">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55" style:family="graphic" style:parent-style-name="standard" style:list-style-name="L15">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56" style:family="graphic" style:parent-style-name="standard" style:list-style-name="L6">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57" style:family="graphic" style:parent-style-name="standard" style:list-style-name="L15">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58" style:family="graphic" style:parent-style-name="standard" style:list-style-name="L15">
      <style:graphic-properties draw:stroke="none" draw:fill="none" draw:fill-color="#cccc99" draw:textarea-horizontal-align="left" draw:textarea-vertical-align="top" draw:auto-grow-height="true" draw:auto-grow-width="false" fo:min-height="0.468cm" fo:min-width="0cm" fo:padding-top="0.13cm" fo:padding-bottom="0cm" fo:padding-left="0.25cm" fo:padding-right="0.25cm" draw:shadow="hidden" draw:shadow-color="#e3e2c7"/>
    </style:style>
    <style:style style:name="gr59" style:family="graphic" style:parent-style-name="standard" style:list-style-name="L6">
      <style:graphic-properties draw:stroke="none" draw:fill="none" draw:fill-color="#cccc99" draw:textarea-horizontal-align="left" draw:textarea-vertical-align="top" draw:auto-grow-height="true" draw:auto-grow-width="false" fo:min-height="0.467cm" fo:min-width="0cm" fo:padding-top="0.13cm" fo:padding-bottom="0cm" fo:padding-left="0.25cm" fo:padding-right="0.25cm" draw:shadow="hidden" draw:shadow-color="#e3e2c7"/>
    </style:style>
    <style:style style:name="gr60" style:family="graphic" style:parent-style-name="standard" style:list-style-name="L6">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61" style:family="graphic" style:parent-style-name="standard" style:list-style-name="L15">
      <style:graphic-properties draw:stroke="none" draw:fill="none" draw:fill-color="#cccc99" draw:textarea-horizontal-align="left" draw:textarea-vertical-align="top" draw:auto-grow-height="true" draw:auto-grow-width="false" fo:min-height="0.468cm" fo:min-width="0cm" fo:padding-top="0.13cm" fo:padding-bottom="0cm" fo:padding-left="0.25cm" fo:padding-right="0.25cm" draw:shadow="hidden" draw:shadow-color="#e3e2c7"/>
    </style:style>
    <style:style style:name="gr62" style:family="graphic" style:parent-style-name="standard" style:list-style-name="L6">
      <style:graphic-properties draw:stroke="none" draw:fill="none" draw:fill-color="#cccc99" draw:textarea-horizontal-align="left" draw:textarea-vertical-align="top" draw:auto-grow-height="true" draw:auto-grow-width="false" fo:min-height="0.464cm" fo:min-width="0cm" fo:padding-top="0.13cm" fo:padding-bottom="0cm" fo:padding-left="0.25cm" fo:padding-right="0.25cm" draw:shadow="hidden" draw:shadow-color="#e3e2c7"/>
    </style:style>
    <style:style style:name="gr63" style:family="graphic" style:parent-style-name="standard" style:list-style-name="L6">
      <style:graphic-properties draw:stroke="none" draw:fill="none" draw:fill-color="#cccc99" draw:textarea-horizontal-align="left" draw:textarea-vertical-align="top" draw:auto-grow-height="true" draw:auto-grow-width="false" fo:min-height="1.986cm" fo:min-width="0cm" fo:padding-top="0.13cm" fo:padding-bottom="0cm" fo:padding-left="0.25cm" fo:padding-right="0.25cm" draw:shadow="hidden" draw:shadow-color="#e3e2c7"/>
    </style:style>
    <style:style style:name="gr64" style:family="graphic" style:parent-style-name="standard" style:list-style-name="L16">
      <style:graphic-properties draw:stroke="none" draw:fill="none" draw:fill-color="#ffffff" draw:textarea-horizontal-align="justify" draw:textarea-vertical-align="top" draw:auto-grow-height="true" draw:auto-grow-width="false" fo:min-height="9.675cm" fo:min-width="0cm" fo:padding-top="0.13cm" fo:padding-bottom="0.13cm" fo:padding-left="0.25cm" fo:padding-right="0.25cm"/>
    </style:style>
    <style:style style:name="gr65" style:family="graphic" style:parent-style-name="standard" style:list-style-name="L17">
      <style:graphic-properties draw:stroke="none" draw:fill="none" draw:fill-color="#ffffff" draw:textarea-horizontal-align="justify" draw:textarea-vertical-align="top" draw:auto-grow-height="true" draw:auto-grow-width="false" fo:min-height="9.037cm" fo:min-width="0cm" fo:padding-top="0.13cm" fo:padding-bottom="0.13cm" fo:padding-left="0.25cm" fo:padding-right="0.25cm"/>
    </style:style>
    <style:style style:name="gr66" style:family="graphic" style:parent-style-name="standard">
      <style:graphic-properties draw:ole-draw-aspect="1"/>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2.612cm"/>
    </style:style>
    <style:style style:name="pr3" style:family="presentation" style:parent-style-name="Default-notes">
      <style:graphic-properties draw:fill-color="#ffffff" draw:auto-grow-height="true" fo:min-height="12.573cm"/>
    </style:style>
    <style:style style:name="pr4" style:family="presentation" style:parent-style-name="Default-subtitle">
      <style:graphic-properties draw:fill-color="#ffffff" fo:min-height="13.609cm"/>
    </style:style>
    <style:style style:name="pr5" style:family="presentation" style:parent-style-name="Default-notes">
      <style:graphic-properties draw:fill-color="#ffffff" fo:min-height="12.322cm"/>
    </style:style>
    <style:style style:name="pr6" style:family="presentation" style:parent-style-name="Default-outline1" style:list-style-name="L18">
      <style:graphic-properties draw:stroke="none" draw:fill="none" draw:fill-color="#cccc99" draw:textarea-horizontal-align="left" draw:textarea-vertical-align="top" draw:auto-grow-height="true" draw:auto-grow-width="false" fo:min-height="10.521cm" fo:min-width="0cm" fo:padding-top="0.13cm" fo:padding-bottom="0.13cm" fo:padding-left="0.25cm" fo:padding-right="0.25cm" draw:shadow="hidden" draw:shadow-color="#e3e2c7"/>
    </style:style>
    <style:style style:name="pr7" style:family="presentation" style:parent-style-name="Default-title">
      <style:graphic-properties draw:stroke="none" draw:fill="none" draw:fill-color="#003366" draw:textarea-horizontal-align="justify" draw:textarea-vertical-align="middle" draw:auto-grow-height="true" draw:auto-grow-width="false" fo:min-height="2.915cm" fo:min-width="0cm" fo:padding-top="0.13cm" fo:padding-bottom="0.13cm" fo:padding-left="0.25cm" fo:padding-right="0.25cm" draw:shadow="hidden" draw:shadow-color="#e3e2c7"/>
    </style:style>
    <style:style style:name="pr8" style:family="presentation" style:parent-style-name="Default-outline1" style:list-style-name="L18">
      <style:graphic-properties draw:stroke="none" draw:fill="none" draw:fill-color="#cccc99" draw:textarea-horizontal-align="left" draw:textarea-vertical-align="top" draw:auto-grow-height="true" draw:auto-grow-width="false" fo:min-height="10.521cm" fo:min-width="0cm" fo:padding-top="0.13cm" fo:padding-bottom="0.13cm" fo:padding-left="0.25cm" fo:padding-right="0.25cm" draw:shadow="hidden" draw:shadow-color="#e3e2c7"/>
    </style:style>
    <style:style style:name="pr9" style:family="presentation" style:parent-style-name="Default-notes" style:list-style-name="L1">
      <style:graphic-properties draw:fill-color="#ffffff" fo:min-height="11.464cm"/>
    </style:style>
    <style:style style:name="pr10" style:family="presentation" style:parent-style-name="Default-outline1" style:list-style-name="L18">
      <style:graphic-properties draw:stroke="none" draw:fill="none" draw:fill-color="#cccc99" draw:textarea-horizontal-align="left" draw:textarea-vertical-align="top" draw:auto-grow-height="true" draw:auto-grow-width="false" fo:min-height="10.521cm" fo:min-width="0cm" fo:padding-top="0.13cm" fo:padding-bottom="0.13cm" fo:padding-left="0.25cm" fo:padding-right="0.25cm" draw:shadow="hidden" draw:shadow-color="#e3e2c7"/>
    </style:style>
    <style:style style:name="pr11" style:family="presentation" style:parent-style-name="Default-notes" style:list-style-name="L1">
      <style:graphic-properties draw:fill-color="#ffffff" fo:min-height="11.464cm"/>
    </style:style>
    <style:style style:name="pr12" style:family="presentation" style:parent-style-name="Default-notes" style:list-style-name="L1">
      <style:graphic-properties draw:fill-color="#ffffff" fo:min-height="11.464cm"/>
    </style:style>
    <style:style style:name="pr13" style:family="presentation" style:parent-style-name="Default-notes" style:list-style-name="L1">
      <style:graphic-properties draw:fill-color="#ffffff" fo:min-height="11.464cm"/>
    </style:style>
    <style:style style:name="pr14" style:family="presentation" style:parent-style-name="Default-notes" style:list-style-name="L1">
      <style:graphic-properties draw:fill-color="#ffffff" fo:min-height="11.464cm"/>
    </style:style>
    <style:style style:name="pr15" style:family="presentation" style:parent-style-name="Default-notes" style:list-style-name="L1">
      <style:graphic-properties draw:fill-color="#ffffff" fo:min-height="11.464cm"/>
    </style:style>
    <style:style style:name="pr16" style:family="presentation" style:parent-style-name="Default-notes" style:list-style-name="L1">
      <style:graphic-properties draw:fill-color="#ffffff" fo:min-height="11.464cm"/>
    </style:style>
    <style:style style:name="pr17" style:family="presentation" style:parent-style-name="Default-notes" style:list-style-name="L1">
      <style:graphic-properties draw:fill-color="#ffffff" fo:min-height="11.464cm"/>
    </style:style>
    <style:style style:name="pr18" style:family="presentation" style:parent-style-name="Default-notes" style:list-style-name="L1">
      <style:graphic-properties draw:fill-color="#ffffff" fo:min-height="11.464cm"/>
    </style:style>
    <style:style style:name="pr19" style:family="presentation" style:parent-style-name="Default-outline1" style:list-style-name="L18">
      <style:graphic-properties draw:stroke="none" draw:fill="none" draw:fill-color="#cccc99" draw:textarea-horizontal-align="left" draw:textarea-vertical-align="top" draw:auto-grow-height="true" draw:auto-grow-width="false" fo:min-height="10.521cm" fo:min-width="0cm" fo:padding-top="0.13cm" fo:padding-bottom="0.13cm" fo:padding-left="0.25cm" fo:padding-right="0.25cm" draw:shadow="hidden" draw:shadow-color="#e3e2c7"/>
    </style:style>
    <style:style style:name="pr20" style:family="presentation" style:parent-style-name="Default-notes" style:list-style-name="L1">
      <style:graphic-properties draw:fill-color="#ffffff" fo:min-height="11.464cm"/>
    </style:style>
    <style:style style:name="pr21" style:family="presentation" style:parent-style-name="Default-outline1" style:list-style-name="L18">
      <style:graphic-properties draw:stroke="none" draw:fill="none" draw:fill-color="#cccc99" draw:textarea-horizontal-align="left" draw:textarea-vertical-align="top" draw:auto-grow-height="true" draw:auto-grow-width="false" fo:min-height="12.003cm" fo:min-width="0cm" fo:padding-top="0.13cm" fo:padding-bottom="0.13cm" fo:padding-left="0.25cm" fo:padding-right="0.25cm" draw:shadow="hidden" draw:shadow-color="#e3e2c7"/>
    </style:style>
    <style:style style:name="pr22" style:family="presentation" style:parent-style-name="Default-notes" style:list-style-name="L1">
      <style:graphic-properties draw:fill-color="#ffffff" fo:min-height="11.464cm"/>
    </style:style>
    <style:style style:name="pr23" style:family="presentation" style:parent-style-name="Default-notes" style:list-style-name="L1">
      <style:graphic-properties draw:fill-color="#ffffff" fo:min-height="11.464cm"/>
    </style:style>
    <style:style style:name="pr24" style:family="presentation" style:parent-style-name="Default-outline1">
      <style:graphic-properties draw:stroke="none" draw:fill="none" draw:fill-color="#cccc99" draw:textarea-horizontal-align="left" draw:textarea-vertical-align="top" draw:auto-grow-height="true" draw:auto-grow-width="false" fo:min-height="2.478cm" fo:min-width="0cm" fo:padding-top="0.13cm" fo:padding-bottom="0.13cm" fo:padding-left="0.25cm" fo:padding-right="0.25cm" draw:shadow="hidden" draw:shadow-color="#e3e2c7"/>
    </style:style>
    <style:style style:name="pr25" style:family="presentation" style:parent-style-name="Default-notes" style:list-style-name="L1">
      <style:graphic-properties draw:fill-color="#ffffff" fo:min-height="11.464cm"/>
    </style:style>
    <style:style style:name="pr26" style:family="presentation" style:parent-style-name="Default-outline1" style:list-style-name="L18">
      <style:graphic-properties draw:stroke="none" draw:fill="none" draw:fill-color="#cccc99" draw:textarea-horizontal-align="left" draw:textarea-vertical-align="top" draw:auto-grow-height="true" draw:auto-grow-width="false" fo:min-height="1.631cm" fo:min-width="0cm" fo:padding-top="0.13cm" fo:padding-bottom="0.13cm" fo:padding-left="0.25cm" fo:padding-right="0.25cm" draw:shadow="hidden" draw:shadow-color="#e3e2c7"/>
    </style:style>
    <style:style style:name="pr27" style:family="presentation" style:parent-style-name="Default-notes" style:list-style-name="L1">
      <style:graphic-properties draw:fill-color="#ffffff" fo:min-height="11.464cm"/>
    </style:style>
    <style:style style:name="pr28" style:family="presentation" style:parent-style-name="Default-subtitle">
      <style:graphic-properties draw:fill-color="#ffffff" fo:min-height="14.203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6cm" fo:margin-right="0cm" fo:text-indent="-0.6cm"/>
    </style:style>
    <style:style style:name="P4" style:family="paragraph">
      <style:paragraph-properties fo:margin-left="1.2cm" fo:margin-right="0cm" fo:margin-top="0.282cm" fo:margin-bottom="0cm" text:enable-numbering="true" fo:text-indent="-0.9cm"/>
    </style:style>
    <style:style style:name="P5" style:family="paragraph">
      <style:paragraph-properties fo:margin-left="0.952cm" fo:margin-right="0cm" fo:margin-top="0.282cm" fo:margin-bottom="0cm" text:enable-numbering="false" fo:text-indent="-0.952cm"/>
    </style:style>
    <style:style style:name="P6" style:family="paragraph">
      <style:paragraph-properties fo:margin-left="2.063cm" fo:margin-right="0cm" fo:margin-top="0.246cm" fo:margin-bottom="0cm" fo:text-align="justify" text:enable-numbering="false"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 style:family="paragraph">
      <style:paragraph-properties fo:margin-left="0.952cm" fo:margin-right="0cm" fo:text-indent="-0.952cm" style:writing-mode="lr-tb"/>
    </style:style>
    <style:style style:name="P8" style:family="paragraph">
      <style:paragraph-properties fo:margin-left="0cm" fo:margin-right="0cm" text:enable-numbering="false" fo:text-indent="0cm"/>
    </style:style>
    <style:style style:name="P9" style:family="paragraph">
      <style:paragraph-properties fo:margin-left="0cm" fo:margin-right="0cm" fo:text-indent="0cm" style:writing-mode="lr-tb"/>
    </style:style>
    <style:style style:name="P10" style:family="paragraph">
      <style:paragraph-properties fo:margin-left="1.2cm" fo:margin-right="0cm" fo:margin-top="0.246cm" fo:margin-bottom="0cm" text:enable-numbering="true" fo:text-indent="-0.9cm"/>
    </style:style>
    <style:style style:name="P11" style:family="paragraph">
      <style:paragraph-properties fo:margin-left="2.4cm" fo:margin-right="0cm" fo:margin-top="0.211cm" fo:margin-bottom="0cm" text:enable-numbering="true" fo:text-indent="-0.8cm"/>
    </style:style>
    <style:style style:name="P12" style:family="paragraph">
      <style:paragraph-properties fo:margin-left="0cm" fo:margin-right="0cm" fo:text-indent="0cm"/>
      <style:text-properties fo:font-size="12pt"/>
    </style:style>
    <style:style style:name="P13" style:family="paragraph">
      <style:paragraph-properties fo:margin-left="2.4cm" fo:margin-right="0cm" fo:margin-top="0.246cm" fo:margin-bottom="0cm" text:enable-numbering="true" fo:text-indent="-0.8cm"/>
    </style:style>
    <style:style style:name="P14" style:family="paragraph">
      <style:paragraph-properties fo:margin-left="3.6cm" fo:margin-right="0cm" fo:margin-top="0.211cm" fo:margin-bottom="0cm" text:enable-numbering="true" fo:text-indent="-0.6cm"/>
    </style:style>
    <style:style style:name="P15" style:family="paragraph">
      <style:paragraph-properties fo:margin-left="3.016cm" fo:margin-right="0cm" fo:margin-top="0.211cm" fo:margin-bottom="0cm" text:enable-numbering="false" fo:text-indent="-0.635cm"/>
    </style:style>
    <style:style style:name="P16" style:family="paragraph">
      <style:paragraph-properties fo:text-align="center"/>
    </style:style>
    <style:style style:name="P17" style:family="paragraph">
      <style:paragraph-properties fo:margin-left="0cm" fo:margin-right="0cm" fo:text-align="center" text:enable-numbering="false" fo:text-indent="0cm"/>
    </style:style>
    <style:style style:name="P18" style:family="paragraph">
      <style:paragraph-properties fo:margin-left="0cm" fo:margin-right="0cm" fo:text-align="center" text:enable-numbering="false" fo:text-indent="0cm" style:punctuation-wrap="simple" style:line-break="normal"/>
    </style:style>
    <style:style style:name="P19" style:family="paragraph">
      <style:paragraph-properties fo:margin-left="0cm" fo:margin-right="0cm" fo:text-align="center" text:enable-numbering="false" fo:text-indent="0cm" style:writing-mode="lr-tb"/>
    </style:style>
    <style:style style:name="P20" style:family="paragraph">
      <style:paragraph-properties fo:margin-left="0cm" fo:margin-right="0cm" text:enable-numbering="false" fo:text-indent="0cm" style:punctuation-wrap="simple" style:line-break="normal"/>
    </style:style>
    <style:style style:name="P21" style:family="paragraph">
      <style:paragraph-properties fo:margin-left="0cm" fo:margin-right="0cm" text:enable-numbering="false" fo:text-indent="0cm" style:writing-mode="lr-tb"/>
    </style:style>
    <style:style style:name="P22" style:family="paragraph">
      <style:paragraph-properties fo:margin-left="0cm" fo:margin-right="0cm" fo:margin-top="0.396cm" fo:margin-bottom="0cm" fo:text-align="center" text:enable-numbering="false" fo:text-indent="0cm"/>
    </style:style>
    <style:style style:name="P23" style:family="paragraph">
      <style:paragraph-properties fo:margin-left="0cm" fo:margin-right="0cm" fo:margin-top="0.396cm" fo:margin-bottom="0cm" fo:line-height="107%" text:enable-numbering="false" fo:text-indent="0cm"/>
    </style:style>
    <style:style style:name="P24" style:family="paragraph">
      <style:paragraph-properties fo:margin-left="0cm" fo:margin-right="0cm" fo:margin-top="0.396cm" fo:margin-bottom="0cm" fo:text-align="center" text:enable-numbering="false" fo:text-indent="0cm" style:writing-mode="lr-tb"/>
      <style:text-properties fo:font-size="24pt"/>
    </style:style>
    <style:style style:name="P25" style:family="paragraph">
      <style:paragraph-properties fo:margin-left="0cm" fo:margin-right="0cm" fo:line-height="89%" fo:text-align="center" text:enable-numbering="false" fo:text-indent="0cm"/>
    </style:style>
    <style:style style:name="P26" style:family="paragraph">
      <style:paragraph-properties style:writing-mode="lr-tb"/>
    </style:style>
    <style:style style:name="P27" style:family="paragraph">
      <style:paragraph-properties fo:margin-left="0cm" fo:margin-right="0cm" fo:line-height="112%" text:enable-numbering="false" fo:text-indent="0cm" style:punctuation-wrap="simple" style:line-break="normal"/>
    </style:style>
    <style:style style:name="P28" style:family="paragraph">
      <style:paragraph-properties fo:margin-left="0cm" fo:margin-right="0cm" fo:line-height="112%" text:enable-numbering="false" fo:text-indent="0cm"/>
    </style:style>
    <style:style style:name="P29" style:family="paragraph">
      <style:paragraph-properties fo:margin-left="0cm" fo:margin-right="0cm" fo:line-height="112%"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line-height="112%"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text-align="center"/>
      <style:text-properties fo:font-size="24pt"/>
    </style:style>
    <style:style style:name="P32" style:family="paragraph">
      <style:paragraph-properties fo:margin-left="0cm" fo:margin-right="0cm" fo:margin-top="0.308cm" fo:margin-bottom="0cm" fo:text-align="center" text:enable-numbering="false" fo:text-indent="0cm"/>
    </style:style>
    <style:style style:name="P33" style:family="paragraph">
      <style:paragraph-properties fo:margin-left="0cm" fo:margin-right="0cm" fo:margin-top="0.308cm" fo:margin-bottom="0cm" fo:text-align="center" text:enable-numbering="false" fo:text-indent="0cm" style:writing-mode="lr-tb"/>
      <style:text-properties fo:font-size="24pt"/>
    </style:style>
    <style:style style:name="P34" style:family="paragraph">
      <style:paragraph-properties fo:margin-left="0cm" fo:margin-right="0cm" fo:line-height="112%" text:enable-numbering="false" fo:text-indent="0cm" style:writing-mode="lr-tb"/>
    </style:style>
    <style:style style:name="P35" style:family="paragraph">
      <style:paragraph-properties fo:margin-left="0cm" fo:margin-right="0cm" fo:line-height="107%" text:enable-numbering="false" fo:text-indent="0cm"/>
    </style:style>
    <style:style style:name="P36" style:family="paragraph">
      <style:paragraph-properties fo:margin-left="0cm" fo:margin-right="0cm" fo:line-height="107%" fo:text-align="justify" text:enable-numbering="false" fo:text-indent="0cm"/>
    </style:style>
    <style:style style:name="P37" style:family="paragraph">
      <style:paragraph-properties fo:margin-left="0cm" fo:margin-right="0cm" fo:line-height="107%" fo:text-align="justify" text:enable-numbering="false" fo:text-indent="0cm" style:writing-mode="lr-tb"/>
    </style:style>
    <style:style style:name="P38" style:family="paragraph">
      <style:paragraph-properties fo:margin-left="0cm" fo:margin-right="0cm" fo:margin-top="0.22cm" fo:margin-bottom="0cm" fo:line-height="107%" text:enable-numbering="false" fo:text-indent="0cm"/>
    </style:style>
    <style:style style:name="P39" style:family="paragraph">
      <style:paragraph-properties fo:margin-left="0cm" fo:margin-right="0cm" fo:margin-top="0.22cm" fo:margin-bottom="0cm" fo:line-height="112%" text:enable-numbering="false" fo:text-indent="0cm"/>
    </style:style>
    <style:style style:name="P40" style:family="paragraph">
      <style:paragraph-properties fo:margin-left="0cm" fo:margin-right="0cm" fo:margin-top="0.22cm" fo:margin-bottom="0cm" text:enable-numbering="false" fo:text-indent="0cm"/>
    </style:style>
    <style:style style:name="P41" style:family="paragraph">
      <style:paragraph-properties fo:margin-left="0cm" fo:margin-right="0cm" fo:margin-top="0.22cm" fo:margin-bottom="0cm" fo:line-height="107%" text:enable-numbering="false" fo:text-indent="0cm" style:writing-mode="lr-tb"/>
      <style:text-properties fo:font-size="24pt"/>
    </style:style>
    <style:style style:name="P42" style:family="paragraph">
      <style:paragraph-properties fo:margin-left="1.27cm" fo:margin-right="0cm" fo:margin-top="0cm" fo:margin-bottom="0cm" fo:line-height="107%" fo:text-align="start" text:enable-numbering="false" fo:text-indent="0cm" style:punctuation-wrap="hanging" style:line-break="strict" style:writing-mode="lr-tb"/>
    </style:style>
    <style:style style:name="P43" style:family="paragraph">
      <style:paragraph-properties fo:margin-left="0cm" fo:margin-right="0cm" fo:line-height="107%" text:enable-numbering="false" fo:text-indent="0cm" style:writing-mode="lr-tb"/>
      <style:text-properties fo:font-size="24pt"/>
    </style:style>
    <style:style style:name="P44" style:family="paragraph">
      <style:paragraph-properties fo:margin-left="0cm" fo:margin-right="0cm" fo:line-height="107%" fo:text-align="center" text:enable-numbering="false" fo:text-indent="0cm"/>
    </style:style>
    <style:style style:name="P45" style:family="paragraph">
      <style:paragraph-properties fo:text-align="center" style:writing-mode="lr-tb"/>
    </style:style>
    <style:style style:name="P46" style:family="paragraph">
      <style:paragraph-properties fo:margin-left="0cm" fo:margin-right="0cm" fo:line-height="107%" fo:text-align="center" text:enable-numbering="false" fo:text-indent="0cm" style:writing-mode="lr-tb"/>
    </style:style>
    <style:style style:name="P47" style:family="paragraph">
      <style:paragraph-properties fo:margin-left="1.27cm" fo:margin-right="0cm" fo:margin-top="0.617cm" fo:margin-bottom="0cm" fo:line-height="105%" fo:text-align="start" text:enable-numbering="true" fo:text-indent="0cm" style:punctuation-wrap="hanging" style:line-break="strict" style:writing-mode="lr-tb"/>
    </style:style>
    <style:style style:name="P48" style:family="paragraph">
      <style:paragraph-properties fo:margin-left="2.54cm" fo:margin-right="0cm" fo:margin-top="0.529cm" fo:margin-bottom="0cm" fo:line-height="105%" fo:text-align="start" text:enable-numbering="true" fo:text-indent="0cm" style:punctuation-wrap="hanging" style:line-break="strict" style:writing-mode="lr-tb"/>
    </style:style>
    <style:style style:name="P49" style:family="paragraph">
      <style:paragraph-properties fo:margin-left="1.27cm" fo:margin-right="0cm" fo:margin-top="0.617cm" fo:margin-bottom="0cm" fo:line-height="105%" fo:text-align="start" text:enable-numbering="true" fo:text-indent="0cm" style:punctuation-wrap="hanging" style:line-break="strict" style:writing-mode="lr-tb"/>
      <style:text-properties fo:font-size="24pt"/>
    </style:style>
    <style:style style:name="P50" style:family="paragraph">
      <style:paragraph-properties fo:margin-left="0cm" fo:margin-right="0cm" fo:line-height="107%" text:enable-numbering="false" fo:text-indent="0cm" style:writing-mode="lr-tb"/>
    </style:style>
    <style:style style:name="P51" style:family="paragraph">
      <style:paragraph-properties fo:margin-left="0cm" fo:margin-right="0cm" fo:line-height="107%" text:enable-numbering="false" fo:text-indent="0cm" style:punctuation-wrap="simple" style:line-break="normal"/>
    </style:style>
    <style:style style:name="P52" style:family="paragraph">
      <style:paragraph-properties fo:margin-left="1.2cm" fo:margin-right="0cm" fo:margin-top="0.282cm" fo:margin-bottom="0cm" text:enable-numbering="true" fo:text-indent="-0.9cm" style:writing-mode="lr-tb"/>
    </style:style>
    <style:style style:name="P53" style:family="paragraph">
      <style:paragraph-properties fo:margin-left="0cm" fo:margin-right="0cm" fo:line-height="112%" text:enable-numbering="false" fo:text-indent="0.635cm"/>
    </style:style>
    <style:style style:name="P54" style:family="paragraph">
      <style:paragraph-properties fo:margin-left="0cm" fo:margin-right="0cm" fo:line-height="112%" fo:text-align="justify" text:enable-numbering="false" fo:text-indent="0.635cm" style:punctuation-wrap="simple" style:line-break="normal"/>
    </style:style>
    <style:style style:name="P55" style:family="paragraph">
      <style:paragraph-properties fo:margin-left="0cm" fo:margin-right="0cm" fo:line-height="112%" text:enable-numbering="false" fo:text-indent="0.635cm" style:punctuation-wrap="simple" style:line-break="normal"/>
    </style:style>
    <style:style style:name="P56" style:family="paragraph">
      <style:paragraph-properties fo:margin-left="0cm" fo:margin-right="0cm" fo:line-height="112%" text:enable-numbering="false" fo:text-indent="0.635cm" style:writing-mode="lr-tb"/>
    </style:style>
    <style:style style:name="P57" style:family="paragraph">
      <style:paragraph-properties fo:margin-left="1.2cm" fo:margin-right="0cm" fo:margin-top="0.211cm" fo:margin-bottom="0cm" fo:line-height="96%" text:enable-numbering="true" fo:text-indent="-0.9cm"/>
    </style:style>
    <style:style style:name="P58" style:family="paragraph">
      <style:paragraph-properties fo:margin-left="0cm" fo:margin-right="0cm" fo:line-height="107%" fo:text-align="justify" text:enable-numbering="false" fo:text-indent="1.247cm"/>
    </style:style>
    <style:style style:name="P59" style:family="paragraph">
      <style:paragraph-properties fo:margin-left="0cm" fo:margin-right="0cm" fo:line-height="112%" fo:text-align="justify" text:enable-numbering="false" fo:text-indent="1.247cm" style:punctuation-wrap="simple" style:line-break="normal"/>
    </style:style>
    <style:style style:name="P60" style:family="paragraph">
      <style:paragraph-properties fo:margin-left="0cm" fo:margin-right="0cm" fo:text-align="justify" text:enable-numbering="false" fo:text-indent="1.247cm" style:punctuation-wrap="simple" style:line-break="normal"/>
    </style:style>
    <style:style style:name="P61" style:family="paragraph">
      <style:paragraph-properties fo:margin-left="0cm" fo:margin-right="0cm" fo:line-height="107%" fo:text-align="justify" text:enable-numbering="false" fo:text-indent="1.247cm" style:writing-mode="lr-tb"/>
    </style:style>
    <style:style style:name="P62" style:family="paragraph">
      <style:paragraph-properties fo:margin-left="0cm" fo:margin-right="0cm" fo:text-indent="0cm"/>
      <style:text-properties fo:font-family="'Liberation Serif', 'Times New Roman'" style:font-family-generic="roman" style:font-pitch="variable" fo:font-size="13pt" style:font-size-asian="13pt" style:font-weight-asian="bold" style:font-size-complex="13pt"/>
    </style:style>
    <style:style style:name="P63" style:family="paragraph">
      <style:paragraph-properties fo:margin-left="0cm" fo:margin-right="0cm" fo:text-align="justify" fo:text-indent="0cm"/>
      <style:text-properties fo:font-family="'Liberation Serif', 'Times New Roman'" style:font-family-generic="roman" style:font-pitch="variable" fo:font-size="13pt" style:font-size-asian="13pt" style:font-size-complex="13pt"/>
    </style:style>
    <style:style style:name="P64" style:family="paragraph">
      <style:paragraph-properties fo:margin-left="0cm" fo:margin-right="0cm" fo:text-align="justify" fo:text-indent="0cm"/>
      <style:text-properties fo:font-family="'Liberation Serif', 'Times New Roman'" style:font-family-generic="roman" style:font-pitch="variable"/>
    </style:style>
    <style:style style:name="P65" style:family="paragraph">
      <style:paragraph-properties fo:margin-left="0cm" fo:margin-right="0cm" fo:text-align="justify" fo:text-indent="0cm"/>
    </style:style>
    <style:style style:name="P66" style:family="paragraph">
      <style:paragraph-properties fo:text-align="justify"/>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language="es" fo:country="MX"/>
    </style:style>
    <style:style style:name="T4" style:family="text">
      <style:text-properties fo:language="es" fo:country="ES" style:font-family-asian="'Times New Roman'" style:font-pitch-asian="variable" style:font-family-complex="'Times New Roman'" style:font-pitch-complex="variable"/>
    </style:style>
    <style:style style:name="T5" style:family="text">
      <style:text-properties fo:font-size="28pt" fo:language="es" fo:country="ES" fo:font-weight="bold" style:font-size-asian="28pt" style:font-size-complex="28pt"/>
    </style:style>
    <style:style style:name="T6" style:family="text">
      <style:text-properties fo:font-size="28pt" fo:language="es" fo:country="ES" style:font-size-asian="28pt" style:font-size-complex="28pt"/>
    </style:style>
    <style:style style:name="T7" style:family="text">
      <style:text-properties fo:font-size="24pt" fo:language="es" fo:country="ES" style:font-size-asian="24pt" style:font-size-complex="24pt"/>
    </style:style>
    <style:style style:name="T8" style:family="text">
      <style:text-properties fo:font-size="24pt" fo:language="es" fo:country="VE" style:font-family-asian="'Times New Roman'" style:font-pitch-asian="variable" style:font-size-asian="24pt" style:font-family-complex="'Times New Roman'" style:font-pitch-complex="variable" style:font-size-complex="24pt"/>
    </style:style>
    <style:style style:name="T9" style:family="text">
      <style:text-properties fo:font-size="24pt" fo:language="es" fo:country="VE" style:font-size-asian="24pt" style:font-size-complex="24pt"/>
    </style:style>
    <style:style style:name="T10" style:family="text">
      <style:text-properties fo:font-size="28pt" fo:language="es" fo:country="ES" fo:font-weight="normal" style:font-size-asian="28pt" style:font-weight-asian="normal" style:font-size-complex="28pt" style:font-weight-complex="normal"/>
    </style:style>
    <style:style style:name="T11" style:family="text">
      <style:text-properties fo:font-size="24pt" fo:language="es" fo:country="ES" style:font-family-asian="'Times New Roman'" style:font-pitch-asian="variable" style:font-size-asian="24pt" style:font-family-complex="'Times New Roman'" style:font-pitch-complex="variable" style:font-size-complex="24pt"/>
    </style:style>
    <style:style style:name="T12" style:family="text">
      <style:text-properties fo:language="es" fo:country="MX" fo:font-weight="bold"/>
    </style:style>
    <style:style style:name="T13" style:family="text">
      <style:text-properties fo:language="es" fo:country="ES" fo:font-style="italic" style:font-family-asian="'Times New Roman'" style:font-pitch-asian="variable" style:font-family-complex="'Times New Roman'" style:font-pitch-complex="variable"/>
    </style:style>
    <style:style style:name="T14" style:family="text">
      <style:text-properties fo:font-size="18pt" fo:language="es" fo:country="MX" style:font-size-asian="18pt" style:font-size-complex="18pt"/>
    </style:style>
    <style:style style:name="T15" style:family="text">
      <style:text-properties fo:font-size="10pt" fo:language="es" fo:country="ES" fo:font-weight="bold" style:font-family-asian="'Times New Roman'" style:font-pitch-asian="variable" style:font-size-asian="10pt" style:font-family-complex="'Times New Roman'" style:font-pitch-complex="variable" style:font-size-complex="10pt"/>
    </style:style>
    <style:style style:name="T16" style:family="text">
      <style:text-properties fo:font-size="18pt" fo:language="es" fo:country="ES" fo:font-weight="bold" style:font-family-asian="'Times New Roman'" style:font-pitch-asian="variable" style:font-size-asian="18pt" style:font-family-complex="'Times New Roman'" style:font-pitch-complex="variable" style:font-size-complex="18pt"/>
    </style:style>
    <style:style style:name="T17" style:family="text">
      <style:text-properties fo:font-size="14pt" fo:font-weight="bold" style:font-family-asian="'Times New Roman'" style:font-pitch-asian="variable" style:font-size-asian="14pt" style:font-family-complex="'Times New Roman'" style:font-pitch-complex="variable" style:font-size-complex="14pt"/>
    </style:style>
    <style:style style:name="T18" style:family="text">
      <style:text-properties fo:font-size="10pt" fo:font-style="italic" style:font-family-asian="'Times New Roman'" style:font-pitch-asian="variable" style:font-size-asian="10pt" style:font-family-complex="'Times New Roman'" style:font-pitch-complex="variable" style:font-size-complex="10pt"/>
    </style:style>
    <style:style style:name="T19" style:family="text">
      <style:text-properties fo:font-size="12pt" fo:font-style="italic" fo:font-weight="bold" style:font-family-asian="'Times New Roman'" style:font-pitch-asian="variable" style:font-size-asian="12pt" style:font-family-complex="'Times New Roman'" style:font-pitch-complex="variable" style:font-size-complex="12pt"/>
    </style:style>
    <style:style style:name="T20" style:family="text">
      <style:text-properties fo:font-size="12pt" style:font-family-asian="'Times New Roman'" style:font-pitch-asian="variable" style:font-size-asian="12pt" style:font-family-complex="'Times New Roman'" style:font-pitch-complex="variable" style:font-size-complex="12pt"/>
    </style:style>
    <style:style style:name="T21" style:family="text">
      <style:text-properties fo:font-size="12pt" fo:font-style="italic" style:font-family-asian="'Times New Roman'" style:font-pitch-asian="variable" style:font-size-asian="12pt" style:font-family-complex="'Times New Roman'" style:font-pitch-complex="variable" style:font-size-complex="12pt"/>
    </style:style>
    <style:style style:name="T22" style:family="text">
      <style:text-properties fo:font-size="10pt" style:font-family-asian="'Times New Roman'" style:font-pitch-asian="variable" style:font-size-asian="10pt" style:font-family-complex="'Times New Roman'" style:font-pitch-complex="variable" style:font-size-complex="10pt"/>
    </style:style>
    <style:style style:name="T23" style:family="text">
      <style:text-properties fo:font-size="10pt" fo:font-weight="bold" style:font-family-asian="'Times New Roman'" style:font-pitch-asian="variable" style:font-size-asian="10pt" style:font-family-complex="'Times New Roman'" style:font-pitch-complex="variable" style:font-size-complex="10pt"/>
    </style:style>
    <style:style style:name="T24" style:family="text">
      <style:text-properties fo:font-size="18pt" fo:font-weight="bold" style:font-family-asian="'Times New Roman'" style:font-pitch-asian="variable" style:font-size-asian="18pt" style:font-family-complex="'Times New Roman'" style:font-pitch-complex="variable" style:font-size-complex="18pt"/>
    </style:style>
    <style:style style:name="T25" style:family="text">
      <style:text-properties fo:font-size="18pt" fo:font-style="italic" style:font-family-asian="'Times New Roman'" style:font-pitch-asian="variable" style:font-size-asian="18pt" style:font-family-complex="'Times New Roman'" style:font-pitch-complex="variable" style:font-size-complex="18pt"/>
    </style:style>
    <style:style style:name="T26" style:family="text">
      <style:text-properties fo:font-size="18pt" style:font-family-asian="'Times New Roman'" style:font-pitch-asian="variable" style:font-size-asian="18pt" style:font-family-complex="'Times New Roman'" style:font-pitch-complex="variable" style:font-size-complex="18pt"/>
    </style:style>
    <style:style style:name="T27" style:family="text">
      <style:text-properties fo:font-family="Arial" style:font-family-generic="swiss" style:font-pitch="variable" fo:font-size="18pt" fo:language="es" fo:country="ES" fo:font-style="italic" style:font-family-asian="Arial" style:font-family-generic-asian="swiss" style:font-pitch-asian="variable" style:font-size-asian="18pt" style:font-family-complex="Arial" style:font-family-generic-complex="swiss" style:font-pitch-complex="variable" style:font-size-complex="18pt"/>
    </style:style>
    <style:style style:name="T28" style:family="text">
      <style:text-properties fo:color="#003366" fo:font-size="44pt" fo:language="es" fo:country="MX" style:font-size-asian="44pt" style:font-size-complex="44pt"/>
    </style:style>
    <style:style style:name="T29" style:family="text">
      <style:text-properties fo:font-size="10pt" fo:language="es" fo:country="ES" style:font-family-asian="'Times New Roman'" style:font-pitch-asian="variable" style:font-size-asian="10pt" style:font-family-complex="'Times New Roman'" style:font-pitch-complex="variable" style:font-size-complex="10pt"/>
    </style:style>
    <style:style style:name="T30" style:family="text">
      <style:text-properties fo:font-family="'Courier New'" style:font-family-generic="modern" style:font-pitch="fixed" fo:font-size="16pt" fo:language="es" fo:country="ES" style:font-family-asian="Arial" style:font-family-generic-asian="swiss" style:font-pitch-asian="variable" style:font-size-asian="16pt" style:font-family-complex="Arial" style:font-family-generic-complex="swiss" style:font-pitch-complex="variable" style:font-size-complex="16pt"/>
    </style:style>
    <style:style style:name="T31" style:family="text">
      <style:text-properties fo:font-family="'Courier New'" style:font-family-generic="modern" style:font-pitch="fixed" fo:font-size="16pt" fo:language="es" fo:country="VE" style:font-family-asian="Arial" style:font-family-generic-asian="swiss" style:font-pitch-asian="variable" style:font-size-asian="16pt" style:font-family-complex="Arial" style:font-family-generic-complex="swiss" style:font-pitch-complex="variable" style:font-size-complex="16pt"/>
    </style:style>
    <style:style style:name="T32" style:family="text">
      <style:text-properties fo:font-family="'Courier New'" style:font-family-generic="modern" style:font-pitch="fixed" fo:font-size="16pt" fo:language="es" fo:country="ES" style:font-family-asian="'Times New Roman'" style:font-pitch-asian="variable" style:font-size-asian="16pt" style:font-family-complex="'Times New Roman'" style:font-pitch-complex="variable" style:font-size-complex="16pt"/>
    </style:style>
    <style:style style:name="T33" style:family="text">
      <style:text-properties fo:font-family="'Courier New'" style:font-family-generic="modern" style:font-pitch="fixed" fo:font-size="18pt" fo:language="es" fo:country="VE" style:font-family-asian="Arial" style:font-family-generic-asian="swiss" style:font-pitch-asian="variable" style:font-size-asian="18pt" style:font-family-complex="Arial" style:font-family-generic-complex="swiss" style:font-pitch-complex="variable" style:font-size-complex="18pt"/>
    </style:style>
    <style:style style:name="T34" style:family="text">
      <style:text-properties fo:font-family="'Courier New'" style:font-family-generic="modern" style:font-pitch="fixed" fo:font-size="18pt" fo:language="es" fo:country="ES" style:font-family-asian="'Times New Roman'" style:font-pitch-asian="variable" style:font-size-asian="18pt" style:font-family-complex="'Times New Roman'" style:font-pitch-complex="variable" style:font-size-complex="18pt"/>
    </style:style>
    <style:style style:name="T35" style:family="text">
      <style:text-properties fo:color="#003366" fo:font-size="44pt" style:font-size-asian="44pt" style:font-size-complex="44pt"/>
    </style:style>
    <style:style style:name="T36" style:family="text">
      <style:text-properties fo:font-family="'Courier New'" style:font-family-generic="modern" style:font-pitch="fixed" fo:font-size="18pt" fo:language="es" fo:country="ES" style:font-family-asian="Arial" style:font-family-generic-asian="swiss" style:font-pitch-asian="variable" style:font-size-asian="18pt" style:font-family-complex="Arial" style:font-family-generic-complex="swiss" style:font-pitch-complex="variable" style:font-size-complex="18pt"/>
    </style:style>
    <style:style style:name="T37" style:family="text">
      <style:text-properties fo:language="es" fo:country="VE"/>
    </style:style>
    <style:style style:name="T38" style:family="text">
      <style:text-properties fo:font-size="14pt" fo:font-weight="bold" style:font-size-asian="14pt" style:font-size-complex="14pt"/>
    </style:style>
    <style:style style:name="T39" style:family="text">
      <style:text-properties fo:font-size="14pt" fo:font-style="italic" fo:font-weight="bold" style:font-size-asian="14pt" style:font-size-complex="14pt"/>
    </style:style>
    <style:style style:name="T40" style:family="text">
      <style:text-properties fo:color="#0000c0" fo:font-family="'Courier New'" style:font-family-generic="modern" style:font-pitch="fixed" fo:font-size="9pt" fo:language="en" fo:country="US" style:font-family-asian="Arial" style:font-family-generic-asian="swiss" style:font-pitch-asian="variable" style:font-size-asian="9pt" style:font-family-complex="Arial" style:font-family-generic-complex="swiss" style:font-pitch-complex="variable" style:font-size-complex="9pt"/>
    </style:style>
    <style:style style:name="T41" style:family="text">
      <style:text-properties fo:color="#000000" fo:font-family="'Courier New'" style:font-family-generic="modern" style:font-pitch="fixed" fo:font-size="9pt" fo:language="en" fo:country="US" style:font-family-asian="Arial" style:font-family-generic-asian="swiss" style:font-pitch-asian="variable" style:font-size-asian="9pt" style:font-family-complex="Arial" style:font-family-generic-complex="swiss" style:font-pitch-complex="variable" style:font-size-complex="9pt"/>
    </style:style>
    <style:style style:name="T42" style:family="text">
      <style:text-properties fo:color="#0000c0" fo:font-family="'Courier New'" style:font-family-generic="modern" style:font-pitch="fixed" fo:font-size="9pt" fo:language="es" fo:country="ES" style:font-family-asian="Arial" style:font-family-generic-asian="swiss" style:font-pitch-asian="variable" style:font-size-asian="9pt" style:font-family-complex="Arial" style:font-family-generic-complex="swiss" style:font-pitch-complex="variable" style:font-size-complex="9pt"/>
    </style:style>
    <style:style style:name="T43" style:family="text">
      <style:text-properties fo:color="#000000" fo:font-family="'Courier New'" style:font-family-generic="modern" style:font-pitch="fixed" fo:font-size="9pt" fo:language="es" fo:country="ES" style:font-family-asian="Arial" style:font-family-generic-asian="swiss" style:font-pitch-asian="variable" style:font-size-asian="9pt" style:font-family-complex="Arial" style:font-family-generic-complex="swiss" style:font-pitch-complex="variable" style:font-size-complex="9pt"/>
    </style:style>
    <style:style style:name="T44" style:family="text">
      <style:text-properties fo:font-family="'Courier New'" style:font-family-generic="modern" style:font-pitch="fixed" fo:font-size="9pt" fo:language="es" fo:country="ES" style:font-family-asian="Arial" style:font-family-generic-asian="swiss" style:font-pitch-asian="variable" style:font-size-asian="9pt" style:font-family-complex="Arial" style:font-family-generic-complex="swiss" style:font-pitch-complex="variable" style:font-size-complex="9pt"/>
    </style:style>
    <style:style style:name="T45" style:family="text">
      <style:text-properties fo:font-family="'Courier New'" style:font-family-generic="modern" style:font-pitch="fixed" fo:font-size="9pt" fo:language="es" fo:country="ES" style:font-family-asian="'Times New Roman'" style:font-pitch-asian="variable" style:font-size-asian="9pt" style:font-family-complex="'Times New Roman'" style:font-pitch-complex="variable" style:font-size-complex="9pt"/>
    </style:style>
    <style:style style:name="T46" style:family="text">
      <style:text-properties fo:font-family="Arial" style:font-family-generic="swiss" style:font-pitch="variable" fo:font-size="9pt" fo:language="es" fo:country="ES" style:font-family-asian="Arial" style:font-family-generic-asian="swiss" style:font-pitch-asian="variable" style:font-size-asian="9pt" style:font-family-complex="Arial" style:font-family-generic-complex="swiss" style:font-pitch-complex="variable" style:font-size-complex="9pt"/>
    </style:style>
    <style:style style:name="T47" style:family="text">
      <style:text-properties fo:font-size="9pt" fo:language="es" fo:country="ES" style:font-family-asian="'Times New Roman'" style:font-pitch-asian="variable" style:font-size-asian="9pt" style:font-family-complex="'Times New Roman'" style:font-pitch-complex="variable" style:font-size-complex="9pt"/>
    </style:style>
    <style:style style:name="T48" style:family="text">
      <style:text-properties fo:font-size="14pt" fo:language="es" fo:country="ES" fo:font-weight="bold" style:font-size-asian="14pt" style:font-size-complex="14pt"/>
    </style:style>
    <style:style style:name="T49" style:family="text">
      <style:text-properties fo:color="#0000c0" fo:font-family="Arial" style:font-family-generic="swiss" style:font-pitch="variable" fo:font-size="12pt" fo:language="es" fo:country="ES" style:font-family-asian="'Times New Roman'" style:font-pitch-asian="variable" style:font-size-asian="12pt" style:font-family-complex="'Times New Roman'" style:font-pitch-complex="variable" style:font-size-complex="12pt"/>
    </style:style>
    <style:style style:name="T50" style:family="text">
      <style:text-properties fo:color="#0000c0" fo:font-family="Arial" style:font-family-generic="swiss" style:font-pitch="variable" fo:font-size="12pt" fo:language="es" fo:country="ES" style:font-family-asian="Arial" style:font-family-generic-asian="swiss" style:font-pitch-asian="variable" style:font-size-asian="12pt" style:font-family-complex="Arial" style:font-family-generic-complex="swiss" style:font-pitch-complex="variable" style:font-size-complex="12pt"/>
    </style:style>
    <style:style style:name="T51" style:family="text">
      <style:text-properties fo:font-family="Arial" style:font-family-generic="swiss" style:font-pitch="variable" fo:font-size="8pt" fo:language="es" fo:country="ES" fo:font-weight="bold" style:font-family-asian="Arial" style:font-family-generic-asian="swiss" style:font-pitch-asian="variable" style:font-size-asian="8pt" style:font-family-complex="Arial" style:font-family-generic-complex="swiss" style:font-pitch-complex="variable" style:font-size-complex="8pt"/>
    </style:style>
    <style:style style:name="T52" style:family="text">
      <style:text-properties fo:font-family="Arial" style:font-family-generic="swiss" style:font-pitch="variable" fo:font-size="8pt" fo:language="es" fo:country="ES" style:font-family-asian="Arial" style:font-family-generic-asian="swiss" style:font-pitch-asian="variable" style:font-size-asian="8pt" style:font-family-complex="Arial" style:font-family-generic-complex="swiss" style:font-pitch-complex="variable" style:font-size-complex="8pt"/>
    </style:style>
    <style:style style:name="T53" style:family="text">
      <style:text-properties fo:font-size="8pt" fo:language="es" fo:country="ES" style:font-family-asian="'Times New Roman'" style:font-pitch-asian="variable" style:font-size-asian="8pt" style:font-family-complex="'Times New Roman'" style:font-pitch-complex="variable" style:font-size-complex="8pt"/>
    </style:style>
    <style:style style:name="T54" style:family="text">
      <style:text-properties fo:font-family="Arial" style:font-family-generic="swiss" style:font-pitch="variable" fo:font-size="10pt" fo:language="es" fo:country="ES" fo:font-weight="bold" style:font-family-asian="Arial" style:font-family-generic-asian="swiss" style:font-pitch-asian="variable" style:font-size-asian="10pt" style:font-family-complex="Arial" style:font-family-generic-complex="swiss" style:font-pitch-complex="variable" style:font-size-complex="10pt"/>
    </style:style>
    <style:style style:name="T55" style:family="text">
      <style:text-properties fo:font-family="'Courier New'" style:font-family-generic="modern" style:font-pitch="fixed" fo:font-size="10pt" fo:language="es" fo:country="ES" fo:font-weight="bold" style:font-family-asian="Arial" style:font-family-generic-asian="swiss" style:font-pitch-asian="variable" style:font-size-asian="10pt" style:font-family-complex="Arial" style:font-family-generic-complex="swiss" style:font-pitch-complex="variable" style:font-size-complex="10pt"/>
    </style:style>
    <style:style style:name="T56" style:family="text">
      <style:text-properties fo:font-size="10pt" fo:language="es" fo:country="ES" style:font-size-asian="10pt" style:font-size-complex="10pt"/>
    </style:style>
    <style:style style:name="T57" style:family="text">
      <style:text-properties fo:font-family="Arial" style:font-family-generic="swiss" style:font-pitch="variable" fo:font-size="10pt" fo:language="es" fo:country="ES" style:font-family-asian="'Times New Roman'" style:font-pitch-asian="variable" style:font-size-asian="10pt" style:font-family-complex="'Times New Roman'" style:font-pitch-complex="variable" style:font-size-complex="10pt"/>
    </style:style>
    <style:style style:name="T58" style:family="text">
      <style:text-properties fo:font-size="14pt" fo:language="es" fo:country="ES" fo:font-style="italic" fo:font-weight="bold" style:font-size-asian="14pt" style:font-size-complex="14pt"/>
    </style:style>
    <style:style style:name="T59" style:family="text">
      <style:text-properties fo:font-family="Arial" style:font-family-generic="swiss" style:font-pitch="variable" fo:font-size="10pt" fo:language="es" fo:country="ES" style:font-family-asian="Arial" style:font-family-generic-asian="swiss" style:font-pitch-asian="variable" style:font-size-asian="10pt" style:font-family-complex="Arial" style:font-family-generic-complex="swiss" style:font-pitch-complex="variable" style:font-size-complex="10pt"/>
    </style:style>
    <style:style style:name="T60" style:family="text">
      <style:text-properties fo:color="#003366" style:text-line-through-style="none" style:text-position="0% 100%" fo:font-family="Arial" style:font-family-generic="swiss" style:font-pitch="variable" fo:font-size="10pt" fo:language="es" fo:country="ES" fo:font-style="normal" fo:text-shadow="none" style:text-underline-style="none" fo:font-weight="normal" style:font-family-asian="Arial" style:font-family-generic-asian="swiss" style:font-pitch-asian="variable" style:font-size-asian="10pt" style:font-family-complex="Arial" style:font-family-generic-complex="swiss" style:font-pitch-complex="variable" style:font-size-complex="10pt" style:font-relief="none"/>
    </style:style>
    <style:style style:name="T61" style:family="text">
      <style:text-properties fo:color="#003366" style:text-line-through-style="none" style:text-position="0% 100%" fo:font-family="'Times New Roman'" style:font-pitch="variable" fo:font-size="10pt" fo:language="es" fo:country="ES" fo:font-style="normal" fo:text-shadow="none" style:text-underline-style="none" fo:font-weight="normal" style:font-family-asian="'Times New Roman'" style:font-pitch-asian="variable" style:font-size-asian="10pt" style:font-family-complex="'Times New Roman'" style:font-pitch-complex="variable" style:font-size-complex="10pt" style:font-relief="none"/>
    </style:style>
    <style:style style:name="T62" style:family="text">
      <style:text-properties fo:font-family="Arial" style:font-family-generic="swiss" style:font-pitch="variable" fo:font-size="12pt" fo:language="es" fo:country="ES" style:font-family-asian="Arial" style:font-family-generic-asian="swiss" style:font-pitch-asian="variable" style:font-size-asian="12pt" style:font-family-complex="Arial" style:font-family-generic-complex="swiss" style:font-pitch-complex="variable" style:font-size-complex="12pt"/>
    </style:style>
    <style:style style:name="T63" style:family="text">
      <style:text-properties fo:font-family="Arial" style:font-family-generic="swiss" style:font-pitch="variable" fo:font-size="12pt" fo:language="es" fo:country="ES" style:font-family-asian="'Times New Roman'" style:font-pitch-asian="variable" style:font-size-asian="12pt" style:font-family-complex="'Times New Roman'" style:font-pitch-complex="variable" style:font-size-complex="12pt"/>
    </style:style>
    <style:style style:name="T64" style:family="text">
      <style:text-properties fo:color="#003366" style:text-line-through-style="none" style:text-position="0% 100%" fo:font-family="'Times New Roman'" style:font-pitch="variable" fo:font-size="28pt" fo:language="es" fo:country="MX" fo:font-style="normal" fo:text-shadow="none" style:text-underline-style="none" fo:font-weight="normal" style:font-size-asian="28pt" style:font-size-complex="28pt" style:font-relief="none"/>
    </style:style>
    <style:style style:name="T65" style:family="text">
      <style:text-properties fo:color="#003366" style:text-line-through-style="none" style:text-position="0% 100%" fo:font-family="'Times New Roman'" style:font-pitch="variable" fo:font-size="28pt" fo:language="es" fo:country="MX" fo:font-style="normal" fo:text-shadow="none" style:text-underline-style="none" fo:font-weight="bold" style:font-size-asian="28pt" style:font-size-complex="28pt" style:font-relief="none"/>
    </style:style>
    <style:style style:name="T66" style:family="text">
      <style:text-properties fo:color="#003366" style:text-line-through-style="none" style:text-position="0% 100%" fo:font-family="'Times New Roman'" style:font-pitch="variable" fo:font-size="24pt" fo:language="es" fo:country="MX" fo:font-style="normal" fo:text-shadow="none" style:text-underline-style="none" fo:font-weight="normal" style:font-size-asian="24pt" style:font-size-complex="24pt" style:font-relief="none"/>
    </style:style>
    <style:style style:name="T67" style:family="text">
      <style:text-properties fo:color="#000000" fo:font-family="Arial" style:font-family-generic="swiss" style:font-pitch="variable" fo:font-size="11pt" fo:language="es" fo:country="ES" style:font-family-asian="Arial" style:font-family-generic-asian="swiss" style:font-pitch-asian="variable" style:font-size-asian="11pt" style:font-family-complex="Arial" style:font-family-generic-complex="swiss" style:font-pitch-complex="variable" style:font-size-complex="11pt"/>
    </style:style>
    <style:style style:name="T68" style:family="text">
      <style:text-properties fo:font-family="Arial" style:font-family-generic="swiss" style:font-pitch="variable" fo:font-size="11pt" fo:language="es" fo:country="ES" style:font-family-asian="Arial" style:font-family-generic-asian="swiss" style:font-pitch-asian="variable" style:font-size-asian="11pt" style:font-family-complex="Arial" style:font-family-generic-complex="swiss" style:font-pitch-complex="variable" style:font-size-complex="11pt"/>
    </style:style>
    <style:style style:name="T69" style:family="text">
      <style:text-properties fo:font-family="Arial" style:font-family-generic="swiss" style:font-pitch="variable" fo:font-size="11pt" style:font-family-asian="Arial" style:font-family-generic-asian="swiss" style:font-pitch-asian="variable" style:font-size-asian="11pt" style:font-family-complex="Arial" style:font-family-generic-complex="swiss" style:font-pitch-complex="variable" style:font-size-complex="11pt"/>
    </style:style>
    <style:style style:name="T70" style:family="text">
      <style:text-properties fo:font-family="Arial" style:font-family-generic="swiss" style:font-pitch="variable" fo:font-size="12pt" style:font-family-asian="'Times New Roman'" style:font-pitch-asian="variable" style:font-size-asian="12pt" style:font-family-complex="'Times New Roman'" style:font-pitch-complex="variable" style:font-size-complex="12pt"/>
    </style:style>
    <style:style style:name="T71" style:family="text">
      <style:text-properties style:font-family-asian="'Times New Roman'" style:font-pitch-asian="variable" style:font-family-complex="'Times New Roman'" style:font-pitch-complex="variable"/>
    </style:style>
    <style:style style:name="T72" style:family="text">
      <style:text-properties style:font-family-asian="Arial" style:font-family-generic-asian="swiss" style:font-pitch-asian="variable" style:font-family-complex="Arial" style:font-family-generic-complex="swiss" style:font-pitch-complex="variable"/>
    </style:style>
    <style:style style:name="T73" style:family="text">
      <style:text-properties fo:font-family="'Courier New'" style:font-family-generic="modern" style:font-pitch="fixed" fo:font-size="14pt" fo:language="es" fo:country="VE" style:font-family-asian="Arial" style:font-family-generic-asian="swiss" style:font-pitch-asian="variable" style:font-size-asian="14pt" style:font-family-complex="Arial" style:font-family-generic-complex="swiss" style:font-pitch-complex="variable" style:font-size-complex="14pt"/>
    </style:style>
    <style:style style:name="T74" style:family="text">
      <style:text-properties fo:font-family="'Courier New'" style:font-family-generic="modern" style:font-pitch="fixed" fo:font-size="14pt" fo:language="es" fo:country="ES" style:font-family-asian="Arial" style:font-family-generic-asian="swiss" style:font-pitch-asian="variable" style:font-size-asian="14pt" style:font-family-complex="Arial" style:font-family-generic-complex="swiss" style:font-pitch-complex="variable" style:font-size-complex="14pt"/>
    </style:style>
    <style:style style:name="T75" style:family="text">
      <style:text-properties fo:font-family="'Courier New'" style:font-family-generic="modern" style:font-pitch="fixed" fo:font-size="12pt" fo:language="es" fo:country="ES" style:font-family-asian="Arial" style:font-family-generic-asian="swiss" style:font-pitch-asian="variable" style:font-size-asian="12pt" style:font-family-complex="Arial" style:font-family-generic-complex="swiss" style:font-pitch-complex="variable" style:font-size-complex="12pt"/>
    </style:style>
    <style:style style:name="T76" style:family="text">
      <style:text-properties fo:font-family="Arial" style:font-family-generic="swiss" style:font-pitch="variable" fo:font-size="24pt" fo:language="es" fo:country="VE" style:font-family-asian="'Times New Roman'" style:font-pitch-asian="variable" style:font-size-asian="24pt" style:font-family-complex="'Times New Roman'" style:font-pitch-complex="variable" style:font-size-complex="24pt"/>
    </style:style>
    <style:style style:name="T77" style:family="text">
      <style:text-properties fo:font-family="Arial" style:font-family-generic="swiss" style:font-pitch="variable" fo:font-size="24pt" fo:language="es" fo:country="ES" style:font-family-asian="'Times New Roman'" style:font-pitch-asian="variable" style:font-size-asian="24pt" style:font-family-complex="'Times New Roman'" style:font-pitch-complex="variable" style:font-size-complex="24pt"/>
    </style:style>
    <style:style style:name="T78" style:family="text">
      <style:text-properties fo:font-family="Arial" style:font-family-generic="swiss" style:font-pitch="variable" fo:font-size="24pt" fo:language="es" fo:country="ES" fo:font-style="italic" style:font-family-asian="'Times New Roman'" style:font-pitch-asian="variable" style:font-size-asian="24pt" style:font-family-complex="'Times New Roman'" style:font-pitch-complex="variable" style:font-size-complex="24pt"/>
    </style:style>
    <style:style style:name="T79" style:family="text">
      <style:text-properties fo:font-family="Arial" style:font-family-generic="swiss" style:font-pitch="variable" fo:font-size="24pt" fo:language="es" fo:country="VE" fo:font-style="italic" style:font-family-asian="'Times New Roman'" style:font-pitch-asian="variable" style:font-size-asian="24pt" style:font-family-complex="'Times New Roman'" style:font-pitch-complex="variable" style:font-size-complex="24pt"/>
    </style:style>
    <style:style style:name="T80" style:family="text">
      <style:text-properties fo:font-family="Arial" style:font-family-generic="swiss" style:font-pitch="variable" fo:font-size="24pt" fo:language="es" fo:country="ES" style:font-family-asian="Arial" style:font-family-generic-asian="swiss" style:font-pitch-asian="variable" style:font-size-asian="24pt" style:font-family-complex="Arial" style:font-family-generic-complex="swiss" style:font-pitch-complex="variable" style:font-size-complex="24pt"/>
    </style:style>
    <style:style style:name="T81" style:family="text">
      <style:text-properties fo:font-family="Arial" style:font-family-generic="swiss" style:font-pitch="variable" fo:font-size="14pt" fo:language="es" fo:country="ES" style:font-family-asian="Arial" style:font-family-generic-asian="swiss" style:font-pitch-asian="variable" style:font-size-asian="14pt" style:font-family-complex="Arial" style:font-family-generic-complex="swiss" style:font-pitch-complex="variable" style:font-size-complex="14pt"/>
    </style:style>
    <style:style style:name="T82" style:family="text">
      <style:text-properties fo:font-size="12pt" fo:language="es" fo:country="ES" style:font-family-asian="'Times New Roman'" style:font-pitch-asian="variable" style:font-size-asian="12pt" style:font-family-complex="'Times New Roman'" style:font-pitch-complex="variable" style:font-size-complex="12pt"/>
    </style:style>
    <style:style style:name="T83" style:family="text">
      <style:text-properties fo:font-size="13pt" style:font-size-asian="13pt" style:font-size-complex="13pt"/>
    </style:style>
    <style:style style:name="T84" style:family="text">
      <style:text-properties fo:font-family="'Liberation Serif', 'Times New Roman'" style:font-family-generic="roman" style:font-pitch="variable" fo:font-size="13pt" fo:language="en" fo:country="US" style:font-size-asian="13pt" style:font-size-complex="13pt"/>
    </style:style>
    <style:style style:name="T85" style:family="text">
      <style:text-properties fo:font-family="'Liberation Serif', 'Times New Roman'" style:font-family-generic="roman" style:font-pitch="variable" fo:font-size="13pt" fo:language="es" fo:country="VE" style:font-size-asian="13pt" style:font-size-complex="13pt"/>
    </style:style>
    <style:style style:name="T86" style:family="text">
      <style:text-properties fo:font-family="'Liberation Serif', 'Times New Roman'" style:font-family-generic="roman" style:font-pitch="variable"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003366" fo:font-size="100%"/>
      </text:list-level-style-bullet>
      <text:list-level-style-bullet text:level="2" text:bullet-char="">
        <style:list-level-properties text:space-before="1.27cm" text:min-label-width="0.793cm"/>
        <style:text-properties fo:font-family="Wingdings" style:font-pitch="variable" style:font-charset="x-symbol" fo:color="#000000" fo:font-size="55%"/>
      </text:list-level-style-bullet>
      <text:list-level-style-bullet text:level="3" text:bullet-char="">
        <style:list-level-properties text:space-before="2.381cm" text:min-label-width="0.635cm"/>
        <style:text-properties fo:font-family="Wingdings" style:font-pitch="variable" style:font-charset="x-symbol" fo:color="#000000" fo:font-size="65%"/>
      </text:list-level-style-bullet>
      <text:list-level-style-bullet text:level="4" text:bullet-char="">
        <style:list-level-properties text:space-before="3.333cm" text:min-label-width="0.635cm"/>
        <style:text-properties fo:font-family="Wingdings" style:font-pitch="variable" style:font-charset="x-symbol" fo:color="#000000" fo:font-size="85%"/>
      </text:list-level-style-bullet>
      <text:list-level-style-bullet text:level="5" text:bullet-char="">
        <style:list-level-properties text:space-before="4.286cm" text:min-label-width="0.635cm"/>
        <style:text-properties fo:font-family="Wingdings" style:font-pitch="variable" style:font-charset="x-symbol" fo:color="#000000" fo:font-size="80%"/>
      </text:list-level-style-bullet>
      <text:list-level-style-bullet text:level="6" text:bullet-char="">
        <style:list-level-properties text:space-before="4.286cm" text:min-label-width="0.635cm"/>
        <style:text-properties fo:font-family="Wingdings" style:font-pitch="variable" style:font-charset="x-symbol" fo:color="#000000" fo:font-size="80%"/>
      </text:list-level-style-bullet>
      <text:list-level-style-bullet text:level="7" text:bullet-char="">
        <style:list-level-properties text:space-before="4.286cm" text:min-label-width="0.635cm"/>
        <style:text-properties fo:font-family="Wingdings" style:font-pitch="variable" style:font-charset="x-symbol" fo:color="#000000" fo:font-size="80%"/>
      </text:list-level-style-bullet>
      <text:list-level-style-bullet text:level="8" text:bullet-char="">
        <style:list-level-properties text:space-before="4.286cm" text:min-label-width="0.635cm"/>
        <style:text-properties fo:font-family="Wingdings" style:font-pitch="variable" style:font-charset="x-symbol" fo:color="#000000"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3366" fo:font-size="55%"/>
      </text:list-level-style-bullet>
      <text:list-level-style-bullet text:level="3" text:bullet-char="">
        <style:list-level-properties text:space-before="2.381cm" text:min-label-width="0.635cm"/>
        <style:text-properties fo:font-family="Wingdings" style:font-pitch="variable" style:font-charset="x-symbol" fo:color="#000000" fo:font-size="65%"/>
      </text:list-level-style-bullet>
      <text:list-level-style-bullet text:level="4" text:bullet-char="">
        <style:list-level-properties text:space-before="3.333cm" text:min-label-width="0.635cm"/>
        <style:text-properties fo:font-family="Wingdings" style:font-pitch="variable" style:font-charset="x-symbol" fo:color="#000000" fo:font-size="85%"/>
      </text:list-level-style-bullet>
      <text:list-level-style-bullet text:level="5" text:bullet-char="">
        <style:list-level-properties text:space-before="4.286cm" text:min-label-width="0.635cm"/>
        <style:text-properties fo:font-family="Wingdings" style:font-pitch="variable" style:font-charset="x-symbol" fo:color="#000000" fo:font-size="80%"/>
      </text:list-level-style-bullet>
      <text:list-level-style-bullet text:level="6" text:bullet-char="">
        <style:list-level-properties text:space-before="4.286cm" text:min-label-width="0.635cm"/>
        <style:text-properties fo:font-family="Wingdings" style:font-pitch="variable" style:font-charset="x-symbol" fo:color="#000000" fo:font-size="80%"/>
      </text:list-level-style-bullet>
      <text:list-level-style-bullet text:level="7" text:bullet-char="">
        <style:list-level-properties text:space-before="4.286cm" text:min-label-width="0.635cm"/>
        <style:text-properties fo:font-family="Wingdings" style:font-pitch="variable" style:font-charset="x-symbol" fo:color="#000000" fo:font-size="80%"/>
      </text:list-level-style-bullet>
      <text:list-level-style-bullet text:level="8" text:bullet-char="">
        <style:list-level-properties text:space-before="4.286cm" text:min-label-width="0.635cm"/>
        <style:text-properties fo:font-family="Wingdings" style:font-pitch="variable" style:font-charset="x-symbol" fo:color="#000000"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55%"/>
      </text:list-level-style-bullet>
      <text:list-level-style-bullet text:level="3" text:bullet-char="">
        <style:list-level-properties text:space-before="2.381cm" text:min-label-width="0.635cm"/>
        <style:text-properties fo:font-family="Wingdings" style:font-pitch="variable" style:font-charset="x-symbol" fo:color="#003366" fo:font-size="65%"/>
      </text:list-level-style-bullet>
      <text:list-level-style-bullet text:level="4" text:bullet-char="">
        <style:list-level-properties text:space-before="3.333cm" text:min-label-width="0.635cm"/>
        <style:text-properties fo:font-family="Wingdings" style:font-pitch="variable" style:font-charset="x-symbol" fo:color="#000000" fo:font-size="85%"/>
      </text:list-level-style-bullet>
      <text:list-level-style-bullet text:level="5" text:bullet-char="">
        <style:list-level-properties text:space-before="4.286cm" text:min-label-width="0.635cm"/>
        <style:text-properties fo:font-family="Wingdings" style:font-pitch="variable" style:font-charset="x-symbol" fo:color="#000000" fo:font-size="80%"/>
      </text:list-level-style-bullet>
      <text:list-level-style-bullet text:level="6" text:bullet-char="">
        <style:list-level-properties text:space-before="4.286cm" text:min-label-width="0.635cm"/>
        <style:text-properties fo:font-family="Wingdings" style:font-pitch="variable" style:font-charset="x-symbol" fo:color="#000000" fo:font-size="80%"/>
      </text:list-level-style-bullet>
      <text:list-level-style-bullet text:level="7" text:bullet-char="">
        <style:list-level-properties text:space-before="4.286cm" text:min-label-width="0.635cm"/>
        <style:text-properties fo:font-family="Wingdings" style:font-pitch="variable" style:font-charset="x-symbol" fo:color="#000000" fo:font-size="80%"/>
      </text:list-level-style-bullet>
      <text:list-level-style-bullet text:level="8" text:bullet-char="">
        <style:list-level-properties text:space-before="4.286cm" text:min-label-width="0.635cm"/>
        <style:text-properties fo:font-family="Wingdings" style:font-pitch="variable" style:font-charset="x-symbol" fo:color="#000000" fo:font-size="8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3366" fo:font-size="55%"/>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3366" fo:font-size="65%"/>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0.635cm" text:min-label-width="-0.635cm" text:min-label-distance="0.63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1.247cm" text:min-label-width="-1.247cm" text:min-label-distance="1.24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text-properties fo:font-family="'Courier New'" style:font-family-generic="modern" style:font-pitch="fixed" fo:color="#0000c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text-properties fo:font-family="'Courier New'" style:font-family-generic="modern" style:font-pitch="fixed" fo:color="#00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0.635cm"/>
        <style:text-properties fo:font-family="'Times New Roman'" style:font-family-generic="roman"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7">
      <text:list-level-style-bullet text:level="1" text:bullet-char="•">
        <style:list-level-properties text:space-before="1.247cm"/>
        <style:text-properties fo:font-family="'Times New Roman'" style:font-family-generic="roman"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3366" fo:font-size="100%"/>
      </text:list-level-style-bullet>
      <text:list-level-style-bullet text:level="3" text:bullet-char="•">
        <style:list-level-properties text:space-before="2.54cm"/>
        <style:text-properties fo:font-family="'Times New Roman'" style:font-family-generic="roman" style:font-pitch="variable" fo:color="#003366" fo:font-size="100%"/>
      </text:list-level-style-bullet>
      <text:list-level-style-bullet text:level="4" text:bullet-char="•">
        <style:list-level-properties text:space-before="3.81cm"/>
        <style:text-properties fo:font-family="'Times New Roman'" style:font-family-generic="roman" style:font-pitch="variable" fo:color="#003366" fo:font-size="100%"/>
      </text:list-level-style-bullet>
      <text:list-level-style-bullet text:level="5" text:bullet-char="•">
        <style:list-level-properties text:space-before="5.08cm"/>
        <style:text-properties fo:font-family="'Times New Roman'" style:font-family-generic="roman" style:font-pitch="variable" fo:color="#003366" fo:font-size="100%"/>
      </text:list-level-style-bullet>
      <text:list-level-style-bullet text:level="6" text:bullet-char="•">
        <style:list-level-properties text:space-before="5.08cm"/>
        <style:text-properties fo:font-family="'Times New Roman'" style:font-family-generic="roman" style:font-pitch="variable" fo:color="#003366" fo:font-size="100%"/>
      </text:list-level-style-bullet>
      <text:list-level-style-bullet text:level="7" text:bullet-char="•">
        <style:list-level-properties text:space-before="5.08cm"/>
        <style:text-properties fo:font-family="'Times New Roman'" style:font-family-generic="roman" style:font-pitch="variable" fo:color="#003366" fo:font-size="100%"/>
      </text:list-level-style-bullet>
      <text:list-level-style-bullet text:level="8" text:bullet-char="•">
        <style:list-level-properties text:space-before="5.08cm"/>
        <style:text-properties fo:font-family="'Times New Roman'" style:font-family-generic="roman" style:font-pitch="variable" fo:color="#003366" fo:font-size="100%"/>
      </text:list-level-style-bullet>
      <text:list-level-style-bullet text:level="9" text:bullet-char="•">
        <style:list-level-properties text:space-before="5.08cm"/>
        <style:text-properties fo:font-family="'Times New Roman'" style:font-family-generic="roman" style:font-pitch="variable" fo:color="#003366" fo:font-size="100%"/>
      </text:list-level-style-bullet>
      <text:list-level-style-bullet text:level="10" text:bullet-char="•">
        <style:list-level-properties text:space-before="5.08cm"/>
        <style:text-properties fo:font-family="'Times New Roman'" style:font-family-generic="roman" style:font-pitch="variable" fo:color="#003366" fo:font-size="100%"/>
      </text:list-level-style-bullet>
    </text:list-style>
    <text:list-style style:name="L18">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office:forms form:automatic-focus="false" form:apply-design-mode="false"/>
        <draw:frame presentation:style-name="pr1" draw:text-style-name="P1" draw:layer="layout" svg:width="25.199cm" svg:height="3.256cm" svg:x="1.4cm" svg:y="0.962cm" presentation:class="title">
          <draw:text-box>
            <text:p text:style-name="P1">El Resumidor</text:p>
          </draw:text-box>
        </draw:frame>
        <draw:frame presentation:style-name="pr2" draw:text-style-name="P1" draw:layer="layout" svg:width="25.199cm" svg:height="13.867cm" svg:x="1.771cm" svg:y="4.113cm" presentation:class="subtitle" presentation:user-transformed="true">
          <draw:text-box>
            <text:p text:style-name="P1">Una herramienta informática para extraer conocimiento desde textos en lenguaje natural.</text:p>
            <text:p text:style-name="P1"/>
            <text:p text:style-name="P1">Esta presentación está basada en los siguientes trabajos:</text:p>
            <text:p text:style-name="P2"/>
            <text:p text:style-name="P2"><text:span text:style-name="T1">Ochoa-Arias, Jesús I. </text:span><text:span text:style-name="T2">Formulación de Normas Lógicas para el Discurso Escrito de Noticias</text:span><text:span text:style-name="T1">. Tesis. Escuela de Ingeniería de Sistemas. Universidad de Los Andes. 1999.</text:span></text:p>
            <text:p text:style-name="P2"><text:span text:style-name="T1">Contreras, H. Yelitza. </text:span><text:span text:style-name="T2">Una Técnica para la Extracción Automática de Resúmenes basada en una Gramática de Estilo</text:span><text:span text:style-name="T1">. Tesis. MSc Computación. Universidad de Los Andes. <text:s/>2002. </text:span></text:p>
            <text:p text:style-name="P2"><text:span text:style-name="T1">Parra, M. Marilú. </text:span><text:span text:style-name="T2">Un Modelo Computacional para la Generación de Resúmenes Automáticos de Artículos Científicos en Españo</text:span><text:span text:style-name="T1">l. Tesis. MSc Modelado y Simulación. Universidad de Los Andes. 2004. </text:span></text:p>
            <text:p text:style-name="P2"><text:span text:style-name="T1">Arteaga-Matute, Leonardo.</text:span><text:span text:style-name="T2"> Estrategia para el Procesamiento del Lenguaje Natural Español escrito en páginas Web con un Resumidor de Textos Simbólicos basado en Estilos</text:span><text:span text:style-name="T1">. Tesis. Licenciatura en Computación. La Universidad del Zulia. 2008. </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draw:id="id2">
        <office:forms form:automatic-focus="false" form:apply-design-mode="false"/>
        <draw:frame presentation:style-name="pr4" draw:text-style-name="P1" draw:layer="layout" svg:width="25.199cm" svg:height="13.609cm" svg:x="1.4cm" svg:y="5.039cm" presentation:class="subtitle">
          <draw:text-box>
            <text:p text:style-name="P1">El resumidor</text:p>
            <text:p text:style-name="P1"/>
            <text:p text:style-name="P1"/>
            <text:p text:style-name="P1">http://resumidor.sourceforge.net</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5"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draw:id="id3">
        <office:forms form:automatic-focus="false" form:apply-design-mode="false"/>
        <draw:frame presentation:style-name="pr1" draw:text-style-name="P1" draw:layer="layout" svg:width="25.199cm" svg:height="3.256cm" svg:x="1.4cm" svg:y="0.962cm" presentation:class="title">
          <draw:text-box>
            <text:p text:style-name="P1">El resumidor</text:p>
          </draw:text-box>
        </draw:frame>
        <draw:frame presentation:style-name="pr6" draw:text-style-name="P7" draw:layer="layout" svg:width="22.106cm" svg:height="10.781cm" svg:x="2.249cm" svg:y="6.153cm" presentation:class="outline" presentation:user-transformed="true">
          <draw:text-box>
            <text:list text:style-name="L2">
              <text:list-item>
                <text:p text:style-name="P4"><text:span text:style-name="T3">Objetivo de la investigación : </text:span></text:p>
              </text:list-item>
            </text:list>
            <text:list text:style-name="L3">
              <text:list-item>
                <text:p text:style-name="P5"><text:span text:style-name="T3"/></text:p>
              </text:list-item>
            </text:list>
            <text:list text:style-name="L4">
              <text:list-item>
                <text:list>
                  <text:list-item>
                    <text:p text:style-name="P6"><text:span text:style-name="T4"><text:tab/></text:span><text:span text:style-name="T4">“</text:span><text:span text:style-name="T4">El propósito general de este proyecto es crear un modelo de la estructura de un texto que podamos usar luego para guiar un sistema de cómputo que aproveche esa estructura para analizar y sintetizar (resumir) un texto” [Parra, 2004]. </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Lingüística del texto</text:p>
          </draw:text-box>
        </draw:frame>
        <draw:frame presentation:style-name="pr8" draw:text-style-name="P7" draw:layer="layout" svg:width="22.106cm" svg:height="10.781cm" svg:x="2.249cm" svg:y="6.152cm" presentation:class="outline" presentation:user-transformed="true">
          <draw:text-box>
            <text:list text:style-name="L2">
              <text:list-item>
                <text:p text:style-name="P10"><text:span text:style-name="T5">Microestructura</text:span><text:span text:style-name="T6"> [Williams, 1990] [Contreras, 2002]</text:span></text:p>
              </text:list-item>
            </text:list>
            <text:list text:style-name="L2">
              <text:list-item>
                <text:list>
                  <text:list-item>
                    <text:p text:style-name="P11"><text:span text:style-name="T7">Nivel-1</text:span></text:p>
                  </text:list-item>
                </text:list>
              </text:list-item>
            </text:list>
            <text:list text:style-name="L2">
              <text:list-item>
                <text:list>
                  <text:list-item>
                    <text:p text:style-name="P11"><text:span text:style-name="T7">Nivel-2</text:span></text:p>
                  </text:list-item>
                </text:list>
              </text:list-item>
            </text:list>
            <text:list text:style-name="L2">
              <text:list-item>
                <text:p text:style-name="P10"><text:span text:style-name="T5">Macroestructura</text:span></text:p>
              </text:list-item>
            </text:list>
            <text:list text:style-name="L2">
              <text:list-item>
                <text:list>
                  <text:list-item>
                    <text:p text:style-name="P11"><text:span text:style-name="T8">Omisión y selección</text:span><text:span text:style-name="T7"> [</text:span><text:span text:style-name="T9">van </text:span><text:span text:style-name="T7">Dijk, 1983]</text:span></text:p>
                  </text:list-item>
                </text:list>
              </text:list-item>
            </text:list>
            <text:list text:style-name="L2">
              <text:list-item>
                <text:p text:style-name="P10"><text:span text:style-name="T5">Superestructura </text:span><text:span text:style-name="T10">[Parra, 2004]</text:span></text:p>
              </text:list-item>
            </text:list>
            <text:list text:style-name="L2">
              <text:list-item>
                <text:list>
                  <text:list-item>
                    <text:p text:style-name="P11"><text:span text:style-name="T11">Esquema del texto</text:span></text:p>
                  </text:list-item>
                </text:list>
              </text:list-item>
            </text:list>
          </draw:text-box>
        </draw:frame>
        <presentation:notes draw:style-name="dp2">
          <draw:page-thumbnail draw:style-name="gr1" draw:layer="layout" svg:width="9.999cm" svg:height="9.999cm" svg:x="0cm" svg:y="0cm" draw:page-number="4" presentation:class="page"/>
          <draw:frame presentation:style-name="pr9" draw:text-style-name="P12" draw:layer="layout" svg:width="16.267cm" svg:height="11.464cm" svg:x="1.4cm" svg:y="12.18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text:span text:style-name="T3">Lingüística del Texto</text:span></text:p>
          </draw:text-box>
        </draw:frame>
        <draw:frame presentation:style-name="pr10" draw:text-style-name="P7" draw:layer="layout" svg:width="22.106cm" svg:height="10.781cm" svg:x="2.249cm" svg:y="6.152cm" presentation:class="outline" presentation:user-transformed="true">
          <draw:text-box>
            <text:list text:style-name="L2">
              <text:list-item>
                <text:p text:style-name="P4"><text:span text:style-name="T12">Modelo IMRD</text:span><text:span text:style-name="T3">:</text:span></text:p>
              </text:list-item>
            </text:list>
            <text:list text:style-name="L3">
              <text:list-item>
                <text:p text:style-name="P5"><text:span text:style-name="T3"/></text:p>
              </text:list-item>
            </text:list>
            <text:list text:style-name="L2">
              <text:list-item>
                <text:list>
                  <text:list-item>
                    <text:p text:style-name="P13"><text:span text:style-name="T3">La sección introducción de los AIC</text:span></text:p>
                  </text:list-item>
                </text:list>
              </text:list-item>
            </text:list>
            <text:list text:style-name="L2">
              <text:list-item>
                <text:list>
                  <text:list-item>
                    <text:list>
                      <text:list-item>
                        <text:p text:style-name="P14"><text:span text:style-name="T3">Modelo </text:span><text:span text:style-name="T13">Create a Research Space</text:span><text:span text:style-name="T4">-</text:span><text:span text:style-name="T3">CARS [</text:span><text:span text:style-name="T14">Swales, 1990</text:span><text:span text:style-name="T3">]</text:span></text:p>
                      </text:list-item>
                    </text:list>
                  </text:list-item>
                </text:list>
              </text:list-item>
            </text:list>
            <text:list text:style-name="L5">
              <text:list-item>
                <text:list>
                  <text:list-item>
                    <text:list>
                      <text:list-item>
                        <text:p text:style-name="P15"><text:span text:style-name="T3"/></text:p>
                      </text:list-item>
                    </text:list>
                  </text:list-item>
                </text:list>
              </text:list-item>
            </text:list>
            <text:list text:style-name="L2">
              <text:list-item>
                <text:list>
                  <text:list-item>
                    <text:p text:style-name="P13"><text:span text:style-name="T3">La sección discusión de los AIC</text:span></text:p>
                  </text:list-item>
                </text:list>
              </text:list-item>
            </text:list>
          </draw:text-box>
        </draw:frame>
        <presentation:notes draw:style-name="dp2">
          <draw:page-thumbnail draw:style-name="gr1" draw:layer="layout" svg:width="9.999cm" svg:height="9.999cm" svg:x="0cm" svg:y="0cm" draw:page-number="5" presentation:class="page"/>
          <draw:frame presentation:style-name="pr11" draw:text-style-name="P12" draw:layer="layout" svg:width="16.267cm" svg:height="11.464cm" svg:x="1.4cm" svg:y="12.18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text:span text:style-name="T3">Modelo CARS</text:span></text:p>
          </draw:text-box>
        </draw:frame>
        <draw:g>
          <draw:g>
            <draw:g>
              <draw:g>
                <draw:rect draw:style-name="gr2" draw:text-style-name="P16" draw:layer="layout" svg:width="19.146cm" svg:height="2.548cm" svg:x="4.928cm" svg:y="5.451cm">
                  <text:p text:style-name="P1"/>
                </draw:rect>
                <draw:frame draw:style-name="gr3" draw:text-style-name="P19" draw:layer="layout" svg:width="19.146cm" svg:height="2.548cm" svg:x="4.928cm" svg:y="5.451cm">
                  <draw:text-box>
                    <text:p text:style-name="P17"><text:span text:style-name="T15"> </text:span></text:p>
                    <text:p text:style-name="P18"><text:span text:style-name="T16">Estructura retórica – Modelo Swales</text:span></text:p>
                  </draw:text-box>
                </draw:frame>
              </draw:g>
              <draw:rect draw:style-name="gr4" draw:text-style-name="P16" draw:layer="layout" svg:width="19.489cm" svg:height="2.548cm" svg:x="4.756cm" svg:y="5.451cm">
                <text:p text:style-name="P1"/>
              </draw:rect>
            </draw:g>
            <draw:g>
              <draw:g>
                <draw:rect draw:style-name="gr2" draw:text-style-name="P16" draw:layer="layout" svg:width="7.023cm" svg:height="2.763cm" svg:x="4.928cm" svg:y="7.999cm">
                  <text:p text:style-name="P1"/>
                </draw:rect>
                <draw:frame draw:style-name="gr5" draw:text-style-name="P19" draw:layer="layout" svg:width="7.023cm" svg:height="3.046cm" svg:x="4.928cm" svg:y="7.999cm">
                  <draw:text-box>
                    <text:p text:style-name="P17"><text:span text:style-name="T17"> </text:span></text:p>
                    <text:p text:style-name="P18"><text:span text:style-name="T17">Movimiento1</text:span></text:p>
                    <text:p text:style-name="P18"><text:span text:style-name="T17">Estableciendo el territorio</text:span></text:p>
                    <text:p text:style-name="P18"><text:span text:style-name="T17"/></text:p>
                  </draw:text-box>
                </draw:frame>
              </draw:g>
              <draw:rect draw:style-name="gr4" draw:text-style-name="P16" draw:layer="layout" svg:width="7.367cm" svg:height="2.763cm" svg:x="4.756cm" svg:y="7.999cm">
                <text:p text:style-name="P1"/>
              </draw:rect>
            </draw:g>
            <draw:g>
              <draw:g>
                <draw:rect draw:style-name="gr2" draw:text-style-name="P16" draw:layer="layout" svg:width="11.777cm" svg:height="2.922cm" svg:x="12.297cm" svg:y="7.999cm">
                  <text:p text:style-name="P1"/>
                </draw:rect>
                <draw:frame draw:style-name="gr6" draw:text-style-name="P21" draw:layer="layout" svg:width="11.777cm" svg:height="3.35cm" svg:x="12.297cm" svg:y="7.999cm">
                  <draw:text-box>
                    <text:p text:style-name="P8"><text:span text:style-name="T18"/></text:p>
                    <text:p text:style-name="P8"><text:span text:style-name="T19">Paso1</text:span><text:span text:style-name="T20"> Centralización del tema</text:span></text:p>
                    <text:p text:style-name="P20"><text:span text:style-name="T19">Paso2</text:span><text:span text:style-name="T20"> Generalización del tópico</text:span></text:p>
                    <text:p text:style-name="P20"><text:span text:style-name="T19">Paso3</text:span><text:span text:style-name="T21"> </text:span><text:span text:style-name="T20">Referencias a investigaciones previas</text:span></text:p>
                    <text:p text:style-name="P20"><text:span text:style-name="T22"> </text:span></text:p>
                    <text:p text:style-name="P20"><text:span text:style-name="T22"/></text:p>
                  </draw:text-box>
                </draw:frame>
              </draw:g>
              <draw:rect draw:style-name="gr4" draw:text-style-name="P16" draw:layer="layout" svg:width="12.122cm" svg:height="2.922cm" svg:x="12.123cm" svg:y="7.999cm">
                <text:p text:style-name="P1"/>
              </draw:rect>
            </draw:g>
            <draw:g>
              <draw:g>
                <draw:rect draw:style-name="gr2" draw:text-style-name="P16" draw:layer="layout" svg:width="7.023cm" svg:height="3.398cm" svg:x="4.928cm" svg:y="10.971cm">
                  <text:p text:style-name="P1"/>
                </draw:rect>
                <draw:frame draw:style-name="gr7" draw:text-style-name="P19" draw:layer="layout" svg:width="7.023cm" svg:height="3.398cm" svg:x="4.928cm" svg:y="10.971cm">
                  <draw:text-box>
                    <text:p text:style-name="P17"><text:span text:style-name="T23"> </text:span></text:p>
                    <text:p text:style-name="P18"><text:span text:style-name="T17">Movimiento2</text:span></text:p>
                    <text:p text:style-name="P18"><text:span text:style-name="T17">Estableciendo el nicho</text:span></text:p>
                    <text:p text:style-name="P18"><text:span text:style-name="T17"/></text:p>
                  </draw:text-box>
                </draw:frame>
              </draw:g>
              <draw:rect draw:style-name="gr4" draw:text-style-name="P16" draw:layer="layout" svg:width="7.367cm" svg:height="3.398cm" svg:x="4.756cm" svg:y="10.971cm">
                <text:p text:style-name="P1"/>
              </draw:rect>
            </draw:g>
            <draw:g>
              <draw:g>
                <draw:rect draw:style-name="gr2" draw:text-style-name="P16" draw:layer="layout" svg:width="11.777cm" svg:height="3.269cm" svg:x="12.297cm" svg:y="10.971cm">
                  <text:p text:style-name="P1"/>
                </draw:rect>
                <draw:frame draw:style-name="gr8" draw:text-style-name="P21" draw:layer="layout" svg:width="11.777cm" svg:height="3.398cm" svg:x="12.297cm" svg:y="10.971cm">
                  <draw:text-box>
                    <text:p text:style-name="P8"><text:span text:style-name="T18"/></text:p>
                    <text:p text:style-name="P8"><text:span text:style-name="T19">Paso 1A</text:span><text:span text:style-name="T20"> <text:s/>Contradicción con la tradición o</text:span></text:p>
                    <text:p text:style-name="P20"><text:span text:style-name="T19">Paso 1B</text:span><text:span text:style-name="T20"> <text:s/>Marcación de una brecha o</text:span></text:p>
                    <text:p text:style-name="P20"><text:span text:style-name="T19">Paso 1C</text:span><text:span text:style-name="T21"> </text:span><text:span text:style-name="T20">Formulación de preguntas o</text:span></text:p>
                    <text:p text:style-name="P20"><text:span text:style-name="T19">Paso 1D</text:span><text:span text:style-name="T21"> </text:span><text:span text:style-name="T20">Continuación con la tradición</text:span></text:p>
                    <text:p text:style-name="P20"><text:span text:style-name="T22"> </text:span></text:p>
                    <text:p text:style-name="P20"><text:span text:style-name="T22"/></text:p>
                  </draw:text-box>
                </draw:frame>
              </draw:g>
              <draw:rect draw:style-name="gr4" draw:text-style-name="P16" draw:layer="layout" svg:width="12.122cm" svg:height="3.269cm" svg:x="12.123cm" svg:y="10.971cm">
                <text:p text:style-name="P1"/>
              </draw:rect>
            </draw:g>
            <draw:g>
              <draw:g>
                <draw:rect draw:style-name="gr2" draw:text-style-name="P16" draw:layer="layout" svg:width="7.023cm" svg:height="3.398cm" svg:x="4.928cm" svg:y="14.369cm">
                  <text:p text:style-name="P1"/>
                </draw:rect>
                <draw:frame draw:style-name="gr7" draw:text-style-name="P19" draw:layer="layout" svg:width="7.023cm" svg:height="3.398cm" svg:x="4.928cm" svg:y="14.369cm">
                  <draw:text-box>
                    <text:p text:style-name="P17"><text:span text:style-name="T17"> </text:span></text:p>
                    <text:p text:style-name="P18"><text:span text:style-name="T17">Movimiento3</text:span></text:p>
                    <text:p text:style-name="P18"><text:span text:style-name="T17">Ocupando el nicho</text:span></text:p>
                    <text:p text:style-name="P18"><text:span text:style-name="T17"/></text:p>
                  </draw:text-box>
                </draw:frame>
              </draw:g>
              <draw:rect draw:style-name="gr4" draw:text-style-name="P16" draw:layer="layout" svg:width="7.367cm" svg:height="3.398cm" svg:x="4.756cm" svg:y="14.369cm">
                <text:p text:style-name="P1"/>
              </draw:rect>
            </draw:g>
            <draw:g>
              <draw:g>
                <draw:rect draw:style-name="gr2" draw:text-style-name="P16" draw:layer="layout" svg:width="11.777cm" svg:height="3.398cm" svg:x="12.297cm" svg:y="14.369cm">
                  <text:p text:style-name="P1"/>
                </draw:rect>
                <draw:frame draw:style-name="gr8" draw:text-style-name="P21" draw:layer="layout" svg:width="11.777cm" svg:height="3.398cm" svg:x="12.297cm" svg:y="14.369cm">
                  <draw:text-box>
                    <text:p text:style-name="P8"><text:span text:style-name="T18"/></text:p>
                    <text:p text:style-name="P8"><text:span text:style-name="T19">Paso 1A</text:span><text:span text:style-name="T20"> <text:s/>Presentación de objetivos o</text:span></text:p>
                    <text:p text:style-name="P20"><text:span text:style-name="T19">Paso 1B</text:span><text:span text:style-name="T20"> <text:s/>Anuncio de la investigación</text:span></text:p>
                    <text:p text:style-name="P20"><text:span text:style-name="T19">Paso 2</text:span><text:span text:style-name="T21"> </text:span><text:span text:style-name="T20"><text:s text:c="4"/>Anuncio de los hallazgos</text:span></text:p>
                    <text:p text:style-name="P20"><text:span text:style-name="T19">Paso 3</text:span><text:span text:style-name="T21"> <text:s text:c="2"/></text:span><text:span text:style-name="T20"><text:s text:c="2"/>Presentación de la estructura</text:span><text:span text:style-name="T22"> </text:span></text:p>
                    <text:p text:style-name="P20"><text:span text:style-name="T22"/></text:p>
                  </draw:text-box>
                </draw:frame>
              </draw:g>
              <draw:rect draw:style-name="gr4" draw:text-style-name="P16" draw:layer="layout" svg:width="12.122cm" svg:height="3.398cm" svg:x="12.123cm" svg:y="14.369cm">
                <text:p text:style-name="P1"/>
              </draw:rect>
            </draw:g>
          </draw:g>
          <draw:rect draw:style-name="gr9" draw:text-style-name="P16" draw:layer="layout" svg:width="19.527cm" svg:height="12.342cm" svg:x="4.738cm" svg:y="5.438cm">
            <text:p text:style-name="P1"/>
          </draw:rect>
        </draw:g>
        <presentation:notes draw:style-name="dp2">
          <draw:page-thumbnail draw:style-name="gr1" draw:layer="layout" svg:width="9.999cm" svg:height="9.999cm" svg:x="0cm" svg:y="0cm" draw:page-number="6" presentation:class="page"/>
          <draw:frame presentation:style-name="pr12" draw:text-style-name="P12" draw:layer="layout" svg:width="16.267cm" svg:height="11.464cm" svg:x="1.4cm" svg:y="12.18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text:span text:style-name="T3">Movimiento3 paso1B </text:span></text:p>
          </draw:text-box>
        </draw:frame>
        <draw:g>
          <draw:g>
            <draw:g>
              <draw:g>
                <draw:rect draw:style-name="gr2" draw:text-style-name="P16" draw:layer="layout" svg:width="6.216cm" svg:height="1.628cm" svg:x="2.133cm" svg:y="6.393cm">
                  <text:p text:style-name="P1"/>
                </draw:rect>
                <draw:frame draw:style-name="gr10" draw:text-style-name="P19" draw:layer="layout" svg:width="6.216cm" svg:height="8.095cm" svg:x="2.133cm" svg:y="6.393cm">
                  <draw:text-box>
                    <text:p text:style-name="P17"><text:span text:style-name="T23"> </text:span></text:p>
                    <text:p text:style-name="P18"><text:span text:style-name="T23"> </text:span></text:p>
                    <text:p text:style-name="P18"><text:span text:style-name="T23"/></text:p>
                    <text:p text:style-name="P18"><text:span text:style-name="T23"/></text:p>
                    <text:p text:style-name="P18"><text:span text:style-name="T23"> </text:span></text:p>
                    <text:p text:style-name="P18"><text:span text:style-name="T24">Movimiento3</text:span></text:p>
                    <text:p text:style-name="P18"><text:span text:style-name="T24"/></text:p>
                    <text:p text:style-name="P18"><text:span text:style-name="T24"/></text:p>
                    <text:p text:style-name="P18"><text:span text:style-name="T24">Ocupando el nicho</text:span></text:p>
                    <text:p text:style-name="P18"><text:span text:style-name="T24"> </text:span></text:p>
                    <text:p text:style-name="P18"><text:span text:style-name="T24">PASO 1B</text:span></text:p>
                    <text:p text:style-name="P18"><text:span text:style-name="T22"> </text:span></text:p>
                    <text:p text:style-name="P18"><text:span text:style-name="T22"/></text:p>
                  </draw:text-box>
                </draw:frame>
              </draw:g>
              <draw:rect draw:style-name="gr4" draw:text-style-name="P16" draw:layer="layout" svg:width="6.631cm" svg:height="1.628cm" svg:x="1.928cm" svg:y="6.393cm">
                <text:p text:style-name="P1"/>
              </draw:rect>
            </draw:g>
            <draw:g>
              <draw:g>
                <draw:rect draw:style-name="gr2" draw:text-style-name="P16" draw:layer="layout" svg:width="16.406cm" svg:height="1.146cm" svg:x="8.764cm" svg:y="6.393cm">
                  <text:p text:style-name="P1"/>
                </draw:rect>
                <draw:frame draw:style-name="gr11" draw:text-style-name="P21" draw:layer="layout" svg:width="16.406cm" svg:height="10.447cm" svg:x="8.764cm" svg:y="6.393cm">
                  <draw:text-box>
                    <text:p text:style-name="P8"><text:span text:style-name="T18"> </text:span></text:p>
                    <text:p text:style-name="P20"><text:span text:style-name="T25">“</text:span><text:span text:style-name="T25">Este trabajo tiene el propósito...”</text:span></text:p>
                    <text:p text:style-name="P20"><text:span text:style-name="T25"/></text:p>
                    <text:p text:style-name="P20"><text:span text:style-name="T26"/></text:p>
                    <text:p text:style-name="P20"><text:span text:style-name="T25">“</text:span><text:span text:style-name="T25">La finalidad de nuestro trabajo es analizar...”</text:span></text:p>
                    <text:p text:style-name="P20"><text:span text:style-name="T26"/></text:p>
                    <text:p text:style-name="P20"><text:span text:style-name="T25">“</text:span><text:span text:style-name="T25">El presente trabajo indica...”</text:span></text:p>
                    <text:p text:style-name="P20"><text:span text:style-name="T26"/></text:p>
                    <text:p text:style-name="P20"><text:span text:style-name="T25">“</text:span><text:span text:style-name="T25">nuestro objetivo es identificar...”</text:span></text:p>
                    <text:p text:style-name="P20"><text:span text:style-name="T26"/></text:p>
                    <text:p text:style-name="P20"><text:span text:style-name="T25">“</text:span><text:span text:style-name="T25">El presente artículo tiene por objetivo el desarrollo...”</text:span></text:p>
                    <text:p text:style-name="P20"><text:span text:style-name="T25"/></text:p>
                  </draw:text-box>
                </draw:frame>
              </draw:g>
              <draw:rect draw:style-name="gr4" draw:text-style-name="P16" draw:layer="layout" svg:width="16.818cm" svg:height="1.146cm" svg:x="8.559cm" svg:y="6.393cm">
                <text:p text:style-name="P1"/>
              </draw:rect>
            </draw:g>
          </draw:g>
          <draw:rect draw:style-name="gr9" draw:text-style-name="P16" draw:layer="layout" svg:width="23.495cm" svg:height="5.027cm" svg:x="1.905cm" svg:y="6.38cm">
            <text:p text:style-name="P1"/>
          </draw:rect>
        </draw:g>
        <presentation:notes draw:style-name="dp2">
          <draw:page-thumbnail draw:style-name="gr1" draw:layer="layout" svg:width="9.999cm" svg:height="9.999cm" svg:x="0cm" svg:y="0cm" draw:page-number="7" presentation:class="page"/>
          <draw:frame presentation:style-name="pr13" draw:text-style-name="P12" draw:layer="layout" svg:width="16.267cm" svg:height="11.464cm" svg:x="1.4cm" svg:y="12.187cm" presentation:class="notes" presentation:placeholder="true">
            <draw:text-box/>
          </draw:frame>
        </presentation:notes>
      </draw:page>
      <draw:page draw:name="page8" draw:style-name="dp3" draw:master-page-name="Default">
        <office:forms form:automatic-focus="false" form:apply-design-mode="false"/>
        <draw:frame draw:style-name="gr12" draw:text-style-name="P24" draw:layer="layout" svg:width="22.436cm" svg:height="2.128cm" svg:x="3.175cm" svg:y="4.445cm">
          <draw:text-box>
            <text:p text:style-name="P22"><text:span text:style-name="T16">DCG: </text:span><text:span text:style-name="T27">sentencia(sent(FN,FV))--&gt; frase_nominal(FN),frase_verbal(FV).</text:span></text:p>
            <text:p text:style-name="P23"><text:span text:style-name="T27"/></text:p>
          </draw:text-box>
        </draw:frame>
        <draw:g>
          <draw:rect draw:style-name="gr13" draw:text-style-name="P16" draw:layer="layout" svg:width="20.496cm" svg:height="3.175cm" svg:x="3.81cm" svg:y="1.693cm">
            <text:p text:style-name="P1"/>
          </draw:rect>
          <draw:frame draw:style-name="gr14" draw:text-style-name="P26" draw:layer="layout" svg:width="20.496cm" svg:height="3.175cm" svg:x="3.81cm" svg:y="1.693cm">
            <draw:text-box>
              <text:p text:style-name="P25"><text:span text:style-name="T28">DCG para Movimiento3</text:span></text:p>
            </draw:text-box>
          </draw:frame>
        </draw:g>
        <draw:g>
          <draw:g>
            <draw:g>
              <draw:rect draw:style-name="gr2" draw:text-style-name="P16" draw:layer="layout" svg:width="23.639cm" svg:height="2.744cm" svg:x="2.549cm" svg:y="6.561cm">
                <text:p text:style-name="P1"/>
              </draw:rect>
              <draw:frame draw:style-name="gr15" draw:text-style-name="P21" draw:layer="layout" svg:width="23.639cm" svg:height="12.522cm" svg:x="2.549cm" svg:y="6.561cm">
                <draw:text-box>
                  <text:p text:style-name="P8"><text:span text:style-name="T29"> </text:span><text:span text:style-name="T30">sentencia --&gt; movimiento3</text:span><text:span text:style-name="T31">.</text:span></text:p>
                  <text:p text:style-name="P27"><text:span text:style-name="T32"/></text:p>
                  <text:p text:style-name="P27"><text:span text:style-name="T30">movimiento3 --&gt; frase_de_proposito, </text:span><text:span text:style-name="T31">pronombre</text:span><text:span text:style-name="T33">, </text:span><text:span text:style-name="T30">copula,</text:span></text:p>
                  <text:p text:style-name="P27"><text:span text:style-name="T31"/></text:p>
                  <text:p text:style-name="P27"><text:span text:style-name="T31"><text:s/></text:span><text:span text:style-name="T30">verbo_proposito.</text:span></text:p>
                  <text:p text:style-name="P27"><text:span text:style-name="T32"/></text:p>
                  <text:p text:style-name="P27"><text:span text:style-name="T30">frase_de_proposito --&gt; articulo, proposito, de, trabajo.</text:span></text:p>
                  <text:p text:style-name="P27"><text:span text:style-name="T31"/></text:p>
                  <text:p text:style-name="P27"><text:span text:style-name="T30">articulo --&gt; [el].</text:span></text:p>
                  <text:p text:style-name="P27"><text:span text:style-name="T31"/></text:p>
                  <text:p text:style-name="P27"><text:span text:style-name="T30">proposito --&gt; [proposito].</text:span></text:p>
                  <text:p text:style-name="P27"><text:span text:style-name="T31"/></text:p>
                  <text:p text:style-name="P27"><text:span text:style-name="T30">de --&gt; [de, este].</text:span></text:p>
                  <text:p text:style-name="P27"><text:span text:style-name="T30">trabajo --&gt; [trabajo].</text:span></text:p>
                  <text:p text:style-name="P27"><text:span text:style-name="T30">copula --&gt; [es].</text:span></text:p>
                  <text:p text:style-name="P27"><text:span text:style-name="T30">verbo_proposito --&gt; [analizar]</text:span></text:p>
                  <text:p text:style-name="P27"><text:span text:style-name="T34"> </text:span></text:p>
                </draw:text-box>
              </draw:frame>
            </draw:g>
            <draw:rect draw:style-name="gr4" draw:text-style-name="P16" draw:layer="layout" svg:width="24.084cm" svg:height="2.744cm" svg:x="2.328cm" svg:y="6.561cm">
              <text:p text:style-name="P1"/>
            </draw:rect>
          </draw:g>
          <draw:rect draw:style-name="gr9" draw:text-style-name="P16" draw:layer="layout" svg:width="24.13cm" svg:height="5.495cm" svg:x="2.305cm" svg:y="6.55cm">
            <text:p text:style-name="P1"/>
          </draw:rect>
        </draw:g>
        <presentation:notes draw:style-name="dp2">
          <draw:page-thumbnail draw:style-name="gr1" draw:layer="layout" svg:width="9.999cm" svg:height="9.999cm" svg:x="0cm" svg:y="0cm" draw:page-number="8" presentation:class="page"/>
          <draw:frame presentation:style-name="pr14" draw:text-style-name="P12" draw:layer="layout" svg:width="16.267cm" svg:height="11.464cm" svg:x="1.4cm" svg:y="12.187cm" presentation:class="notes" presentation:placeholder="true">
            <draw:text-box/>
          </draw:frame>
        </presentation:notes>
      </draw:page>
      <draw:page draw:name="page9" draw:style-name="dp3" draw:master-page-name="Default">
        <office:forms form:automatic-focus="false" form:apply-design-mode="false"/>
        <draw:g>
          <draw:rect draw:style-name="gr13" draw:text-style-name="P16" draw:layer="layout" svg:width="20.496cm" svg:height="3.175cm" svg:x="3.81cm" svg:y="1.693cm">
            <text:p text:style-name="P1"/>
          </draw:rect>
          <draw:frame draw:style-name="gr14" draw:text-style-name="P26" draw:layer="layout" svg:width="20.496cm" svg:height="3.175cm" svg:x="3.81cm" svg:y="1.693cm">
            <draw:text-box>
              <text:p text:style-name="P25"><text:span text:style-name="T35">DCG para Movimiento3</text:span></text:p>
            </draw:text-box>
          </draw:frame>
        </draw:g>
        <draw:g>
          <draw:g>
            <draw:g>
              <draw:rect draw:style-name="gr2" draw:text-style-name="P16" draw:layer="layout" svg:width="24.424cm" svg:height="1.51cm" svg:x="2.022cm" svg:y="4.881cm">
                <text:p text:style-name="P1"/>
              </draw:rect>
              <draw:frame draw:style-name="gr16" draw:text-style-name="P21" draw:layer="layout" svg:width="24.424cm" svg:height="13.534cm" svg:x="2.022cm" svg:y="4.881cm">
                <draw:text-box>
                  <text:p text:style-name="P8"><text:span text:style-name="T29"> </text:span></text:p>
                  <text:p text:style-name="P28"><text:span text:style-name="T36">movimiento3(mv3(F,</text:span><text:span text:style-name="T33">P,</text:span><text:span text:style-name="T36">C,V)) --&gt; </text:span><text:span text:style-name="T33">f</text:span><text:span text:style-name="T36">rase_de_proposito(F),</text:span></text:p>
                  <text:p text:style-name="P29"><text:span text:style-name="T33"><text:tab/></text:span><text:span text:style-name="T33">pronombre(P), </text:span><text:span text:style-name="T36">copula(C), verbo_proposito(V).</text:span></text:p>
                  <text:p text:style-name="P27"><text:span text:style-name="T34"/></text:p>
                  <text:p text:style-name="P30"><text:span text:style-name="T36">frase_de_proposito(fdp(A,P,D,T)) --&gt; articulo(A), </text:span><text:span text:style-name="T33"><text:tab/></text:span><text:span text:style-name="T36">proposito(P), de(D), trabajo(T).</text:span></text:p>
                  <text:p text:style-name="P27"><text:span text:style-name="T34"/></text:p>
                  <text:p text:style-name="P27"><text:span text:style-name="T36">pronombre(pnom(nuestro)) --&gt; [nuestro].</text:span></text:p>
                  <text:p text:style-name="P27"><text:span text:style-name="T34"/></text:p>
                  <text:p text:style-name="P27"><text:span text:style-name="T36">proposito(pro(proposito)) --&gt; [proposito].</text:span></text:p>
                  <text:p text:style-name="P27"><text:span text:style-name="T33"/></text:p>
                  <text:p text:style-name="P27"><text:span text:style-name="T36">copula(cop(es)) --&gt; [es].</text:span></text:p>
                  <text:p text:style-name="P27"><text:span text:style-name="T34"/></text:p>
                  <text:p text:style-name="P27"><text:span text:style-name="T36">verbo_proposito(verb(desarrollar)) --&gt; [desarrollar].</text:span></text:p>
                </draw:text-box>
              </draw:frame>
            </draw:g>
            <draw:rect draw:style-name="gr4" draw:text-style-name="P16" draw:layer="layout" svg:width="24.829cm" svg:height="1.51cm" svg:x="1.82cm" svg:y="4.881cm">
              <text:p text:style-name="P1"/>
            </draw:rect>
          </draw:g>
          <draw:rect draw:style-name="gr9" draw:text-style-name="P16" draw:layer="layout" svg:width="24.871cm" svg:height="4.544cm" svg:x="1.799cm" svg:y="4.869cm">
            <text:p text:style-name="P1"/>
          </draw:rect>
        </draw:g>
        <presentation:notes draw:style-name="dp2">
          <draw:page-thumbnail draw:style-name="gr1" draw:layer="layout" svg:width="9.999cm" svg:height="9.999cm" svg:x="0cm" svg:y="0cm" draw:page-number="9" presentation:class="page"/>
          <draw:frame presentation:style-name="pr15" draw:text-style-name="P12" draw:layer="layout" svg:width="16.267cm" svg:height="11.464cm" svg:x="1.4cm" svg:y="12.18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text:span text:style-name="T37">Resumidor: Componentes</text:span></text:p>
          </draw:text-box>
        </draw:frame>
        <draw:g>
          <draw:g>
            <draw:g>
              <draw:g>
                <draw:rect draw:style-name="gr2" draw:text-style-name="P16" draw:layer="layout" svg:width="5.435cm" svg:height="1.487cm" svg:x="5.042cm" svg:y="6.359cm">
                  <text:p text:style-name="P1"/>
                </draw:rect>
                <draw:frame draw:style-name="gr17" draw:text-style-name="P19" draw:layer="layout" svg:width="5.435cm" svg:height="1.487cm" svg:x="5.042cm" svg:y="6.359cm">
                  <draw:text-box>
                    <text:p text:style-name="P17"><text:span text:style-name="T23">Entrada</text:span></text:p>
                    <text:p text:style-name="P18"><text:span text:style-name="T23"/></text:p>
                  </draw:text-box>
                </draw:frame>
              </draw:g>
              <draw:rect draw:style-name="gr4" draw:text-style-name="P16" draw:layer="layout" svg:width="6.153cm" svg:height="1.487cm" svg:x="4.682cm" svg:y="6.359cm">
                <text:p text:style-name="P1"/>
              </draw:rect>
            </draw:g>
            <draw:g>
              <draw:g>
                <draw:rect draw:style-name="gr2" draw:text-style-name="P16" draw:layer="layout" svg:width="4.587cm" svg:height="1.487cm" svg:x="11.196cm" svg:y="6.359cm">
                  <text:p text:style-name="P1"/>
                </draw:rect>
                <draw:frame draw:style-name="gr17" draw:text-style-name="P19" draw:layer="layout" svg:width="4.587cm" svg:height="1.487cm" svg:x="11.196cm" svg:y="6.359cm">
                  <draw:text-box>
                    <text:p text:style-name="P17"><text:span text:style-name="T23">Componente</text:span></text:p>
                    <text:p text:style-name="P18"><text:span text:style-name="T23"/></text:p>
                  </draw:text-box>
                </draw:frame>
              </draw:g>
              <draw:rect draw:style-name="gr4" draw:text-style-name="P16" draw:layer="layout" svg:width="5.309cm" svg:height="1.487cm" svg:x="10.835cm" svg:y="6.359cm">
                <text:p text:style-name="P1"/>
              </draw:rect>
            </draw:g>
            <draw:g>
              <draw:g>
                <draw:rect draw:style-name="gr2" draw:text-style-name="P16" draw:layer="layout" svg:width="5.123cm" svg:height="1.487cm" svg:x="16.505cm" svg:y="6.359cm">
                  <text:p text:style-name="P1"/>
                </draw:rect>
                <draw:frame draw:style-name="gr17" draw:text-style-name="P19" draw:layer="layout" svg:width="5.123cm" svg:height="1.487cm" svg:x="16.505cm" svg:y="6.359cm">
                  <draw:text-box>
                    <text:p text:style-name="P17"><text:span text:style-name="T23">Salida</text:span></text:p>
                    <text:p text:style-name="P18"><text:span text:style-name="T23"/></text:p>
                  </draw:text-box>
                </draw:frame>
              </draw:g>
              <draw:rect draw:style-name="gr4" draw:text-style-name="P16" draw:layer="layout" svg:width="5.844cm" svg:height="1.487cm" svg:x="16.144cm" svg:y="6.359cm">
                <text:p text:style-name="P1"/>
              </draw:rect>
            </draw:g>
            <draw:g>
              <draw:g>
                <draw:rect draw:style-name="gr2" draw:text-style-name="P16" draw:layer="layout" svg:width="5.435cm" svg:height="1.486cm" svg:x="5.042cm" svg:y="7.846cm">
                  <text:p text:style-name="P1"/>
                </draw:rect>
                <draw:frame draw:style-name="gr18" draw:text-style-name="P19" draw:layer="layout" svg:width="5.435cm" svg:height="1.486cm" svg:x="5.042cm" svg:y="7.846cm">
                  <draw:text-box>
                    <text:p text:style-name="P17"><text:span text:style-name="T22">Texto</text:span></text:p>
                    <text:p text:style-name="P18"><text:span text:style-name="T22"/></text:p>
                  </draw:text-box>
                </draw:frame>
              </draw:g>
              <draw:rect draw:style-name="gr4" draw:text-style-name="P16" draw:layer="layout" svg:width="6.153cm" svg:height="1.486cm" svg:x="4.682cm" svg:y="7.846cm">
                <text:p text:style-name="P1"/>
              </draw:rect>
            </draw:g>
            <draw:g>
              <draw:g>
                <draw:rect draw:style-name="gr2" draw:text-style-name="P16" draw:layer="layout" svg:width="4.587cm" svg:height="1.486cm" svg:x="11.196cm" svg:y="7.846cm">
                  <text:p text:style-name="P1"/>
                </draw:rect>
                <draw:frame draw:style-name="gr18" draw:text-style-name="P19" draw:layer="layout" svg:width="4.587cm" svg:height="1.486cm" svg:x="11.196cm" svg:y="7.846cm">
                  <draw:text-box>
                    <text:p text:style-name="P17"><text:span text:style-name="T29">Tokenizador</text:span></text:p>
                    <text:p text:style-name="P18"><text:span text:style-name="T29"/></text:p>
                  </draw:text-box>
                </draw:frame>
              </draw:g>
              <draw:rect draw:style-name="gr4" draw:text-style-name="P16" draw:layer="layout" svg:width="5.309cm" svg:height="1.486cm" svg:x="10.835cm" svg:y="7.846cm">
                <text:p text:style-name="P1"/>
              </draw:rect>
            </draw:g>
            <draw:g>
              <draw:g>
                <draw:rect draw:style-name="gr2" draw:text-style-name="P16" draw:layer="layout" svg:width="5.123cm" svg:height="1.486cm" svg:x="16.505cm" svg:y="7.846cm">
                  <text:p text:style-name="P1"/>
                </draw:rect>
                <draw:frame draw:style-name="gr18" draw:text-style-name="P19" draw:layer="layout" svg:width="5.123cm" svg:height="1.486cm" svg:x="16.505cm" svg:y="7.846cm">
                  <draw:text-box>
                    <text:p text:style-name="P17"><text:span text:style-name="T22">Texto segmentado</text:span></text:p>
                    <text:p text:style-name="P18"><text:span text:style-name="T22"/></text:p>
                  </draw:text-box>
                </draw:frame>
              </draw:g>
              <draw:rect draw:style-name="gr4" draw:text-style-name="P16" draw:layer="layout" svg:width="5.844cm" svg:height="1.486cm" svg:x="16.144cm" svg:y="7.846cm">
                <text:p text:style-name="P1"/>
              </draw:rect>
            </draw:g>
            <draw:g>
              <draw:g>
                <draw:rect draw:style-name="gr2" draw:text-style-name="P16" draw:layer="layout" svg:width="5.435cm" svg:height="1.487cm" svg:x="5.042cm" svg:y="9.332cm">
                  <text:p text:style-name="P1"/>
                </draw:rect>
                <draw:frame draw:style-name="gr17" draw:text-style-name="P19" draw:layer="layout" svg:width="5.435cm" svg:height="1.487cm" svg:x="5.042cm" svg:y="9.332cm">
                  <draw:text-box>
                    <text:p text:style-name="P17"><text:span text:style-name="T22">Texto segmentado</text:span></text:p>
                    <text:p text:style-name="P18"><text:span text:style-name="T22"/></text:p>
                  </draw:text-box>
                </draw:frame>
              </draw:g>
              <draw:rect draw:style-name="gr4" draw:text-style-name="P16" draw:layer="layout" svg:width="6.153cm" svg:height="1.487cm" svg:x="4.682cm" svg:y="9.332cm">
                <text:p text:style-name="P1"/>
              </draw:rect>
            </draw:g>
            <draw:g>
              <draw:g>
                <draw:rect draw:style-name="gr2" draw:text-style-name="P16" draw:layer="layout" svg:width="4.587cm" svg:height="1.487cm" svg:x="11.196cm" svg:y="9.332cm">
                  <text:p text:style-name="P1"/>
                </draw:rect>
                <draw:frame draw:style-name="gr17" draw:text-style-name="P19" draw:layer="layout" svg:width="4.587cm" svg:height="1.487cm" svg:x="11.196cm" svg:y="9.332cm">
                  <draw:text-box>
                    <text:p text:style-name="P17"><text:span text:style-name="T22">Gramática</text:span></text:p>
                    <text:p text:style-name="P18"><text:span text:style-name="T22"/></text:p>
                  </draw:text-box>
                </draw:frame>
              </draw:g>
              <draw:rect draw:style-name="gr4" draw:text-style-name="P16" draw:layer="layout" svg:width="5.309cm" svg:height="1.487cm" svg:x="10.835cm" svg:y="9.332cm">
                <text:p text:style-name="P1"/>
              </draw:rect>
            </draw:g>
            <draw:g>
              <draw:g>
                <draw:rect draw:style-name="gr2" draw:text-style-name="P16" draw:layer="layout" svg:width="5.123cm" svg:height="1.487cm" svg:x="16.505cm" svg:y="9.332cm">
                  <text:p text:style-name="P1"/>
                </draw:rect>
                <draw:frame draw:style-name="gr17" draw:text-style-name="P19" draw:layer="layout" svg:width="5.123cm" svg:height="1.487cm" svg:x="16.505cm" svg:y="9.332cm">
                  <draw:text-box>
                    <text:p text:style-name="P17"><text:span text:style-name="T22">Texto etiquetado</text:span></text:p>
                    <text:p text:style-name="P18"><text:span text:style-name="T22"/></text:p>
                  </draw:text-box>
                </draw:frame>
              </draw:g>
              <draw:rect draw:style-name="gr4" draw:text-style-name="P16" draw:layer="layout" svg:width="5.844cm" svg:height="1.487cm" svg:x="16.144cm" svg:y="9.332cm">
                <text:p text:style-name="P1"/>
              </draw:rect>
            </draw:g>
            <draw:g>
              <draw:g>
                <draw:rect draw:style-name="gr2" draw:text-style-name="P16" draw:layer="layout" svg:width="5.435cm" svg:height="1.487cm" svg:x="5.042cm" svg:y="10.819cm">
                  <text:p text:style-name="P1"/>
                </draw:rect>
                <draw:frame draw:style-name="gr17" draw:text-style-name="P19" draw:layer="layout" svg:width="5.435cm" svg:height="1.487cm" svg:x="5.042cm" svg:y="10.819cm">
                  <draw:text-box>
                    <text:p text:style-name="P17"><text:span text:style-name="T22">Texto etiquetado</text:span></text:p>
                    <text:p text:style-name="P18"><text:span text:style-name="T22"/></text:p>
                  </draw:text-box>
                </draw:frame>
              </draw:g>
              <draw:rect draw:style-name="gr4" draw:text-style-name="P16" draw:layer="layout" svg:width="6.153cm" svg:height="1.487cm" svg:x="4.682cm" svg:y="10.819cm">
                <text:p text:style-name="P1"/>
              </draw:rect>
            </draw:g>
            <draw:g>
              <draw:g>
                <draw:rect draw:style-name="gr2" draw:text-style-name="P16" draw:layer="layout" svg:width="4.587cm" svg:height="1.487cm" svg:x="11.196cm" svg:y="10.819cm">
                  <text:p text:style-name="P1"/>
                </draw:rect>
                <draw:frame draw:style-name="gr17" draw:text-style-name="P19" draw:layer="layout" svg:width="4.587cm" svg:height="1.487cm" svg:x="11.196cm" svg:y="10.819cm">
                  <draw:text-box>
                    <text:p text:style-name="P17"><text:span text:style-name="T22">Claridad</text:span></text:p>
                    <text:p text:style-name="P18"><text:span text:style-name="T22"/></text:p>
                  </draw:text-box>
                </draw:frame>
              </draw:g>
              <draw:rect draw:style-name="gr4" draw:text-style-name="P16" draw:layer="layout" svg:width="5.309cm" svg:height="1.487cm" svg:x="10.835cm" svg:y="10.819cm">
                <text:p text:style-name="P1"/>
              </draw:rect>
            </draw:g>
            <draw:g>
              <draw:g>
                <draw:rect draw:style-name="gr2" draw:text-style-name="P16" draw:layer="layout" svg:width="5.123cm" svg:height="1.487cm" svg:x="16.505cm" svg:y="10.819cm">
                  <text:p text:style-name="P1"/>
                </draw:rect>
                <draw:frame draw:style-name="gr17" draw:text-style-name="P19" draw:layer="layout" svg:width="5.123cm" svg:height="1.487cm" svg:x="16.505cm" svg:y="10.819cm">
                  <draw:text-box>
                    <text:p text:style-name="P17"><text:span text:style-name="T22">Lista de tópicos [1]</text:span></text:p>
                    <text:p text:style-name="P18"><text:span text:style-name="T22"/></text:p>
                  </draw:text-box>
                </draw:frame>
              </draw:g>
              <draw:rect draw:style-name="gr4" draw:text-style-name="P16" draw:layer="layout" svg:width="5.844cm" svg:height="1.487cm" svg:x="16.144cm" svg:y="10.819cm">
                <text:p text:style-name="P1"/>
              </draw:rect>
            </draw:g>
            <draw:g>
              <draw:g>
                <draw:rect draw:style-name="gr2" draw:text-style-name="P16" draw:layer="layout" svg:width="5.435cm" svg:height="1.486cm" svg:x="5.042cm" svg:y="12.306cm">
                  <text:p text:style-name="P1"/>
                </draw:rect>
                <draw:frame draw:style-name="gr18" draw:text-style-name="P19" draw:layer="layout" svg:width="5.435cm" svg:height="1.486cm" svg:x="5.042cm" svg:y="12.306cm">
                  <draw:text-box>
                    <text:p text:style-name="P17"><text:span text:style-name="T22">Lista de tópicos [1]</text:span></text:p>
                    <text:p text:style-name="P18"><text:span text:style-name="T22"/></text:p>
                  </draw:text-box>
                </draw:frame>
              </draw:g>
              <draw:rect draw:style-name="gr4" draw:text-style-name="P16" draw:layer="layout" svg:width="6.153cm" svg:height="1.486cm" svg:x="4.682cm" svg:y="12.306cm">
                <text:p text:style-name="P1"/>
              </draw:rect>
            </draw:g>
            <draw:g>
              <draw:g>
                <draw:rect draw:style-name="gr2" draw:text-style-name="P16" draw:layer="layout" svg:width="4.587cm" svg:height="1.486cm" svg:x="11.196cm" svg:y="12.306cm">
                  <text:p text:style-name="P1"/>
                </draw:rect>
                <draw:frame draw:style-name="gr18" draw:text-style-name="P19" draw:layer="layout" svg:width="4.587cm" svg:height="1.486cm" svg:x="11.196cm" svg:y="12.306cm">
                  <draw:text-box>
                    <text:p text:style-name="P17"><text:span text:style-name="T22">Cohesión/ Coherencia</text:span></text:p>
                    <text:p text:style-name="P18"><text:span text:style-name="T22"/></text:p>
                  </draw:text-box>
                </draw:frame>
              </draw:g>
              <draw:rect draw:style-name="gr4" draw:text-style-name="P16" draw:layer="layout" svg:width="5.309cm" svg:height="1.486cm" svg:x="10.835cm" svg:y="12.306cm">
                <text:p text:style-name="P1"/>
              </draw:rect>
            </draw:g>
            <draw:g>
              <draw:g>
                <draw:rect draw:style-name="gr2" draw:text-style-name="P16" draw:layer="layout" svg:width="5.123cm" svg:height="1.486cm" svg:x="16.505cm" svg:y="12.306cm">
                  <text:p text:style-name="P1"/>
                </draw:rect>
                <draw:frame draw:style-name="gr18" draw:text-style-name="P19" draw:layer="layout" svg:width="5.123cm" svg:height="1.486cm" svg:x="16.505cm" svg:y="12.306cm">
                  <draw:text-box>
                    <text:p text:style-name="P17"><text:span text:style-name="T22">Lista de tópicos [2]</text:span></text:p>
                    <text:p text:style-name="P18"><text:span text:style-name="T22"/></text:p>
                  </draw:text-box>
                </draw:frame>
              </draw:g>
              <draw:rect draw:style-name="gr4" draw:text-style-name="P16" draw:layer="layout" svg:width="5.844cm" svg:height="1.486cm" svg:x="16.144cm" svg:y="12.306cm">
                <text:p text:style-name="P1"/>
              </draw:rect>
            </draw:g>
            <draw:g>
              <draw:g>
                <draw:rect draw:style-name="gr2" draw:text-style-name="P16" draw:layer="layout" svg:width="5.435cm" svg:height="1.784cm" svg:x="5.042cm" svg:y="13.792cm">
                  <text:p text:style-name="P1"/>
                </draw:rect>
                <draw:frame draw:style-name="gr19" draw:text-style-name="P19" draw:layer="layout" svg:width="5.435cm" svg:height="1.784cm" svg:x="5.042cm" svg:y="13.792cm">
                  <draw:text-box>
                    <text:p text:style-name="P17"><text:span text:style-name="T22">Lista de tópicos [2] <text:s/>+ factor de resumen</text:span></text:p>
                    <text:p text:style-name="P18"><text:span text:style-name="T22"/></text:p>
                  </draw:text-box>
                </draw:frame>
              </draw:g>
              <draw:rect draw:style-name="gr4" draw:text-style-name="P16" draw:layer="layout" svg:width="6.153cm" svg:height="1.784cm" svg:x="4.682cm" svg:y="13.792cm">
                <text:p text:style-name="P1"/>
              </draw:rect>
            </draw:g>
            <draw:g>
              <draw:g>
                <draw:rect draw:style-name="gr2" draw:text-style-name="P16" draw:layer="layout" svg:width="4.587cm" svg:height="1.784cm" svg:x="11.196cm" svg:y="13.792cm">
                  <text:p text:style-name="P1"/>
                </draw:rect>
                <draw:frame draw:style-name="gr19" draw:text-style-name="P19" draw:layer="layout" svg:width="4.587cm" svg:height="1.784cm" svg:x="11.196cm" svg:y="13.792cm">
                  <draw:text-box>
                    <text:p text:style-name="P17"><text:span text:style-name="T22">Tópico común</text:span></text:p>
                    <text:p text:style-name="P18"><text:span text:style-name="T22"/></text:p>
                  </draw:text-box>
                </draw:frame>
              </draw:g>
              <draw:rect draw:style-name="gr4" draw:text-style-name="P16" draw:layer="layout" svg:width="5.309cm" svg:height="1.784cm" svg:x="10.835cm" svg:y="13.792cm">
                <text:p text:style-name="P1"/>
              </draw:rect>
            </draw:g>
            <draw:g>
              <draw:g>
                <draw:rect draw:style-name="gr2" draw:text-style-name="P16" draw:layer="layout" svg:width="5.123cm" svg:height="1.784cm" svg:x="16.505cm" svg:y="13.792cm">
                  <text:p text:style-name="P1"/>
                </draw:rect>
                <draw:frame draw:style-name="gr19" draw:text-style-name="P19" draw:layer="layout" svg:width="5.123cm" svg:height="1.784cm" svg:x="16.505cm" svg:y="13.792cm">
                  <draw:text-box>
                    <text:p text:style-name="P17"><text:span text:style-name="T22">Lista de tópicos [3]</text:span></text:p>
                    <text:p text:style-name="P18"><text:span text:style-name="T22"/></text:p>
                  </draw:text-box>
                </draw:frame>
              </draw:g>
              <draw:rect draw:style-name="gr4" draw:text-style-name="P16" draw:layer="layout" svg:width="5.844cm" svg:height="1.784cm" svg:x="16.144cm" svg:y="13.792cm">
                <text:p text:style-name="P1"/>
              </draw:rect>
            </draw:g>
            <draw:g>
              <draw:g>
                <draw:rect draw:style-name="gr2" draw:text-style-name="P16" draw:layer="layout" svg:width="5.435cm" svg:height="1.784cm" svg:x="5.042cm" svg:y="15.576cm">
                  <text:p text:style-name="P1"/>
                </draw:rect>
                <draw:frame draw:style-name="gr19" draw:text-style-name="P19" draw:layer="layout" svg:width="5.435cm" svg:height="1.784cm" svg:x="5.042cm" svg:y="15.576cm">
                  <draw:text-box>
                    <text:p text:style-name="P17"><text:span text:style-name="T22">Lista de tópicos [3] + Texto segmentado</text:span></text:p>
                    <text:p text:style-name="P18"><text:span text:style-name="T22"/></text:p>
                  </draw:text-box>
                </draw:frame>
              </draw:g>
              <draw:rect draw:style-name="gr4" draw:text-style-name="P16" draw:layer="layout" svg:width="6.153cm" svg:height="1.784cm" svg:x="4.682cm" svg:y="15.576cm">
                <text:p text:style-name="P1"/>
              </draw:rect>
            </draw:g>
            <draw:g>
              <draw:g>
                <draw:rect draw:style-name="gr2" draw:text-style-name="P16" draw:layer="layout" svg:width="4.587cm" svg:height="1.784cm" svg:x="11.196cm" svg:y="15.576cm">
                  <text:p text:style-name="P1"/>
                </draw:rect>
                <draw:frame draw:style-name="gr19" draw:text-style-name="P19" draw:layer="layout" svg:width="4.587cm" svg:height="1.784cm" svg:x="11.196cm" svg:y="15.576cm">
                  <draw:text-box>
                    <text:p text:style-name="P17"><text:span text:style-name="T22">Salida</text:span></text:p>
                    <text:p text:style-name="P18"><text:span text:style-name="T22"/></text:p>
                  </draw:text-box>
                </draw:frame>
              </draw:g>
              <draw:rect draw:style-name="gr4" draw:text-style-name="P16" draw:layer="layout" svg:width="5.309cm" svg:height="1.784cm" svg:x="10.835cm" svg:y="15.576cm">
                <text:p text:style-name="P1"/>
              </draw:rect>
            </draw:g>
            <draw:g>
              <draw:g>
                <draw:rect draw:style-name="gr2" draw:text-style-name="P16" draw:layer="layout" svg:width="5.123cm" svg:height="1.784cm" svg:x="16.505cm" svg:y="15.576cm">
                  <text:p text:style-name="P1"/>
                </draw:rect>
                <draw:frame draw:style-name="gr19" draw:text-style-name="P19" draw:layer="layout" svg:width="5.123cm" svg:height="1.784cm" svg:x="16.505cm" svg:y="15.576cm">
                  <draw:text-box>
                    <text:p text:style-name="P17"><text:span text:style-name="T22">Texto Resumen</text:span></text:p>
                    <text:p text:style-name="P18"><text:span text:style-name="T22"/></text:p>
                  </draw:text-box>
                </draw:frame>
              </draw:g>
              <draw:rect draw:style-name="gr4" draw:text-style-name="P16" draw:layer="layout" svg:width="5.844cm" svg:height="1.784cm" svg:x="16.144cm" svg:y="15.576cm">
                <text:p text:style-name="P1"/>
              </draw:rect>
            </draw:g>
          </draw:g>
          <draw:rect draw:style-name="gr9" draw:text-style-name="P16" draw:layer="layout" svg:width="17.356cm" svg:height="11.02cm" svg:x="4.657cm" svg:y="6.35cm">
            <text:p text:style-name="P1"/>
          </draw:rect>
        </draw:g>
        <presentation:notes draw:style-name="dp2">
          <draw:page-thumbnail draw:style-name="gr1" draw:layer="layout" svg:width="9.999cm" svg:height="9.999cm" svg:x="0cm" svg:y="0cm" draw:page-number="10" presentation:class="page"/>
          <draw:frame presentation:style-name="pr16" draw:text-style-name="P12" draw:layer="layout" svg:width="16.267cm" svg:height="11.464cm" svg:x="1.4cm" svg:y="12.187cm" presentation:class="notes" presentation:placeholder="true">
            <draw:text-box/>
          </draw:frame>
        </presentation:notes>
      </draw:page>
      <draw:page draw:name="page11" draw:style-name="dp3" draw:master-page-name="Default" presentation:presentation-page-layout-name="AL3T19">
        <office:forms form:automatic-focus="false" form:apply-design-mode="false"/>
        <draw:frame presentation:style-name="pr7" draw:text-style-name="P9" draw:layer="layout" svg:width="20.496cm" svg:height="3.175cm" svg:x="3.81cm" svg:y="1.676cm" presentation:class="title" presentation:user-transformed="true">
          <draw:text-box>
            <text:p text:style-name="P8"><text:span text:style-name="T3">Módulo: obtiene_artículo</text:span></text:p>
          </draw:text-box>
        </draw:frame>
        <draw:line draw:style-name="gr20" draw:text-style-name="P31" draw:layer="layout" svg:x1="20.319cm" svg:y1="7.814cm" svg:x2="18.202cm" svg:y2="7.814cm">
          <text:p text:style-name="P1"/>
        </draw:line>
        <draw:line draw:style-name="gr21" draw:text-style-name="P31" draw:layer="layout" svg:x1="20.32cm" svg:y1="7.832cm" svg:x2="20.32cm" svg:y2="11.236cm">
          <text:p text:style-name="P1"/>
        </draw:line>
        <draw:frame draw:style-name="gr22" draw:text-style-name="P33" draw:layer="layout" svg:width="4.445cm" svg:height="1.733cm" svg:x="4.445cm" svg:y="17.316cm">
          <draw:text-box>
            <text:p text:style-name="P32"><text:span text:style-name="T38">Entrada</text:span></text:p>
            <text:p text:style-name="P32"><text:span text:style-name="T39">Etiquetas HTML</text:span></text:p>
          </draw:text-box>
        </draw:frame>
        <draw:g>
          <draw:rect draw:style-name="gr23" draw:text-style-name="P16" draw:layer="layout" svg:width="9.313cm" svg:height="5.793cm" svg:x="2.117cm" svg:y="11.43cm">
            <text:p text:style-name="P1"/>
          </draw:rect>
          <draw:frame draw:style-name="gr24" draw:text-style-name="P34" draw:layer="layout" svg:width="8.648cm" svg:height="6.71cm" svg:x="2.561cm" svg:y="11.705cm">
            <draw:text-box>
              <text:p text:style-name="P28"><text:span text:style-name="T40">&lt;P&gt;</text:span></text:p>
              <text:p text:style-name="P28"><text:span text:style-name="T40">&lt;B&gt;</text:span><text:span text:style-name="T41">g original </text:span><text:span text:style-name="T40">&lt;BR&gt;</text:span></text:p>
              <text:p text:style-name="P28"><text:span text:style-name="T42">&lt;/B&gt;&lt;P&gt;</text:span></text:p>
              <text:p text:style-name="P28"><text:span text:style-name="T42">&lt;B&gt;</text:span><text:span text:style-name="T43">OBJETIVOS. Cuantificar el papel que la variable tempera-mento </text:span><text:span text:style-name="T42">&lt;BR&gt;</text:span></text:p>
              <text:p text:style-name="P28"><text:span text:style-name="T43">imprime en la involución (proceso degenerativo de </text:span><text:span text:style-name="T42">&lt;BR&gt;</text:span></text:p>
              <text:p text:style-name="P28"><text:span text:style-name="T43">cada ser), y cuantificar y cualificar los niveles de ansiedad y </text:span><text:span text:style-name="T42">&lt;BR&gt;</text:span></text:p>
              <text:p text:style-name="P28"><text:span text:style-name="T43">depresión, y sus implicaciones en la construcción de la rea-lidad </text:span><text:span text:style-name="T42">&lt;BR&gt;</text:span></text:p>
              <text:p text:style-name="P28"><text:span text:style-name="T43">axiológica (ejes que marcan los valores y creencias de </text:span><text:span text:style-name="T42">&lt;BR&gt;</text:span></text:p>
            </draw:text-box>
          </draw:frame>
        </draw:g>
        <draw:g>
          <draw:rect draw:style-name="gr23" draw:text-style-name="P16" draw:layer="layout" svg:width="9.102cm" svg:height="6.005cm" svg:x="15.663cm" svg:y="11.218cm">
            <text:p text:style-name="P1"/>
          </draw:rect>
          <draw:frame draw:style-name="gr25" draw:text-style-name="P34" draw:layer="layout" svg:width="8.452cm" svg:height="7.546cm" svg:x="15.88cm" svg:y="11.504cm">
            <draw:text-box>
              <text:p text:style-name="P28"><text:span text:style-name="T44">aplana_html(['OBJETIVOS. Cuantificar el papel que la variable tempera-mento ', '\nimprime en la involución (proceso degenerativo de ', '\ncada ser), y cuantificar y cualificar los niveles de ansiedad y ', '\ndepresión, y sus implicaciones en la construcción de la rea-lidad ', '\naxiológica (ejes que marcan los valores y creencias de ', '\nlas personas). ', '\nMÉTODOS. La realización del trabajo de investigación ', '\nconstó de dos muestras de 40 casos respectivamente, corres-pondiendo '|...]) ?</text:span><text:span text:style-name="T45"> </text:span></text:p>
            </draw:text-box>
          </draw:frame>
        </draw:g>
        <draw:g>
          <draw:rect draw:style-name="gr23" draw:text-style-name="P16" draw:layer="layout" svg:width="8.89cm" svg:height="4.445cm" svg:x="9.313cm" svg:y="5.697cm">
            <text:p text:style-name="P1"/>
          </draw:rect>
          <draw:frame draw:style-name="gr26" draw:text-style-name="P26" draw:layer="layout" svg:width="8.255cm" svg:height="4.427cm" svg:x="9.525cm" svg:y="5.909cm">
            <draw:text-box>
              <text:p text:style-name="P35"><text:span text:style-name="T46">aplana_html([element(p, [], [element(b, [], ['g original ', element(br, [... =...], [])])]), element(p, [], [element(b, [], ['OBJETIVOS. Cuantificar el papel que la variable tempera-mento ', element(br, [...], []), '\nimprime en la involución (proceso degenerativo de '|...]), element(i, [], [element(b, [], [...])]), element(b, [], ['un '|...]), element(i, [], [...]), element(..., ...,</text:span><text:span text:style-name="T47"> </text:span><text:span text:style-name="T46">...)|...]), element(p, [], [element(b, [], ['ja". Para la muestra B, ']), element(i, [], [element(..., ..., ...)]), element(b, [], [...|...]), element(..., ..., ...)|...]), element(p, [], [element(b, []</text:span></text:p>
              <text:p text:style-name="P35"><text:span text:style-name="T46"/></text:p>
            </draw:text-box>
          </draw:frame>
        </draw:g>
        <draw:frame draw:style-name="gr22" draw:text-style-name="P33" draw:layer="layout" svg:width="4.445cm" svg:height="1.733cm" svg:x="17.992cm" svg:y="17.299cm">
          <draw:text-box>
            <text:p text:style-name="P32"><text:span text:style-name="T38">Salida</text:span></text:p>
            <text:p text:style-name="P32"><text:span text:style-name="T39">Texto Plano</text:span></text:p>
          </draw:text-box>
        </draw:frame>
        <draw:line draw:style-name="gr20" draw:text-style-name="P31" draw:layer="layout" svg:x1="6.35cm" svg:y1="11.43cm" svg:x2="6.35cm" svg:y2="7.814cm">
          <text:p text:style-name="P1"/>
        </draw:line>
        <draw:line draw:style-name="gr21" draw:text-style-name="P31" draw:layer="layout" svg:x1="6.35cm" svg:y1="7.814cm" svg:x2="9.102cm" svg:y2="7.814cm">
          <text:p text:style-name="P1"/>
        </draw:line>
        <draw:frame draw:style-name="gr27" draw:text-style-name="P33" draw:layer="layout" svg:width="4.445cm" svg:height="1.438cm" svg:x="11.218cm" svg:y="10.354cm">
          <draw:text-box>
            <text:p text:style-name="P32"><text:span text:style-name="T48">Procesamiento interno - Prolog</text:span></text:p>
          </draw:text-box>
        </draw:frame>
        <presentation:notes draw:style-name="dp2">
          <draw:page-thumbnail draw:style-name="gr1" draw:layer="layout" svg:width="9.999cm" svg:height="9.999cm" svg:x="0cm" svg:y="0cm" draw:page-number="11" presentation:class="page"/>
          <draw:frame presentation:style-name="pr17" draw:text-style-name="P12" draw:layer="layout" svg:width="16.267cm" svg:height="11.464cm" svg:x="1.4cm" svg:y="12.18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text:span text:style-name="T3">Microestructura Nivel-1</text:span></text:p>
          </draw:text-box>
        </draw:frame>
        <draw:line draw:style-name="gr20" draw:text-style-name="P31" draw:layer="layout" svg:x1="20.32cm" svg:y1="7.814cm" svg:x2="19.05cm" svg:y2="7.832cm">
          <text:p text:style-name="P1"/>
        </draw:line>
        <draw:line draw:style-name="gr21" draw:text-style-name="P31" draw:layer="layout" svg:x1="20.32cm" svg:y1="7.814cm" svg:x2="20.32cm" svg:y2="12.047cm">
          <text:p text:style-name="P1"/>
        </draw:line>
        <draw:frame draw:style-name="gr22" draw:text-style-name="P33" draw:layer="layout" svg:width="4.445cm" svg:height="1.733cm" svg:x="4.022cm" svg:y="16.916cm">
          <draw:text-box>
            <text:p text:style-name="P32"><text:span text:style-name="T38">Entrada</text:span></text:p>
            <text:p text:style-name="P32"><text:span text:style-name="T39">Texto plano</text:span></text:p>
          </draw:text-box>
        </draw:frame>
        <draw:g>
          <draw:rect draw:style-name="gr23" draw:text-style-name="P16" draw:layer="layout" svg:width="8.89cm" svg:height="4.445cm" svg:x="2.117cm" svg:y="12.259cm">
            <text:p text:style-name="P1"/>
          </draw:rect>
          <draw:frame draw:style-name="gr28" draw:text-style-name="P26" draw:layer="layout" svg:width="8.255cm" svg:height="4.313cm" svg:x="2.541cm" svg:y="12.47cm">
            <draw:text-box>
              <text:p text:style-name="P35"><text:span text:style-name="T49">La oferta mundial de este tipo de grano ha disminuido desde principios del siglo XX entre 40 y 50%, llegando a niveles de 5% de participación mundial (120.000 tm/año). Sin embargo, las exportaciones venezolanas han representado en los últimos años el 8% de la oferta mundial de cacao fino.</text:span><text:span text:style-name="T50"> </text:span></text:p>
            </draw:text-box>
          </draw:frame>
        </draw:g>
        <draw:g>
          <draw:rect draw:style-name="gr23" draw:text-style-name="P16" draw:layer="layout" svg:width="8.89cm" svg:height="4.427cm" svg:x="15.663cm" svg:y="12.259cm">
            <text:p text:style-name="P1"/>
          </draw:rect>
          <draw:frame draw:style-name="gr29" draw:text-style-name="P37" draw:layer="layout" svg:width="8.255cm" svg:height="4.331cm" svg:x="15.875cm" svg:y="12.47cm">
            <draw:text-box>
              <text:p text:style-name="P36"><text:span text:style-name="T51">Parrafo</text:span><text:span text:style-name="T52"> = [[la, oferta, mundial, de, este, tipo, de, grano, ha, disminuido, desde, principios, del, siglo, xx, entre, 40, y, 50%, (,), llegando, a, niveles, de, 5%, de, participación, mundial, (, 120.000, tm/año, )], [sin, embargo, (,), las, exportaciones, venezolanas, han, representado, en, los, últimos, años, el, 8%, de, la, oferta, mundial, de, cacao, fino]] </text:span></text:p>
              <text:p text:style-name="P35"><text:span text:style-name="T51">ParrafoU</text:span><text:span text:style-name="T52">= [[La, oferta, mundial, de, este, tipo, de, grano, ha, disminuido, desde, principios, del, siglo, XX, entre, 40, y, 50%, (,), llegando, a, niveles, de, 5%, de, participación, mundial, (, 120.000, tm/año, )], [Sin, embargo, (,), las, exportaciones, venezolanas, han, representado, en, los, últimos, años, el, 8%, de, la, oferta, mundial, de, cacao, fino]]</text:span><text:span text:style-name="T53"> </text:span></text:p>
            </draw:text-box>
          </draw:frame>
        </draw:g>
        <draw:g>
          <draw:rect draw:style-name="gr23" draw:text-style-name="P16" draw:layer="layout" svg:width="10.583cm" svg:height="2.117cm" svg:x="8.467cm" svg:y="6.985cm">
            <text:p text:style-name="P1"/>
          </draw:rect>
        </draw:g>
        <draw:frame draw:style-name="gr22" draw:text-style-name="P33" draw:layer="layout" svg:width="4.445cm" svg:height="2.234cm" svg:x="18.203cm" svg:y="16.933cm">
          <draw:text-box>
            <text:p text:style-name="P32"><text:span text:style-name="T38">Salida</text:span></text:p>
            <text:p text:style-name="P32"><text:span text:style-name="T39">Texto segmentado</text:span></text:p>
          </draw:text-box>
        </draw:frame>
        <draw:line draw:style-name="gr20" draw:text-style-name="P31" draw:layer="layout" svg:x1="6.35cm" svg:y1="12.258cm" svg:x2="6.35cm" svg:y2="7.813cm">
          <text:p text:style-name="P1"/>
        </draw:line>
        <draw:line draw:style-name="gr21" draw:text-style-name="P31" draw:layer="layout" svg:x1="6.35cm" svg:y1="7.814cm" svg:x2="8.467cm" svg:y2="7.832cm">
          <text:p text:style-name="P1"/>
        </draw:line>
        <draw:frame draw:style-name="gr30" draw:text-style-name="P33" draw:layer="layout" svg:width="4.445cm" svg:height="0.847cm" svg:x="11.642cm" svg:y="9.313cm">
          <draw:text-box>
            <text:p text:style-name="P32"><text:span text:style-name="T48">Tokenizador</text:span></text:p>
          </draw:text-box>
        </draw:frame>
        <draw:frame draw:style-name="gr31" draw:text-style-name="P41" draw:layer="layout" svg:width="10.16cm" svg:height="1.949cm" svg:x="8.678cm" svg:y="7.197cm">
          <draw:text-box>
            <text:p text:style-name="P38"><text:span text:style-name="T54"/></text:p>
            <text:p text:style-name="P39"><text:span text:style-name="T55">tokenizador(Parrafo,ParrafoU,ProximoCaracter)</text:span></text:p>
            <text:p text:style-name="P40"><text:span text:style-name="T56"><text:s/></text:span></text:p>
          </draw:text-box>
        </draw:frame>
        <presentation:notes draw:style-name="dp2">
          <draw:page-thumbnail draw:style-name="gr1" draw:layer="layout" svg:width="9.999cm" svg:height="9.999cm" svg:x="0cm" svg:y="0cm" draw:page-number="12" presentation:class="page"/>
          <draw:frame presentation:style-name="pr18" draw:text-style-name="P12" draw:layer="layout" svg:width="16.267cm" svg:height="11.464cm" svg:x="1.4cm" svg:y="12.18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text:span text:style-name="T3">Módulo - Extractor</text:span></text:p>
          </draw:text-box>
        </draw:frame>
        <draw:frame presentation:style-name="pr19" draw:text-style-name="P7" draw:layer="layout" svg:width="22.106cm" svg:height="10.781cm" svg:x="2.249cm" svg:y="6.152cm" presentation:class="outline" presentation:user-transformed="true">
          <draw:text-box>
            <text:list text:style-name="L2">
              <text:list-item>
                <text:p text:style-name="P4"><text:span text:style-name="T3">Procesamiento de bloques relevantes</text:span></text:p>
              </text:list-item>
            </text:list>
            <text:list text:style-name="L5">
              <text:list-item>
                <text:list>
                  <text:list-item>
                    <text:list>
                      <text:list-item>
                        <text:p text:style-name="P15"><text:span text:style-name="T3"/></text:p>
                      </text:list-item>
                    </text:list>
                  </text:list-item>
                </text:list>
              </text:list-item>
            </text:list>
          </draw:text-box>
        </draw:frame>
        <draw:polygon draw:style-name="gr23" draw:text-style-name="P16" draw:layer="layout" svg:width="13.123cm" svg:height="5.08cm" svg:x="2.54cm" svg:y="9.274cm" svg:viewBox="0 0 13124 5081" draw:points="0,0 8749,0 8749,1905 10936,1905 10936,1270 13124,2540 10936,3810 10936,3175 8749,3175 8749,5081 0,5081">
          <text:p text:style-name="P1"/>
        </draw:polygon>
        <draw:rect draw:style-name="gr23" draw:text-style-name="P16" draw:layer="layout" svg:width="7.832cm" svg:height="5.292cm" svg:x="16.298cm" svg:y="9.062cm">
          <text:p text:style-name="P1"/>
        </draw:rect>
        <draw:frame draw:style-name="gr32" draw:text-style-name="P41" draw:layer="layout" svg:width="9.102cm" svg:height="3.219cm" svg:x="2.54cm" svg:y="9.697cm">
          <draw:text-box>
            <text:p text:style-name="P38"><text:span text:style-name="T57">extractor(Bloques,Relevantes):- </text:span></text:p>
            <text:p text:style-name="P40"><text:span text:style-name="T29"/></text:p>
            <text:p text:style-name="P38"><text:span text:style-name="T57"><text:s text:c="2"/></text:span><text:span text:style-name="T57">busca_introduccion(Bloques,Introduccion,Resto),</text:span></text:p>
            <text:p text:style-name="P38"><text:span text:style-name="T57"><text:s text:c="3"/></text:span><text:span text:style-name="T57">busca_conclusiones(Resto,Conclusiones),</text:span></text:p>
            <text:p text:style-name="P38"><text:span text:style-name="T57"><text:s text:c="3"/></text:span><text:span text:style-name="T57">append(Introduccion,Conclusiones,Relevantes).</text:span></text:p>
          </draw:text-box>
        </draw:frame>
        <draw:frame draw:style-name="gr22" draw:text-style-name="P33" draw:layer="layout" svg:width="5.291cm" svg:height="1.733cm" svg:x="11.007cm" svg:y="15.835cm">
          <draw:text-box>
            <text:p text:style-name="P32"><text:span text:style-name="T48">Módulo – Extractor</text:span></text:p>
            <text:p text:style-name="P32"><text:span text:style-name="T58">busca-introduccion</text:span></text:p>
          </draw:text-box>
        </draw:frame>
        <draw:frame draw:style-name="gr33" draw:text-style-name="P43" draw:layer="layout" svg:width="7.62cm" svg:height="4.489cm" svg:x="16.51cm" svg:y="9.697cm">
          <draw:text-box>
            <text:list text:style-name="L6">
              <text:list-item>
                <text:p text:style-name="P35"><text:span text:style-name="T59">Para extraer los bloques relevantes de un texto</text:span></text:p>
              </text:list-item>
            </text:list>
            <text:list text:style-name="L7">
              <text:list-item>
                <text:list>
                  <text:list-item>
                    <text:p text:style-name="P42"><text:span text:style-name="T60">Obtenga los bloques que contienen la introducción y</text:span></text:p>
                  </text:list-item>
                </text:list>
              </text:list-item>
            </text:list>
            <text:list text:style-name="L6">
              <text:list-item>
                <text:p text:style-name="P35"><text:span text:style-name="T59"/></text:p>
              </text:list-item>
            </text:list>
            <text:list text:style-name="L7">
              <text:list-item>
                <text:list>
                  <text:list-item>
                    <text:p text:style-name="P42"><text:span text:style-name="T60">Obtenga los bloques que contiene las conclusiones y</text:span></text:p>
                  </text:list-item>
                </text:list>
              </text:list-item>
            </text:list>
            <text:list text:style-name="L6">
              <text:list-item>
                <text:p text:style-name="P35"><text:span text:style-name="T59"/></text:p>
              </text:list-item>
            </text:list>
            <text:list text:style-name="L7">
              <text:list-item>
                <text:list>
                  <text:list-item>
                    <text:p text:style-name="P42"><text:span text:style-name="T60">Guarde estos bloques relevantes en una lista de salida</text:span><text:span text:style-name="T61"> </text:span></text:p>
                  </text:list-item>
                </text:list>
              </text:list-item>
            </text:list>
          </draw:text-box>
        </draw:frame>
        <presentation:notes draw:style-name="dp2">
          <draw:page-thumbnail draw:style-name="gr1" draw:layer="layout" svg:width="9.999cm" svg:height="9.999cm" svg:x="0cm" svg:y="0cm" draw:page-number="13" presentation:class="page"/>
          <draw:frame presentation:style-name="pr20" draw:text-style-name="P12" draw:layer="layout" svg:width="16.267cm" svg:height="11.464cm" svg:x="1.4cm" svg:y="12.18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7" draw:text-style-name="P9" draw:layer="layout" svg:width="20.496cm" svg:height="3.175cm" svg:x="3.81cm" svg:y="1.693cm" presentation:class="title" presentation:user-transformed="true">
          <draw:text-box>
            <text:p text:style-name="P8">Identificación de Títulos</text:p>
          </draw:text-box>
        </draw:frame>
        <draw:frame presentation:style-name="pr21" draw:text-style-name="P7" draw:layer="layout" svg:width="22.106cm" svg:height="12.263cm" svg:x="2.249cm" svg:y="6.152cm" presentation:class="outline" presentation:user-transformed="true">
          <draw:text-box>
            <text:list text:style-name="L2">
              <text:list-item>
                <text:list>
                  <text:list-item>
                    <text:p text:style-name="P13"><text:span text:style-name="T12">Notación lingüística</text:span><text:span text:style-name="T3">:</text:span></text:p>
                  </text:list-item>
                </text:list>
              </text:list-item>
            </text:list>
            <text:list text:style-name="L2">
              <text:list-item>
                <text:list>
                  <text:list-item>
                    <text:list>
                      <text:list-item>
                        <text:p text:style-name="P14"><text:span text:style-name="T3">Gramática de Tokens</text:span></text:p>
                      </text:list-item>
                    </text:list>
                  </text:list-item>
                </text:list>
              </text:list-item>
            </text:list>
          </draw:text-box>
        </draw:frame>
        <draw:g>
          <dr3d:scene draw:style-name="gr34" svg:width="8.466cm" svg:height="3.706cm" svg:x="14.817cm" svg:y="5.927cm" dr3d:transform="matrix (1 0 0 0 1 0 0 0 1 -19.05cm 9.3135cm -2.54cm)" dr3d:vrp="(0 -3472.22222222222 26209.4285714286)" dr3d:projection="perspective" dr3d:distance="25cm" dr3d:focal-length="0.5cm" dr3d:shadow-slant="0" dr3d:shade-mode="flat" dr3d:ambient-color="#565656" dr3d:lighting-mode="false">
            <dr3d:light dr3d:diffuse-color="#aaaaaa" dr3d:direction="(-0.981392654860021 0 -0.19201160638565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14817 -9313 8466 3386" svg:d="m14817-9313v3386h8466v-3386z"/>
          </dr3d:scene>
          <draw:rect draw:style-name="gr36" draw:text-style-name="P45" draw:layer="layout" svg:width="8.466cm" svg:height="3.386cm" svg:x="14.817cm" svg:y="5.927cm">
            <text:p text:style-name="P44"><text:span text:style-name="T59">introduccion --&gt; p_introduccion, gap.</text:span></text:p>
            <text:p text:style-name="P44"><text:span text:style-name="T59">introduccion --&gt; gap, p_introduccion, gap.</text:span></text:p>
            <text:p text:style-name="P44"><text:span text:style-name="T59">introduccion --&gt; gap, p_introduccion.</text:span></text:p>
            <text:p text:style-name="P44"><text:span text:style-name="T59">introduccion --&gt; p_introduccion.</text:span></text:p>
            <text:p text:style-name="P44"><text:span text:style-name="T59"> </text:span></text:p>
            <text:p text:style-name="P44"><text:span text:style-name="T59">p_introduccion --&gt; [introduccion].</text:span></text:p>
            <text:p text:style-name="P44"><text:span text:style-name="T59">p_introduccion --&gt; [introducción].</text:span></text:p>
          </draw:rect>
        </draw:g>
        <draw:g>
          <dr3d:scene draw:style-name="gr34" svg:width="7.197cm" svg:height="3.284cm" svg:x="15.663cm" svg:y="10.583cm" dr3d:transform="matrix (1 0 0 0 1 0 0 0 1 -19.261cm 13.5475cm -2.54cm)" dr3d:vrp="(0 -3472.22222222222 26028.1428571429)" dr3d:projection="perspective" dr3d:distance="25cm" dr3d:focal-length="0.5cm" dr3d:shadow-slant="0" dr3d:shade-mode="flat" dr3d:ambient-color="#565656" dr3d:lighting-mode="false">
            <dr3d:light dr3d:diffuse-color="#aaaaaa" dr3d:direction="(-0.981392654860021 0 -0.19201160638565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15663 -13547 7197 2964" svg:d="m15663-13547v2964h7197v-2964z"/>
          </dr3d:scene>
          <draw:rect draw:style-name="gr37" draw:text-style-name="P46" draw:layer="layout" svg:width="7.197cm" svg:height="2.964cm" svg:x="15.663cm" svg:y="10.583cm">
            <text:p text:style-name="P44"><text:span text:style-name="T62">titulo(Titulo) :-</text:span></text:p>
            <text:p text:style-name="P44"><text:span text:style-name="T62"><text:s text:c="3"/></text:span><text:span text:style-name="T62">name(Titulo, Lista_Ascii),</text:span></text:p>
            <text:p text:style-name="P44"><text:span text:style-name="T62"><text:s text:c="3"/></text:span><text:span text:style-name="T62">length(Lista_Ascii, N), N &lt; 81, </text:span></text:p>
            <text:p text:style-name="P44"><text:span text:style-name="T59">% los titulos tienen menos de 80 caracteres.</text:span></text:p>
            <text:p text:style-name="P44"><text:span text:style-name="T59"><text:s text:c="3"/></text:span><text:span text:style-name="T62">tokenizer(Lista_Ascii, _), !.</text:span></text:p>
          </draw:rect>
        </draw:g>
        <draw:g>
          <dr3d:scene draw:style-name="gr34" svg:width="6.773cm" svg:height="3.071cm" svg:x="15.875cm" svg:y="14.817cm" dr3d:transform="matrix (1 0 0 0 1 0 0 0 1 -19.261cm 17.568cm -2.54cm)" dr3d:vrp="(0 -3472.22222222222 25967.5714285714)" dr3d:projection="perspective" dr3d:distance="25cm" dr3d:focal-length="0.5cm" dr3d:shadow-slant="0" dr3d:shade-mode="flat" dr3d:ambient-color="#565656" dr3d:lighting-mode="false">
            <dr3d:light dr3d:diffuse-color="#aaaaaa" dr3d:direction="(-0.981392654860021 0 -0.192011606385656)" dr3d:enabled="true" dr3d:specular="true"/>
            <dr3d:light dr3d:diffuse-color="#aaaaaa" dr3d:direction="(0.981392654860021 0 -0.192011606385656)" dr3d:enabled="true" dr3d:specular="false"/>
            <dr3d:light dr3d:diffuse-color="#464646" dr3d:direction="(0 0 1)"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15875 -17568 6773 2751" svg:d="m15875-17568v2751h6773v-2751z"/>
          </dr3d:scene>
          <draw:rect draw:style-name="gr38" draw:text-style-name="P45" draw:layer="layout" svg:width="6.773cm" svg:height="2.751cm" svg:x="15.875cm" svg:y="14.817cm">
            <text:p text:style-name="P44"><text:span text:style-name="T59"><text:s/></text:span><text:span text:style-name="T63">nuevo_titulo('&lt;b&gt;', '&lt;font&gt;').</text:span><text:span text:style-name="T62"> </text:span><text:span text:style-name="T63"> </text:span></text:p>
            <text:p text:style-name="P44"><text:span text:style-name="T63">nuevo_titulo('&lt;font&gt;', '&lt;b&gt;').</text:span><text:span text:style-name="T62"> </text:span><text:span text:style-name="T63"> </text:span></text:p>
            <text:p text:style-name="P44"><text:span text:style-name="T63">nuevo_titulo('&lt;u&gt;', '&lt;b&gt;'). <text:s text:c="2"/> </text:span></text:p>
            <text:p text:style-name="P44"><text:span text:style-name="T63">nuevo_titulo('&lt;b&gt;', '&lt;u&gt;'). </text:span></text:p>
          </draw:rect>
        </draw:g>
        <draw:frame draw:style-name="gr39" draw:text-style-name="P49" draw:layer="layout" svg:width="12.7cm" svg:height="2.963cm" svg:x="2.117cm" svg:y="10.372cm">
          <draw:text-box>
            <text:list text:style-name="L8">
              <text:list-item>
                <text:list>
                  <text:list-item>
                    <text:p text:style-name="P47"><text:span text:style-name="T64"><text:s text:c="2"/></text:span><text:span text:style-name="T65">Conceptualización</text:span><text:span text:style-name="T64">:</text:span></text:p>
                  </text:list-item>
                </text:list>
              </text:list-item>
            </text:list>
            <text:list text:style-name="L9">
              <text:list-item>
                <text:list>
                  <text:list-item>
                    <text:list>
                      <text:list-item>
                        <text:p text:style-name="P48"><text:span text:style-name="T66">Corpus de estudio</text:span></text:p>
                      </text:list-item>
                    </text:list>
                  </text:list-item>
                </text:list>
              </text:list-item>
            </text:list>
          </draw:text-box>
        </draw:frame>
        <draw:frame draw:style-name="gr40" draw:text-style-name="P49" draw:layer="layout" svg:width="12.7cm" svg:height="2.963cm" svg:x="2.117cm" svg:y="14.817cm">
          <draw:text-box>
            <text:list text:style-name="L8">
              <text:list-item>
                <text:list>
                  <text:list-item>
                    <text:p text:style-name="P47"><text:span text:style-name="T64"><text:s text:c="2"/></text:span><text:span text:style-name="T65">Notación formal</text:span><text:span text:style-name="T64">:</text:span></text:p>
                  </text:list-item>
                </text:list>
              </text:list-item>
            </text:list>
            <text:list text:style-name="L9">
              <text:list-item>
                <text:list>
                  <text:list-item>
                    <text:list>
                      <text:list-item>
                        <text:p text:style-name="P48"><text:span text:style-name="T66">Explotación de HTML</text:span></text:p>
                      </text:list-item>
                    </text:list>
                  </text:list-item>
                </text:list>
              </text:list-item>
            </text:list>
          </draw:text-box>
        </draw:frame>
        <presentation:notes draw:style-name="dp2">
          <draw:page-thumbnail draw:style-name="gr1" draw:layer="layout" svg:width="9.999cm" svg:height="9.999cm" svg:x="0cm" svg:y="0cm" draw:page-number="14" presentation:class="page"/>
          <draw:frame presentation:style-name="pr22" draw:text-style-name="P12" draw:layer="layout" svg:width="16.267cm" svg:height="11.464cm" svg:x="1.4cm" svg:y="12.18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7" draw:text-style-name="P9" draw:layer="layout" svg:width="20.496cm" svg:height="3.733cm" svg:x="3.81cm" svg:y="1.414cm" presentation:class="title" presentation:user-transformed="true">
          <draw:text-box>
            <text:p text:style-name="P8"><text:span text:style-name="T3">Automatización: movimiento3</text:span></text:p>
          </draw:text-box>
        </draw:frame>
        <draw:g>
          <draw:g>
            <draw:frame draw:style-name="gr41" draw:text-style-name="P50" draw:layer="layout" svg:width="15.189cm" svg:height="0.594cm" svg:x="5.423cm" svg:y="5.949cm">
              <draw:text-box>
                <text:p text:style-name="P35"><text:span text:style-name="T67"> </text:span></text:p>
              </draw:text-box>
            </draw:frame>
            <draw:frame draw:style-name="gr42" draw:text-style-name="P50" draw:layer="layout" svg:width="15.189cm" svg:height="0.597cm" svg:x="5.423cm" svg:y="6.429cm">
              <draw:text-box>
                <text:p text:style-name="P35"><text:span text:style-name="T68">?- movimiento3(A,[el,proposito,de,este,estudio,es,investigar],L), a(A,0).</text:span></text:p>
              </draw:text-box>
            </draw:frame>
            <draw:frame draw:style-name="gr43" draw:text-style-name="P50" draw:layer="layout" svg:width="15.189cm" svg:height="0.597cm" svg:x="5.423cm" svg:y="6.909cm">
              <draw:text-box>
                <text:p text:style-name="P35"><text:span text:style-name="T69">|----mv3</text:span></text:p>
              </draw:text-box>
            </draw:frame>
            <draw:frame draw:style-name="gr44" draw:text-style-name="P50" draw:layer="layout" svg:width="15.189cm" svg:height="0.598cm" svg:x="5.423cm" svg:y="7.389cm">
              <draw:text-box>
                <text:p text:style-name="P35"><text:span text:style-name="T68"><text:s text:c="8"/></text:span><text:span text:style-name="T68">|----fdp</text:span></text:p>
              </draw:text-box>
            </draw:frame>
            <draw:frame draw:style-name="gr45" draw:text-style-name="P50" draw:layer="layout" svg:width="15.189cm" svg:height="0.597cm" svg:x="5.423cm" svg:y="7.866cm">
              <draw:text-box>
                <text:p text:style-name="P35"><text:span text:style-name="T68"><text:s text:c="24"/></text:span><text:span text:style-name="T68">|----art</text:span></text:p>
              </draw:text-box>
            </draw:frame>
            <draw:frame draw:style-name="gr46" draw:text-style-name="P50" draw:layer="layout" svg:width="15.189cm" svg:height="0.593cm" svg:x="5.423cm" svg:y="8.35cm">
              <draw:text-box>
                <text:p text:style-name="P35"><text:span text:style-name="T69"><text:s text:c="40"/></text:span><text:span text:style-name="T69">|----el</text:span></text:p>
              </draw:text-box>
            </draw:frame>
            <draw:frame draw:style-name="gr47" draw:text-style-name="P50" draw:layer="layout" svg:width="15.189cm" svg:height="0.598cm" svg:x="5.423cm" svg:y="8.822cm">
              <draw:text-box>
                <text:p text:style-name="P35"><text:span text:style-name="T67"> </text:span></text:p>
              </draw:text-box>
            </draw:frame>
            <draw:frame draw:style-name="gr48" draw:text-style-name="P50" draw:layer="layout" svg:width="15.189cm" svg:height="0.595cm" svg:x="5.423cm" svg:y="9.309cm">
              <draw:text-box>
                <text:p text:style-name="P35"><text:span text:style-name="T67"><text:s text:c="16"/></text:span></text:p>
              </draw:text-box>
            </draw:frame>
            <draw:frame draw:style-name="gr49" draw:text-style-name="P50" draw:layer="layout" svg:width="15.189cm" svg:height="0.594cm" svg:x="5.423cm" svg:y="9.79cm">
              <draw:text-box>
                <text:p text:style-name="P35"><text:span text:style-name="T69"><text:s text:c="32"/></text:span><text:span text:style-name="T69">|----pro</text:span></text:p>
              </draw:text-box>
            </draw:frame>
            <draw:frame draw:style-name="gr50" draw:text-style-name="P50" draw:layer="layout" svg:width="15.189cm" svg:height="0.597cm" svg:x="5.423cm" svg:y="10.27cm">
              <draw:text-box>
                <text:p text:style-name="P35"><text:span text:style-name="T68"><text:s text:c="40"/></text:span><text:span text:style-name="T68">|----proposito</text:span></text:p>
              </draw:text-box>
            </draw:frame>
            <draw:frame draw:style-name="gr51" draw:text-style-name="P50" draw:layer="layout" svg:width="15.189cm" svg:height="0.597cm" svg:x="5.423cm" svg:y="10.75cm">
              <draw:text-box>
                <text:p text:style-name="P35"><text:span text:style-name="T67"> </text:span></text:p>
              </draw:text-box>
            </draw:frame>
            <draw:frame draw:style-name="gr52" draw:text-style-name="P50" draw:layer="layout" svg:width="15.189cm" svg:height="0.593cm" svg:x="5.423cm" svg:y="11.234cm">
              <draw:text-box>
                <text:p text:style-name="P35"><text:span text:style-name="T67"><text:s text:c="16"/></text:span></text:p>
              </draw:text-box>
            </draw:frame>
            <draw:frame draw:style-name="gr53" draw:text-style-name="P50" draw:layer="layout" svg:width="15.189cm" svg:height="0.598cm" svg:x="5.423cm" svg:y="11.706cm">
              <draw:text-box>
                <text:p text:style-name="P35"><text:span text:style-name="T69"><text:s text:c="32"/></text:span><text:span text:style-name="T69">|----d</text:span></text:p>
              </draw:text-box>
            </draw:frame>
            <draw:frame draw:style-name="gr54" draw:text-style-name="P50" draw:layer="layout" svg:width="15.189cm" svg:height="0.594cm" svg:x="5.423cm" svg:y="12.19cm">
              <draw:text-box>
                <text:p text:style-name="P35"><text:span text:style-name="T69"><text:s text:c="40"/></text:span><text:span text:style-name="T69">|----de</text:span></text:p>
              </draw:text-box>
            </draw:frame>
            <draw:frame draw:style-name="gr55" draw:text-style-name="P50" draw:layer="layout" svg:width="15.189cm" svg:height="0.594cm" svg:x="5.423cm" svg:y="12.67cm">
              <draw:text-box>
                <text:p text:style-name="P35"><text:span text:style-name="T67"> </text:span></text:p>
              </draw:text-box>
            </draw:frame>
            <draw:frame draw:style-name="gr56" draw:text-style-name="P50" draw:layer="layout" svg:width="15.189cm" svg:height="0.594cm" svg:x="5.423cm" svg:y="13.15cm">
              <draw:text-box>
                <text:p text:style-name="P35"><text:span text:style-name="T69"><text:s text:c="56"/></text:span><text:span text:style-name="T69">|----este</text:span></text:p>
              </draw:text-box>
            </draw:frame>
            <draw:frame draw:style-name="gr57" draw:text-style-name="P50" draw:layer="layout" svg:width="15.189cm" svg:height="0.594cm" svg:x="5.423cm" svg:y="13.63cm">
              <draw:text-box>
                <text:p text:style-name="P35"><text:span text:style-name="T67"> </text:span></text:p>
              </draw:text-box>
            </draw:frame>
            <draw:frame draw:style-name="gr58" draw:text-style-name="P50" draw:layer="layout" svg:width="15.189cm" svg:height="0.598cm" svg:x="5.423cm" svg:y="14.11cm">
              <draw:text-box>
                <text:p text:style-name="P35"><text:span text:style-name="T67"><text:s text:c="16"/></text:span></text:p>
              </draw:text-box>
            </draw:frame>
            <draw:frame draw:style-name="gr59" draw:text-style-name="P50" draw:layer="layout" svg:width="15.189cm" svg:height="0.597cm" svg:x="5.423cm" svg:y="14.587cm">
              <draw:text-box>
                <text:p text:style-name="P35"><text:span text:style-name="T68"><text:s text:c="32"/></text:span><text:span text:style-name="T68">|----trab</text:span></text:p>
              </draw:text-box>
            </draw:frame>
            <draw:frame draw:style-name="gr60" draw:text-style-name="P50" draw:layer="layout" svg:width="15.189cm" svg:height="0.594cm" svg:x="5.423cm" svg:y="15.074cm">
              <draw:text-box>
                <text:p text:style-name="P35"><text:span text:style-name="T69"><text:s text:c="40"/></text:span><text:span text:style-name="T69">|----estudio</text:span></text:p>
              </draw:text-box>
            </draw:frame>
            <draw:frame draw:style-name="gr61" draw:text-style-name="P50" draw:layer="layout" svg:width="15.189cm" svg:height="0.598cm" svg:x="5.423cm" svg:y="15.547cm">
              <draw:text-box>
                <text:p text:style-name="P35"><text:span text:style-name="T67"> </text:span></text:p>
              </draw:text-box>
            </draw:frame>
            <draw:frame draw:style-name="gr62" draw:text-style-name="P50" draw:layer="layout" svg:width="15.189cm" svg:height="0.594cm" svg:x="5.423cm" svg:y="16.031cm">
              <draw:text-box>
                <text:p text:style-name="P35"><text:span text:style-name="T68">A = mv3(fdp(art(el), pro(proposito), d(de, este), trab(estudio)))</text:span></text:p>
              </draw:text-box>
            </draw:frame>
            <draw:frame draw:style-name="gr63" draw:text-style-name="P50" draw:layer="layout" svg:width="15.189cm" svg:height="2.116cm" svg:x="5.423cm" svg:y="16.511cm">
              <draw:text-box>
                <text:p text:style-name="P35"><text:span text:style-name="T69">L = [es, investigar] </text:span></text:p>
                <text:p text:style-name="P51"><text:span text:style-name="T70"> </text:span></text:p>
                <text:p text:style-name="P51"><text:span text:style-name="T70"/></text:p>
              </draw:text-box>
            </draw:frame>
          </draw:g>
          <draw:rect draw:style-name="gr4" draw:text-style-name="P16" draw:layer="layout" svg:width="15.451cm" svg:height="12.269cm" svg:x="5.292cm" svg:y="5.949cm">
            <text:p text:style-name="P1"/>
          </draw:rect>
        </draw:g>
        <presentation:notes draw:style-name="dp2">
          <draw:page-thumbnail draw:style-name="gr1" draw:layer="layout" svg:width="9.999cm" svg:height="9.999cm" svg:x="0cm" svg:y="0cm" draw:page-number="15" presentation:class="page"/>
          <draw:frame presentation:style-name="pr23" draw:text-style-name="P12" draw:layer="layout" svg:width="16.267cm" svg:height="11.464cm" svg:x="1.4cm" svg:y="12.18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7" draw:text-style-name="P9" draw:layer="layout" svg:width="20.496cm" svg:height="3.733cm" svg:x="3.81cm" svg:y="1.414cm" presentation:class="title" presentation:user-transformed="true">
          <draw:text-box>
            <text:p text:style-name="P8"><text:span text:style-name="T3">Procesamiento de Bloques Relevantes</text:span></text:p>
          </draw:text-box>
        </draw:frame>
        <draw:frame presentation:style-name="pr24" draw:text-style-name="P52" draw:layer="layout" svg:width="22.106cm" svg:height="2.793cm" svg:x="2.54cm" svg:y="6.152cm" presentation:class="outline" presentation:user-transformed="true">
          <draw:text-box>
            <text:list text:style-name="L2">
              <text:list-item>
                <text:p text:style-name="P4"><text:span text:style-name="T71"><text:s/></text:span><text:span text:style-name="T71">Invocación a las cláusulas del Extractor</text:span><text:span text:style-name="T72">:</text:span></text:p>
              </text:list-item>
            </text:list>
          </draw:text-box>
        </draw:frame>
        <draw:g>
          <draw:g>
            <draw:g>
              <draw:rect draw:style-name="gr2" draw:text-style-name="P16" draw:layer="layout" svg:width="22.767cm" svg:height="4.422cm" svg:x="3.432cm" svg:y="9.538cm">
                <text:p text:style-name="P1"/>
              </draw:rect>
              <draw:frame draw:style-name="gr64" draw:text-style-name="P56" draw:layer="layout" svg:width="22.767cm" svg:height="9.935cm" svg:x="3.432cm" svg:y="9.538cm">
                <draw:text-box>
                  <text:p text:style-name="P53"><text:span text:style-name="T73"/></text:p>
                  <text:p text:style-name="P53"><text:span text:style-name="T74">% -------------------------------------------------- extractor</text:span></text:p>
                  <text:p text:style-name="P54"><text:span text:style-name="T74">% </text:span><text:span text:style-name="T75">extrae los bloques relevantes para el resumen de un documento dado.</text:span><text:span text:style-name="T74"> <text:s/></text:span></text:p>
                  <text:p text:style-name="P54"><text:span text:style-name="T74"/></text:p>
                  <text:p text:style-name="P54"><text:span text:style-name="T74">extractor(Bloques,Previo, Relevantes):-</text:span></text:p>
                  <text:p text:style-name="P54"><text:span text:style-name="T74"><text:s text:c="3"/></text:span><text:span text:style-name="T74">busca_introduccion(Bloques,Previo,Introduccion,Resto),</text:span></text:p>
                  <text:p text:style-name="P54"><text:span text:style-name="T74"><text:s text:c="3"/></text:span><text:span text:style-name="T74">busca_conclusiones(Resto,Conclusiones, _),</text:span></text:p>
                  <text:p text:style-name="P54"><text:span text:style-name="T74"><text:s text:c="3"/></text:span><text:span text:style-name="T74">append(Introduccion,Conclusiones,Relevantes).</text:span></text:p>
                  <text:p text:style-name="P55"><text:span text:style-name="T74"/></text:p>
                </draw:text-box>
              </draw:frame>
            </draw:g>
            <draw:rect draw:style-name="gr4" draw:text-style-name="P16" draw:layer="layout" svg:width="23.235cm" svg:height="4.422cm" svg:x="3.199cm" svg:y="9.538cm">
              <text:p text:style-name="P1"/>
            </draw:rect>
          </draw:g>
          <draw:rect draw:style-name="gr9" draw:text-style-name="P16" draw:layer="layout" svg:width="23.283cm" svg:height="6.655cm" svg:x="3.175cm" svg:y="9.525cm">
            <text:p text:style-name="P1"/>
          </draw:rect>
        </draw:g>
        <presentation:notes draw:style-name="dp2">
          <draw:page-thumbnail draw:style-name="gr1" draw:layer="layout" svg:width="9.999cm" svg:height="9.999cm" svg:x="0cm" svg:y="0cm" draw:page-number="16" presentation:class="page"/>
          <draw:frame presentation:style-name="pr25" draw:text-style-name="P12" draw:layer="layout" svg:width="16.267cm" svg:height="11.464cm" svg:x="1.4cm" svg:y="12.18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7" draw:text-style-name="P9" draw:layer="layout" svg:width="20.496cm" svg:height="3.733cm" svg:x="3.81cm" svg:y="1.414cm" presentation:class="title" presentation:user-transformed="true">
          <draw:text-box>
            <text:p text:style-name="P8"><text:span text:style-name="T37">Módulo busca_introduccion: Fase de extracción</text:span></text:p>
          </draw:text-box>
        </draw:frame>
        <draw:frame presentation:style-name="pr26" draw:text-style-name="P7" draw:layer="layout" svg:width="22.106cm" svg:height="4.134cm" svg:x="2.249cm" svg:y="6.152cm" presentation:class="outline" presentation:user-transformed="true">
          <draw:text-box>
            <text:list text:style-name="L2">
              <text:list-item>
                <text:p text:style-name="P57"><text:span text:style-name="T76">S</text:span><text:span text:style-name="T77">ub</text:span><text:span text:style-name="T76">-</text:span><text:span text:style-name="T77">programa </text:span><text:span text:style-name="T76">qu</text:span><text:span text:style-name="T77">e procesa el </text:span><text:span text:style-name="T78">contenido</text:span><text:span text:style-name="T77"> del bloque propiamente dicho</text:span></text:p>
              </text:list-item>
            </text:list>
            <text:list text:style-name="L2">
              <text:list-item>
                <text:p text:style-name="P57"><text:span text:style-name="T76">A</text:span><text:span text:style-name="T77">lmacenamos</text:span><text:span text:style-name="T76"> el </text:span><text:span text:style-name="T79">contenido</text:span><text:span text:style-name="T77"> </text:span><text:span text:style-name="T11">en <text:s/>“</text:span><text:span text:style-name="T80">Resto”</text:span><text:span text:style-name="T11"> en <text:s/>el programa <text:s/>PROLOG</text:span><text:span text:style-name="T7"> </text:span></text:p>
              </text:list-item>
            </text:list>
          </draw:text-box>
        </draw:frame>
        <draw:g>
          <draw:g>
            <draw:g>
              <draw:rect draw:style-name="gr2" draw:text-style-name="P16" draw:layer="layout" svg:width="22.786cm" svg:height="2.809cm" svg:x="3.635cm" svg:y="11.023cm">
                <text:p text:style-name="P1"/>
              </draw:rect>
              <draw:frame draw:style-name="gr65" draw:text-style-name="P61" draw:layer="layout" svg:width="22.786cm" svg:height="9.297cm" svg:x="3.635cm" svg:y="11.023cm">
                <draw:text-box>
                  <text:p text:style-name="P58"><text:span text:style-name="T81"> </text:span></text:p>
                  <text:p text:style-name="P59"><text:span text:style-name="T74">extrae_resto_introduccion([], [], []).</text:span></text:p>
                  <text:p text:style-name="P59"><text:span text:style-name="T74">extrae_resto_introduccion([Bloque1,</text:span><text:span text:style-name="T73"> </text:span><text:span text:style-name="T74">Bloque2|RestoB],[],RestoB):-</text:span></text:p>
                  <text:p text:style-name="P59"><text:span text:style-name="T74"><text:tab/></text:span><text:span text:style-name="T74"><text:tab/></text:span><text:span text:style-name="T74"><text:tab/></text:span><text:span text:style-name="T74">nuevo_titulo(Bloque1, Bloque2), !. </text:span></text:p>
                  <text:p text:style-name="P59"><text:span text:style-name="T74"> </text:span></text:p>
                  <text:p text:style-name="P59"><text:span text:style-name="T74">extrae_resto_introduccion([B|Resto],[B|RI],RestoB):-</text:span></text:p>
                  <text:p text:style-name="P59"><text:span text:style-name="T74"><text:s text:c="13"/></text:span><text:span text:style-name="T74">extrae_resto_introduccion(Resto,RI,RestoB).</text:span></text:p>
                  <text:p text:style-name="P60"><text:span text:style-name="T82"> </text:span></text:p>
                  <text:p text:style-name="P60"><text:span text:style-name="T82"/></text:p>
                </draw:text-box>
              </draw:frame>
            </draw:g>
            <draw:rect draw:style-name="gr4" draw:text-style-name="P16" draw:layer="layout" svg:width="23.235cm" svg:height="2.809cm" svg:x="3.411cm" svg:y="11.023cm">
              <text:p text:style-name="P1"/>
            </draw:rect>
          </draw:g>
          <draw:rect draw:style-name="gr9" draw:text-style-name="P16" draw:layer="layout" svg:width="23.283cm" svg:height="4.664cm" svg:x="3.387cm" svg:y="11.011cm">
            <text:p text:style-name="P1"/>
          </draw:rect>
        </draw:g>
        <presentation:notes draw:style-name="dp2">
          <draw:page-thumbnail draw:style-name="gr1" draw:layer="layout" svg:width="9.999cm" svg:height="9.999cm" svg:x="0cm" svg:y="0cm" draw:page-number="17" presentation:class="page"/>
          <draw:frame presentation:style-name="pr27" draw:text-style-name="P12" draw:layer="layout" svg:width="16.267cm" svg:height="11.464cm" svg:x="1.4cm" svg:y="12.187cm" presentation:class="notes" presentation:placeholder="true">
            <draw:text-box/>
          </draw:frame>
        </presentation:notes>
      </draw:page>
      <draw:page draw:name="page18" draw:style-name="dp1" draw:master-page-name="Default" presentation:presentation-page-layout-name="AL1T0" draw:id="id4">
        <office:forms form:automatic-focus="false" form:apply-design-mode="false"/>
        <draw:frame presentation:style-name="pr1" draw:layer="layout" svg:width="25.199cm" svg:height="3.256cm" svg:x="1.4cm" svg:y="0.962cm" presentation:class="title">
          <draw:text-box>
            <text:p text:style-name="P1">Evaluando el Resumidor</text:p>
          </draw:text-box>
        </draw:frame>
        <draw:frame presentation:style-name="pr28" draw:text-style-name="P62" draw:layer="layout" svg:width="25.199cm" svg:height="14.203cm" svg:x="1.4cm" svg:y="4.445cm" presentation:class="subtitle" presentation:user-transformed="true">
          <draw:text-box>
            <text:p text:style-name="P62"><text:span text:style-name="T83"/></text:p>
            <text:p text:style-name="P63"><text:span text:style-name="T83">&lt;1&gt; Se propone una metodología para obtener un Modelo de Gestión en una institución pública. &lt;2&gt; El modelo está basado en los procesos que intervienen en la Institución. &lt;3&gt; La metodología propuesta se divide en varias fases de trabajo y está basada en una matriz que considera los diferentes requerimientos que llegan a la institución y las unidades que intervienen en las actividades ofrecidas por la institución. &lt;4&gt; La primera fase levanta la información sobre la organización; la siguiente fase redefine aspectos claves de la organización, como son misión y objetivos. <text:s/>&lt;5&gt; La tercera fase describe los procesos implícitos en el modelo de gestión, para pasar a describir los requerimientos necesarios para su implementación. &lt;6&gt; Finalmente, está la fase de implantación del modelo en la organización. &lt;7&gt; Existen tres niveles de funcionamiento de la institución: dirección, servicios operativos y servicios de apoyo. &lt;8&gt; La metodología propuesta ha sido implementada en la Fundación para el Desarrollo de Ciencia y Tecnología en el Estado Mérida (FUNDACITE-Mérida) tomando en cuenta los lineamientos establecidos por el Ministerio de Ciencia y Tecnología. &lt;9&gt; La metodología propuesta es general, por lo que puede ser usada por cualquier organización y de manera repetida por una misma organización, cada vez que las condiciones de su entorno y de ella misma lo ameriten.</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draw:id="id5">
        <office:forms form:automatic-focus="false" form:apply-design-mode="false"/>
        <draw:frame presentation:style-name="pr1" draw:text-style-name="P1" draw:layer="layout" svg:width="25.199cm" svg:height="3.256cm" svg:x="1.4cm" svg:y="0.962cm" presentation:class="title">
          <draw:text-box>
            <text:p text:style-name="P1">Evaluando el Resumidor</text:p>
          </draw:text-box>
        </draw:frame>
        <draw:frame presentation:style-name="pr4" draw:text-style-name="P1" draw:layer="layout" svg:width="25.199cm" svg:height="13.609cm" svg:x="1.7cm" svg:y="4.239cm" presentation:class="subtitle" presentation:user-transformed="true">
          <draw:text-box>
            <text:p text:style-name="P1"><text:span text:style-name="T83"/></text:p>
            <text:p text:style-name="P1"><text:span text:style-name="T83"><text:s/></text:span><text:span text:style-name="T84">&lt;B&gt; &lt;/B&gt;&lt;P&gt;</text:span></text:p>
            <text:p text:style-name="P64"><text:span text:style-name="T85">&lt;1&gt; </text:span><text:span text:style-name="T86">El tema de diseñar &lt;B&gt; modelos de gestión para las organizaciones &lt;B&gt; se &lt;/B&gt; ha justificado en la historia de la administración y la gerencia &lt;/B&gt;. <text:s/>&lt;2&gt; <text:s/>Normalmente, estos modelos se basan en un &lt;B&gt; organigrama que presenta diversos niveles jerárquicos &lt;/B&gt;. <text:s text:c="3"/>&lt;3&gt; ( 1997) la gestión es la principal dimensión de una organización, en ella debe existir una necesidad permanente de interpretar el entorno, proyectar los cambios en él, y con &lt;B&gt; un modelo &lt;/B&gt; de gestión estratégico poder dar respuesta a la realidad que exige dicho entorno. &lt;4&gt; <text:s text:c="3"/>&lt;B&gt; Dezerega ( 1995) señala que el ideal gerencial &lt;/B&gt; es disponer de modelos para pre – evaluar y post – evaluar la viabilidad de planes para alcanzar objetivos y metas. <text:s/>&lt;5&gt; <text:s text:c="2"/>&lt;B&gt; Ellos señalan que no sólo para cambiar &lt;/B&gt; es necesario el modelo, también es importante definirlo con claridad para que la organización tenga un estilo de trabajo en donde las fuerzas de todos se integren. <text:s/>&lt;6&gt; <text:s/>Es importante señalar &lt;B&gt; lo difícil &lt;/B&gt; que es pensar en un modelo único de gestión para todas las organizaciones, es mejor pensar en un mecanismo de generación de modelos de gestión. &lt;7&gt; <text:s text:c="2"/>&lt;B&gt; La metodología propuesta &lt;/B&gt; ha sido aplicada a la Fundación para el Desarrollo de la Ciencia y la Tecnología en el Estado Mérida ( FUNDACITE-Mérida), la cual es una organización gubernamental sin fines de lucro, cuyo objetivo fundamental es la promoción de la Ciencia y la Tecnología en el Estado ( Acta, 1990). <text:s/></text:span><text:span text:style-name="T85">&lt;8&gt;</text:span><text:span text:style-name="T86"> <text:s/>La metodología comienza &lt;B&gt; con un diagnóstico de la institución &lt;/B&gt;. <text:s text:c="2"/>&lt;9&gt; <text:s/>Luego, se plantean &lt;B&gt; los nuevos objetivos <text:s/>&lt;/B&gt;, misión, visión y estrategias para conseguirlos alineados a las líneas de acción del Ministerio de Ciencia y Tecnología ( en nuestro caso, al Plan Nacional de Ciencia y Tecnología definido por ellos). <text:s/>&lt;10&gt; <text:s/>A continuación se describen &lt;B&gt; los procesos y las normas &lt;/B&gt; que deben regir a la institución. &lt;11&gt; <text:s text:c="2"/>&lt;B&gt; Las expectativas esperadas por la implantación de la misma en una organización <text:s/>&lt;/B&gt;, está orientado en hacer más pertinente las acciones de la misma con su entorno, haciendo más eficiente sus actividades y garantizando que sus actividades tengan un impacto real en el ambiente en que se mueve. <text:s/>&lt;12&gt; <text:s/>En el &lt;B&gt; caso concreto de FUNDACITE-Mérida <text:s/>&lt;/B&gt;, la implantación del nuevo modelo de gestión propuesto por la metodología deberán convertir a la institución en un ente vinculador, gestor y concertador de actores y acciones en Ciencia y Tecnología más que en ejecutores, todo esto muy a tono con las conclusiones que se fueron obteniendo durante las fases de la metodología propuesta. <text:s text:c="2"/></text:span></text:p>
            <text:p text:style-name="P1"><text:span text:style-name="T83"><text:s/></text:span><text:span text:style-name="T86">&lt;/P&gt;</text:span></text:p>
            <text:p text:style-name="P1"/>
          </draw:text-box>
        </draw:fram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5"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draw:id="id6">
        <office:forms form:automatic-focus="false" form:apply-design-mode="false"/>
        <draw:frame presentation:style-name="pr1" draw:layer="layout" svg:width="25.199cm" svg:height="3.256cm" svg:x="1.4cm" svg:y="0.962cm" presentation:class="title">
          <draw:text-box>
            <text:p text:style-name="P1">Evaluando el Resumidor</text:p>
          </draw:text-box>
        </draw:frame>
        <draw:frame draw:style-name="gr66" draw:layer="layout" svg:width="23.411cm" svg:height="11.447cm" svg:x="6.599cm" svg:y="4.73cm">
          <draw:object xlink:href="./Object 1" xlink:type="simple" xlink:show="embed" xlink:actuate="onLoad"/>
          <draw:image xlink:href="./ObjectReplacements/Object 1" xlink:type="simple" xlink:show="embed" xlink:actuate="onLoad"/>
        </draw:frame>
        <anim:par presentation:node-type="timing-root">
          <anim:par smil:begin="id6.begin">
            <anim:transitionFilter smil:dur="2s" smil:type="fade" smil:subtype="crossfade"/>
          </anim:par>
        </anim:par>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draw:id="id7">
        <office:forms form:automatic-focus="false" form:apply-design-mode="false"/>
        <draw:frame presentation:style-name="pr1" draw:layer="layout" svg:width="25.199cm" svg:height="3.256cm" svg:x="1.4cm" svg:y="0.962cm" presentation:class="title">
          <draw:text-box>
            <text:p text:style-name="P1">Hacia donde</text:p>
          </draw:text-box>
        </draw:frame>
        <draw:frame presentation:style-name="pr4" draw:text-style-name="P66" draw:layer="layout" svg:width="25.199cm" svg:height="13.609cm" svg:x="1.471cm" svg:y="4.171cm" presentation:class="subtitle" presentation:user-transformed="true">
          <draw:text-box>
            <text:p text:style-name="P65">TEXTO 1: El presidente Ernesto Zedillo hizo un llamado a los partidos políticos para que el proceso electoral no sea utilizado como excusa para promover la división entre la población. (El Nacional, domingo 2 de agosto de 1998). </text:p>
            <text:p text:style-name="P65"/>
            <text:p text:style-name="P65">TEXTO 2: El presidente Ernesto Zedillo exhortó a los partidos políticos para que el proceso electoral no les excuse a promover la división entre la població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318 318" svg:d="m159 0 159 318h-31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style:text-autospace="none"/>
      <style:text-properties fo:font-size="12pt" fo:language="en" fo:country="US" fo:font-weight="bold" style:language-asian="en" style:country-asian="US" style:font-size-complex="12pt" style:font-weight-complex="bold"/>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3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Grupo de Ingeniería Lingüística</text:span></text:p>
          <text:p text:style-name="P1"><text:span text:style-name="T1">ULA, Venezuela</text:span></text:p>
        </draw:text-box>
      </draw:frame>
      <draw:frame presentation:style-name="pr1" draw:text-style-name="P3" draw:layer="backgroundobjects" svg:width="8.875cm" svg:height="1.448cm" svg:x="9.576cm" svg:y="19.131cm" presentation:class="footer">
        <draw:text-box>
          <text:p text:style-name="P3"><text:span text:style-name="T1"><text:a xlink:href="http://resumidor.sourceforge.net/">http://resumidor.sourceforge.net</text:a></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Jacinto Davila</meta:initial-creator>
    <meta:creation-date>2010-02-28T16:00:09</meta:creation-date>
    <dc:creator>Jacinto Davila</dc:creator>
    <dc:date>2010-02-28T17:19:31</dc:date>
    <meta:editing-cycles>24</meta:editing-cycles>
    <meta:editing-duration>PT1H18M42S</meta:editing-duration>
    <meta:user-defined meta:name="Info 1"/>
    <meta:user-defined meta:name="Info 2"/>
    <meta:user-defined meta:name="Info 3"/>
    <meta:user-defined meta:name="Info 4"/>
    <meta:document-statistic meta:object-count="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417in" fo:margin-left="-0.0521in" table:align="left" style:writing-mode="lr-tb"/>
    </style:style>
    <style:style style:name="Table1.A" style:family="table-column">
      <style:table-column-properties style:column-width="3.1174in"/>
    </style:style>
    <style:style style:name="Table1.B" style:family="table-column">
      <style:table-column-properties style:column-width="3.1243in"/>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486in" fo:padding-right="0.0486in" fo:padding-top="0in" fo:padding-bottom="0in" fo:border="0.0069in solid #000000" style:writing-mode="lr-tb"/>
    </style:style>
    <style:style style:name="P1" style:family="paragraph" style:parent-style-name="Standard">
      <style:paragraph-properties fo:text-align="center" style:justify-single-word="false" style:snap-to-layout-grid="false"/>
      <style:text-properties fo:font-size="13pt" fo:language="es" fo:country="VE" fo:font-weight="bold" style:font-size-asian="13pt" style:font-weight-asian="bold" style:font-size-complex="13pt" style:font-weight-complex="bold"/>
    </style:style>
    <style:style style:name="P2" style:family="paragraph" style:parent-style-name="Standard" style:list-style-name="WW8Num4">
      <style:text-properties fo:font-size="13pt" fo:language="es" fo:country="VE" style:font-size-asian="13pt" style:font-size-complex="13pt"/>
    </style:style>
    <style:style style:name="P3" style:family="paragraph" style:parent-style-name="Standard" style:list-style-name="WW8Num4">
      <style:text-properties fo:font-size="13pt" fo:language="es" fo:country="VE" style:font-size-asian="13pt" style:font-size-complex="13pt"/>
    </style:style>
    <style:style style:name="P4" style:family="paragraph" style:parent-style-name="Standard" style:list-style-name="WW8Num4">
      <style:text-properties fo:font-size="13pt" fo:language="es" fo:country="VE" style:font-size-asian="13pt" style:font-size-complex="13pt"/>
    </style:style>
    <style:style style:name="P5" style:family="paragraph" style:parent-style-name="Standard" style:list-style-name="WW8Num3">
      <style:text-properties fo:font-size="13pt" fo:language="es" fo:country="VE" style:font-size-asian="13pt" style:font-size-complex="13pt"/>
    </style:style>
    <style:style style:name="P6" style:family="paragraph" style:parent-style-name="Standard" style:list-style-name="WW8Num3">
      <style:text-properties fo:font-size="13pt" fo:language="es" fo:country="VE" style:font-size-asian="13pt" style:font-size-complex="13pt"/>
    </style:style>
    <style:style style:name="P7" style:family="paragraph" style:parent-style-name="Standard" style:list-style-name="WW8Num3">
      <style:text-properties fo:font-size="13pt" fo:language="es" fo:country="VE" style:font-size-asian="13pt" style:font-size-complex="13pt"/>
    </style:style>
    <style:style style:name="P8" style:family="paragraph" style:parent-style-name="Standard" style:list-style-name="WW8Num3">
      <style:text-properties fo:font-size="13pt" fo:language="es" fo:country="VE" style:font-size-asian="13pt" style:font-size-complex="13pt"/>
    </style:style>
    <style:style style:name="P9" style:family="paragraph" style:parent-style-name="Standard" style:list-style-name="WW8Num3">
      <style:text-properties fo:font-size="13pt" fo:language="es" fo:country="VE" style:font-size-asian="13pt" style:font-size-complex="13pt"/>
    </style:style>
    <style:style style:name="P10" style:family="paragraph" style:parent-style-name="Standard" style:list-style-name="WW8Num4">
      <style:paragraph-properties style:snap-to-layout-grid="false"/>
      <style:text-properties fo:font-size="13pt" style:font-size-asian="13pt" style:font-size-complex="13pt"/>
    </style:style>
    <style:style style:name="P11" style:family="paragraph" style:parent-style-name="Standard" style:list-style-name="WW8Num4">
      <style:text-properties fo:font-size="13pt" style:font-size-asian="13pt" style:font-size-complex="13pt"/>
    </style:style>
    <style:style style:name="P12" style:family="paragraph" style:parent-style-name="Standard" style:list-style-name="WW8Num4">
      <style:text-properties fo:font-size="13pt" style:font-size-asian="13pt" style:font-size-complex="13pt"/>
    </style:style>
    <style:style style:name="P13" style:family="paragraph" style:parent-style-name="Standard" style:list-style-name="WW8Num4">
      <style:text-properties fo:font-size="13pt" style:font-size-asian="13pt" style:font-size-complex="13pt"/>
    </style:style>
    <style:style style:name="P14" style:family="paragraph" style:parent-style-name="Standard" style:list-style-name="WW8Num3">
      <style:paragraph-properties style:snap-to-layout-grid="false"/>
      <style:text-properties fo:font-size="13pt" style:font-size-asian="13pt" style:font-size-complex="13pt"/>
    </style:style>
    <style:style style:name="P15" style:family="paragraph" style:parent-style-name="Standard" style:list-style-name="WW8Num3">
      <style:text-properties fo:font-size="13pt" style:font-size-asian="13pt" style:font-size-complex="13pt"/>
    </style:style>
    <style:style style:name="P16" style:family="paragraph" style:parent-style-name="Standard" style:list-style-name="WW8Num3">
      <style:text-properties fo:font-size="13pt" style:font-size-asian="13pt" style:font-size-complex="13pt"/>
    </style:style>
    <style:style style:name="P17" style:family="paragraph" style:parent-style-name="Standard" style:list-style-name="WW8Num3">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Estructura del resumen del autor</text:p>
          </table:table-cell>
          <table:table-cell table:style-name="Table1.B1" office:value-type="string">
            <text:p text:style-name="P1">Estructura del resumen automático</text:p>
          </table:table-cell>
        </table:table-row>
        <table:table-row table:style-name="Table1.1">
          <table:table-cell table:style-name="Table1.A1" office:value-type="string">
            <text:list text:style-name="WW8Num4">
              <text:list-item>
                <text:p text:style-name="P10">OBJETIVO DEL TRABAJO (UN MODELO DE GESTION). </text:p>
              </text:list-item>
              <text:list-item>
                <text:p text:style-name="P11">MODELO DE LA ORGANIZACIÓN.</text:p>
              </text:list-item>
              <text:list-item>
                <text:p text:style-name="P11">METODOLOGIA DE TRABAJO. </text:p>
              </text:list-item>
              <text:list-item>
                <text:p text:style-name="P11">FASES DE ESA METODOLOGIA DE TRABAJO. </text:p>
              </text:list-item>
              <text:list-item>
                <text:p text:style-name="P2">ORGANIZACIÓN donde se realiza el estudio. </text:p>
              </text:list-item>
              <text:list-item>
                <text:p text:style-name="P2">CUAL ES LA ORGANIZACIÓN en donde se “implementa” (aplica?) la metodología en cuestión. </text:p>
              </text:list-item>
              <text:list-item>
                <text:p text:style-name="P2">la METODOLOGIA ES GENERAL Y MODIFICABLE para otros contexto y organizaciones. </text:p>
              </text:list-item>
            </text:list>
          </table:table-cell>
          <table:table-cell table:style-name="Table1.B1" office:value-type="string">
            <text:list text:style-name="WW8Num3">
              <text:list-item>
                <text:p text:style-name="P14">OBJETIVO DEL TRABAJO: MODELOS DE GESTION EN ORGANIZACIONES.</text:p>
              </text:list-item>
              <text:list-item>
                <text:p text:style-name="P15">GESTION y MODELOS. </text:p>
              </text:list-item>
              <text:list-item>
                <text:p text:style-name="P15">IMPORTANCIA DE LOS MODELOS PARA LA GESTION.</text:p>
              </text:list-item>
              <text:list-item>
                <text:p text:style-name="P15">VINCULO ENTRE LOS MODELOS Y LA METODOLOGIA.</text:p>
              </text:list-item>
              <text:list-item>
                <text:p text:style-name="P5">CUAL ES LA ORGANIZACIÓN en donde se aplica (esta vez sin ambiguedades) la metodología en cuestión. </text:p>
              </text:list-item>
              <text:list-item>
                <text:p text:style-name="P5">COMIENZA LA METODOLOGIA.</text:p>
              </text:list-item>
              <text:list-item>
                <text:p text:style-name="P5">FASES DE LA METODOLOGIA. </text:p>
              </text:list-item>
              <text:list-item>
                <text:p text:style-name="P5">JUSTIFICA LA APLICACIÓN DE LA METODOLOGIA. </text:p>
              </text:list-item>
              <text:list-item>
                <text:p text:style-name="P5">APORTE DEL ESTUDIO.</text:p>
              </text:list-item>
            </text:list>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